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">
      <style:table-cell-properties fo:border="thin solid #000000"/>
    </style:style>
    <style:style style:name="ce5" style:family="table-cell" style:parent-style-name="Default" style:data-style-name="N14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3">
      <style:table-cell-properties fo:border="thin solid #000000" fo:background-color="transparen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2.87513888888889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45041666666667cm" style:use-optimal-column-width="true"/>
    </style:style>
    <style:style style:name="co6" style:family="table-column">
      <style:table-column-properties fo:break-before="auto" style:column-width="1.86972222222222cm" style:use-optimal-column-width="true"/>
    </style:style>
    <style:style style:name="co7" style:family="table-column">
      <style:table-column-properties fo:break-before="auto" style:column-width="2.13430555555556cm" style:use-optimal-column-width="true"/>
    </style:style>
    <style:style style:name="co8" style:family="table-column">
      <style:table-column-properties fo:break-before="auto" style:column-width="2.55763888888889cm" style:use-optimal-column-width="true"/>
    </style:style>
    <style:style style:name="co9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4" table:number-columns-repeated="16368" table:default-cell-style-name="ce1"/>
        <table:table-row table:style-name="ro1">
          <table:table-cell office:value-type="string" table:number-columns-spanned="5" table:number-rows-spanned="1" table:style-name="ce6">
            <text:p>旅館名稱</text:p>
          </table:table-cell>
          <table:covered-table-cell table:number-columns-repeated="4"/>
          <table:table-cell office:value-type="string" table:style-name="ce3">
            <text:p>Hotel</text:p>
          </table:table-cell>
          <table:table-cell office:value-type="string" table:style-name="ce3">
            <text:p>Area</text:p>
          </table:table-cell>
          <table:table-cell office:value-type="string" table:style-name="ce3">
            <text:p>Room</text:p>
          </table:table-cell>
          <table:table-cell office:value-type="string" table:number-columns-spanned="2" table:number-rows-spanned="1" table:style-name="ce6">
            <text:p>Demand</text:p>
          </table:table-cell>
          <table:covered-table-cell/>
          <table:table-cell office:value-type="string" table:style-name="ce3">
            <text:p>Occupancy</text:p>
          </table:table-cell>
          <table:table-cell office:value-type="string" table:number-columns-spanned="2" table:number-rows-spanned="1" table:style-name="ce6">
            <text:p>ADR</text:p>
          </table:table-cell>
          <table:covered-table-cell/>
          <table:table-cell office:value-type="string" table:style-name="ce3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3">
            <text:p>Total_Revenue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圓山大飯店</text:p>
          </table:table-cell>
          <table:covered-table-cell table:number-columns-repeated="4"/>
          <table:table-cell office:value-type="string" office:string-value="圓山大飯店" table:formula="of:=SUBSTITUTE([.A2];&quot;*&quot;;&quot;&quot;)" table:style-name="ce2">
            <text:p>圓山大飯店</text:p>
          </table:table-cell>
          <table:table-cell office:value-type="string" table:style-name="ce2">
            <text:p>Taipei</text:p>
          </table:table-cell>
          <table:table-cell office:value-type="float" office:value="500" table:style-name="ce4">
            <text:p>500</text:p>
          </table:table-cell>
          <table:table-cell office:value-type="float" office:value="13010" table:number-columns-spanned="2" table:number-rows-spanned="1" table:style-name="ce7">
            <text:p>13,010</text:p>
          </table:table-cell>
          <table:covered-table-cell/>
          <table:table-cell office:value-type="percentage" office:value="0.83935483870967742" table:style-name="ce5">
            <text:p>83.94%</text:p>
          </table:table-cell>
          <table:table-cell office:value-type="float" office:value="3946.882936202921" table:number-columns-spanned="2" table:number-rows-spanned="1" table:style-name="ce7">
            <text:p>3,947</text:p>
          </table:table-cell>
          <table:covered-table-cell/>
          <table:table-cell office:value-type="float" office:value="51348947" table:style-name="ce4">
            <text:p>51,348,947</text:p>
          </table:table-cell>
          <table:table-cell office:value-type="float" office:value="59346684" table:style-name="ce4">
            <text:p>59,346,684</text:p>
          </table:table-cell>
          <table:table-cell office:value-type="float" office:value="122192902" table:style-name="ce4">
            <text:p>122,192,9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賓大飯店</text:p>
          </table:table-cell>
          <table:covered-table-cell table:number-columns-repeated="4"/>
          <table:table-cell office:value-type="string" office:string-value="國賓大飯店" table:formula="of:=SUBSTITUTE([.A3];&quot;*&quot;;&quot;&quot;)" table:style-name="ce2">
            <text:p>國賓大飯店</text:p>
          </table:table-cell>
          <table:table-cell office:value-type="string" table:style-name="ce2">
            <text:p>Taipei</text:p>
          </table:table-cell>
          <table:table-cell office:value-type="float" office:value="316" table:style-name="ce4">
            <text:p>316</text:p>
          </table:table-cell>
          <table:table-cell office:value-type="float" office:value="6554" table:number-columns-spanned="2" table:number-rows-spanned="1" table:style-name="ce7">
            <text:p>6,554</text:p>
          </table:table-cell>
          <table:covered-table-cell/>
          <table:table-cell office:value-type="percentage" office:value="0.66904859126173943" table:style-name="ce5">
            <text:p>66.90%</text:p>
          </table:table-cell>
          <table:table-cell office:value-type="float" office:value="3592.227952395483" table:number-columns-spanned="2" table:number-rows-spanned="1" table:style-name="ce7">
            <text:p>3,592</text:p>
          </table:table-cell>
          <table:covered-table-cell/>
          <table:table-cell office:value-type="float" office:value="23543462" table:style-name="ce4">
            <text:p>23,543,462</text:p>
          </table:table-cell>
          <table:table-cell office:value-type="float" office:value="76361810" table:style-name="ce4">
            <text:p>76,361,810</text:p>
          </table:table-cell>
          <table:table-cell office:value-type="float" office:value="105744478" table:style-name="ce4">
            <text:p>105,744,4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華國大飯店</text:p>
          </table:table-cell>
          <table:covered-table-cell table:number-columns-repeated="4"/>
          <table:table-cell office:value-type="string" office:string-value="台北華國大飯店" table:formula="of:=SUBSTITUTE([.A4];&quot;*&quot;;&quot;&quot;)" table:style-name="ce2">
            <text:p>台北華國大飯店</text:p>
          </table:table-cell>
          <table:table-cell office:value-type="string" table:style-name="ce2">
            <text:p>Taipei</text:p>
          </table:table-cell>
          <table:table-cell office:value-type="float" office:value="326" table:style-name="ce4">
            <text:p>326</text:p>
          </table:table-cell>
          <table:table-cell office:value-type="float" office:value="7842" table:number-columns-spanned="2" table:number-rows-spanned="1" table:style-name="ce7">
            <text:p>7,842</text:p>
          </table:table-cell>
          <table:covered-table-cell/>
          <table:table-cell office:value-type="percentage" office:value="0.77597466851375418" table:style-name="ce5">
            <text:p>77.60%</text:p>
          </table:table-cell>
          <table:table-cell office:value-type="float" office:value="2850.1159143075752" table:number-columns-spanned="2" table:number-rows-spanned="1" table:style-name="ce7">
            <text:p>2,850</text:p>
          </table:table-cell>
          <table:covered-table-cell/>
          <table:table-cell office:value-type="float" office:value="22350609" table:style-name="ce4">
            <text:p>22,350,609</text:p>
          </table:table-cell>
          <table:table-cell office:value-type="float" office:value="9110060" table:style-name="ce4">
            <text:p>9,110,060</text:p>
          </table:table-cell>
          <table:table-cell office:value-type="float" office:value="33446686" table:style-name="ce4">
            <text:p>33,446,6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泰王子大飯店</text:p>
          </table:table-cell>
          <table:covered-table-cell table:number-columns-repeated="4"/>
          <table:table-cell office:value-type="string" office:string-value="華泰王子大飯店" table:formula="of:=SUBSTITUTE([.A5];&quot;*&quot;;&quot;&quot;)" table:style-name="ce2">
            <text:p>華泰王子大飯店</text:p>
          </table:table-cell>
          <table:table-cell office:value-type="string" table:style-name="ce2">
            <text:p>Taipei</text:p>
          </table:table-cell>
          <table:table-cell office:value-type="float" office:value="198" table:style-name="ce4">
            <text:p>198</text:p>
          </table:table-cell>
          <table:table-cell office:value-type="float" office:value="4220" table:number-columns-spanned="2" table:number-rows-spanned="1" table:style-name="ce7">
            <text:p>4,220</text:p>
          </table:table-cell>
          <table:covered-table-cell/>
          <table:table-cell office:value-type="percentage" office:value="0.6875203649397198" table:style-name="ce5">
            <text:p>68.75%</text:p>
          </table:table-cell>
          <table:table-cell office:value-type="float" office:value="2684.644549763033" table:number-columns-spanned="2" table:number-rows-spanned="1" table:style-name="ce7">
            <text:p>2,685</text:p>
          </table:table-cell>
          <table:covered-table-cell/>
          <table:table-cell office:value-type="float" office:value="11329200" table:style-name="ce4">
            <text:p>11,329,200</text:p>
          </table:table-cell>
          <table:table-cell office:value-type="float" office:value="8938989" table:style-name="ce4">
            <text:p>8,938,989</text:p>
          </table:table-cell>
          <table:table-cell office:value-type="float" office:value="22524792" table:style-name="ce4">
            <text:p>22,524,7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豪景大酒店</text:p>
          </table:table-cell>
          <table:covered-table-cell table:number-columns-repeated="4"/>
          <table:table-cell office:value-type="string" office:string-value="豪景大酒店" table:formula="of:=SUBSTITUTE([.A6];&quot;*&quot;;&quot;&quot;)" table:style-name="ce2">
            <text:p>豪景大酒店</text:p>
          </table:table-cell>
          <table:table-cell office:value-type="string" table:style-name="ce2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5073" table:number-columns-spanned="2" table:number-rows-spanned="1" table:style-name="ce7">
            <text:p>5,073</text:p>
          </table:table-cell>
          <table:covered-table-cell/>
          <table:table-cell office:value-type="percentage" office:value="0.78299120234604103" table:style-name="ce5">
            <text:p>78.30%</text:p>
          </table:table-cell>
          <table:table-cell office:value-type="float" office:value="2200.1267494579138" table:number-columns-spanned="2" table:number-rows-spanned="1" table:style-name="ce7">
            <text:p>2,200</text:p>
          </table:table-cell>
          <table:covered-table-cell/>
          <table:table-cell office:value-type="float" office:value="11161243" table:style-name="ce4">
            <text:p>11,161,243</text:p>
          </table:table-cell>
          <table:table-cell office:value-type="float" office:value="645315" table:style-name="ce4">
            <text:p>645,315</text:p>
          </table:table-cell>
          <table:table-cell office:value-type="float" office:value="12097899" table:style-name="ce4">
            <text:p>12,097,8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王大飯店</text:p>
          </table:table-cell>
          <table:covered-table-cell table:number-columns-repeated="4"/>
          <table:table-cell office:value-type="string" office:string-value="國王大飯店" table:formula="of:=SUBSTITUTE([.A7];&quot;*&quot;;&quot;&quot;)" table:style-name="ce2">
            <text:p>國王大飯店</text:p>
          </table:table-cell>
          <table:table-cell office:value-type="string" table:style-name="ce2">
            <text:p>Taipei</text:p>
          </table:table-cell>
          <table:table-cell office:value-type="float" office:value="97" table:style-name="ce4">
            <text:p>97</text:p>
          </table:table-cell>
          <table:table-cell office:value-type="float" office:value="2436" table:number-columns-spanned="2" table:number-rows-spanned="1" table:style-name="ce7">
            <text:p>2,436</text:p>
          </table:table-cell>
          <table:covered-table-cell/>
          <table:table-cell office:value-type="percentage" office:value="0.81010974393082802" table:style-name="ce5">
            <text:p>81.01%</text:p>
          </table:table-cell>
          <table:table-cell office:value-type="float" office:value="1490.805418719212" table:number-columns-spanned="2" table:number-rows-spanned="1" table:style-name="ce7">
            <text:p>1,491</text:p>
          </table:table-cell>
          <table:covered-table-cell/>
          <table:table-cell office:value-type="float" office:value="3631602" table:style-name="ce4">
            <text:p>3,631,602</text:p>
          </table:table-cell>
          <table:table-cell office:value-type="float" office:value="1070762" table:style-name="ce4">
            <text:p>1,070,762</text:p>
          </table:table-cell>
          <table:table-cell office:value-type="float" office:value="4755767" table:style-name="ce4">
            <text:p>4,755,7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凱撒大飯店</text:p>
          </table:table-cell>
          <table:covered-table-cell table:number-columns-repeated="4"/>
          <table:table-cell office:value-type="string" office:string-value="台北凱撒大飯店" table:formula="of:=SUBSTITUTE([.A8];&quot;*&quot;;&quot;&quot;)" table:style-name="ce2">
            <text:p>台北凱撒大飯店</text:p>
          </table:table-cell>
          <table:table-cell office:value-type="string" table:style-name="ce2">
            <text:p>Taipei</text:p>
          </table:table-cell>
          <table:table-cell office:value-type="float" office:value="478" table:style-name="ce4">
            <text:p>478</text:p>
          </table:table-cell>
          <table:table-cell office:value-type="float" office:value="14368" table:number-columns-spanned="2" table:number-rows-spanned="1" table:style-name="ce7">
            <text:p>14,368</text:p>
          </table:table-cell>
          <table:covered-table-cell/>
          <table:table-cell office:value-type="percentage" office:value="0.96963152922121743" table:style-name="ce5">
            <text:p>96.96%</text:p>
          </table:table-cell>
          <table:table-cell office:value-type="float" office:value="3972.831918151448" table:number-columns-spanned="2" table:number-rows-spanned="1" table:style-name="ce7">
            <text:p>3,973</text:p>
          </table:table-cell>
          <table:covered-table-cell/>
          <table:table-cell office:value-type="float" office:value="57081649" table:style-name="ce4">
            <text:p>57,081,649</text:p>
          </table:table-cell>
          <table:table-cell office:value-type="float" office:value="15758034" table:style-name="ce4">
            <text:p>15,758,034</text:p>
          </table:table-cell>
          <table:table-cell office:value-type="float" office:value="75285865" table:style-name="ce4">
            <text:p>75,285,86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康華大飯店</text:p>
          </table:table-cell>
          <table:covered-table-cell table:number-columns-repeated="4"/>
          <table:table-cell office:value-type="string" office:string-value="康華大飯店" table:formula="of:=SUBSTITUTE([.A9];&quot;*&quot;;&quot;&quot;)" table:style-name="ce2">
            <text:p>康華大飯店</text:p>
          </table:table-cell>
          <table:table-cell office:value-type="string" table:style-name="ce2">
            <text:p>Taipei</text:p>
          </table:table-cell>
          <table:table-cell office:value-type="float" office:value="215" table:style-name="ce4">
            <text:p>215</text:p>
          </table:table-cell>
          <table:table-cell office:value-type="float" office:value="4166" table:number-columns-spanned="2" table:number-rows-spanned="1" table:style-name="ce7">
            <text:p>4,166</text:p>
          </table:table-cell>
          <table:covered-table-cell/>
          <table:table-cell office:value-type="percentage" office:value="0.62505626406601655" table:style-name="ce5">
            <text:p>62.51%</text:p>
          </table:table-cell>
          <table:table-cell office:value-type="float" office:value="2320.38166106577" table:number-columns-spanned="2" table:number-rows-spanned="1" table:style-name="ce7">
            <text:p>2,320</text:p>
          </table:table-cell>
          <table:covered-table-cell/>
          <table:table-cell office:value-type="float" office:value="9666710" table:style-name="ce4">
            <text:p>9,666,710</text:p>
          </table:table-cell>
          <table:table-cell office:value-type="float" office:value="10732006" table:style-name="ce4">
            <text:p>10,732,006</text:p>
          </table:table-cell>
          <table:table-cell office:value-type="float" office:value="21033606" table:style-name="ce4">
            <text:p>21,033,6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兄弟大飯店</text:p>
          </table:table-cell>
          <table:covered-table-cell table:number-columns-repeated="4"/>
          <table:table-cell office:value-type="string" office:string-value="兄弟大飯店" table:formula="of:=SUBSTITUTE([.A10];&quot;*&quot;;&quot;&quot;)" table:style-name="ce2">
            <text:p>兄弟大飯店</text:p>
          </table:table-cell>
          <table:table-cell office:value-type="string" table:style-name="ce2">
            <text:p>Taipei</text:p>
          </table:table-cell>
          <table:table-cell office:value-type="float" office:value="250" table:style-name="ce4">
            <text:p>250</text:p>
          </table:table-cell>
          <table:table-cell office:value-type="float" office:value="4753" table:number-columns-spanned="2" table:number-rows-spanned="1" table:style-name="ce7">
            <text:p>4,753</text:p>
          </table:table-cell>
          <table:covered-table-cell/>
          <table:table-cell office:value-type="percentage" office:value="0.6132903225806452" table:style-name="ce5">
            <text:p>61.33%</text:p>
          </table:table-cell>
          <table:table-cell office:value-type="float" office:value="3406.378077003998" table:number-columns-spanned="2" table:number-rows-spanned="1" table:style-name="ce7">
            <text:p>3,406</text:p>
          </table:table-cell>
          <table:covered-table-cell/>
          <table:table-cell office:value-type="float" office:value="16190515" table:style-name="ce4">
            <text:p>16,190,515</text:p>
          </table:table-cell>
          <table:table-cell office:value-type="float" office:value="41551998" table:style-name="ce4">
            <text:p>41,551,998</text:p>
          </table:table-cell>
          <table:table-cell office:value-type="float" office:value="62490482" table:style-name="ce4">
            <text:p>62,490,48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三德大飯店</text:p>
          </table:table-cell>
          <table:covered-table-cell table:number-columns-repeated="4"/>
          <table:table-cell office:value-type="string" office:string-value="三德大飯店" table:formula="of:=SUBSTITUTE([.A11];&quot;*&quot;;&quot;&quot;)" table:style-name="ce2">
            <text:p>三德大飯店</text:p>
          </table:table-cell>
          <table:table-cell office:value-type="string" table:style-name="ce2">
            <text:p>Taipei</text:p>
          </table:table-cell>
          <table:table-cell office:value-type="float" office:value="287" table:style-name="ce4">
            <text:p>287</text:p>
          </table:table-cell>
          <table:table-cell office:value-type="float" office:value="3766" table:number-columns-spanned="2" table:number-rows-spanned="1" table:style-name="ce7">
            <text:p>3,766</text:p>
          </table:table-cell>
          <table:covered-table-cell/>
          <table:table-cell office:value-type="percentage" office:value="0.42328874901652241" table:style-name="ce5">
            <text:p>42.33%</text:p>
          </table:table-cell>
          <table:table-cell office:value-type="float" office:value="1922.951672862454" table:number-columns-spanned="2" table:number-rows-spanned="1" table:style-name="ce7">
            <text:p>1,923</text:p>
          </table:table-cell>
          <table:covered-table-cell/>
          <table:table-cell office:value-type="float" office:value="7241836" table:style-name="ce4">
            <text:p>7,241,836</text:p>
          </table:table-cell>
          <table:table-cell office:value-type="float" office:value="991201" table:style-name="ce4">
            <text:p>991,201</text:p>
          </table:table-cell>
          <table:table-cell office:value-type="float" office:value="11975299" table:style-name="ce4">
            <text:p>11,975,2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亞都麗緻大飯店</text:p>
          </table:table-cell>
          <table:covered-table-cell table:number-columns-repeated="4"/>
          <table:table-cell office:value-type="string" office:string-value="亞都麗緻大飯店" table:formula="of:=SUBSTITUTE([.A12];&quot;*&quot;;&quot;&quot;)" table:style-name="ce2">
            <text:p>亞都麗緻大飯店</text:p>
          </table:table-cell>
          <table:table-cell office:value-type="string" table:style-name="ce2">
            <text:p>Taipei</text:p>
          </table:table-cell>
          <table:table-cell office:value-type="float" office:value="209" table:style-name="ce4">
            <text:p>209</text:p>
          </table:table-cell>
          <table:table-cell office:value-type="float" office:value="4796" table:number-columns-spanned="2" table:number-rows-spanned="1" table:style-name="ce7">
            <text:p>4,796</text:p>
          </table:table-cell>
          <table:covered-table-cell/>
          <table:table-cell office:value-type="percentage" office:value="0.74023769100169778" table:style-name="ce5">
            <text:p>74.02%</text:p>
          </table:table-cell>
          <table:table-cell office:value-type="float" office:value="3934.9902001668061" table:number-columns-spanned="2" table:number-rows-spanned="1" table:style-name="ce7">
            <text:p>3,935</text:p>
          </table:table-cell>
          <table:covered-table-cell/>
          <table:table-cell office:value-type="float" office:value="18872213" table:style-name="ce4">
            <text:p>18,872,213</text:p>
          </table:table-cell>
          <table:table-cell office:value-type="float" office:value="11881848" table:style-name="ce4">
            <text:p>11,881,848</text:p>
          </table:table-cell>
          <table:table-cell office:value-type="float" office:value="35610155" table:style-name="ce4">
            <text:p>35,610,1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國聯大飯店</text:p>
          </table:table-cell>
          <table:covered-table-cell table:number-columns-repeated="4"/>
          <table:table-cell office:value-type="string" office:string-value="國聯大飯店" table:formula="of:=SUBSTITUTE([.A13];&quot;*&quot;;&quot;&quot;)" table:style-name="ce2">
            <text:p>國聯大飯店</text:p>
          </table:table-cell>
          <table:table-cell office:value-type="string" table:style-name="ce2">
            <text:p>Taipei</text:p>
          </table:table-cell>
          <table:table-cell office:value-type="float" office:value="243" table:style-name="ce4">
            <text:p>243</text:p>
          </table:table-cell>
          <table:table-cell office:value-type="float" office:value="5173" table:number-columns-spanned="2" table:number-rows-spanned="1" table:style-name="ce7">
            <text:p>5,173</text:p>
          </table:table-cell>
          <table:covered-table-cell/>
          <table:table-cell office:value-type="percentage" office:value="0.68671180140714194" table:style-name="ce5">
            <text:p>68.67%</text:p>
          </table:table-cell>
          <table:table-cell office:value-type="float" office:value="2104.8275662091628" table:number-columns-spanned="2" table:number-rows-spanned="1" table:style-name="ce7">
            <text:p>2,105</text:p>
          </table:table-cell>
          <table:covered-table-cell/>
          <table:table-cell office:value-type="float" office:value="10888273" table:style-name="ce4">
            <text:p>10,888,273</text:p>
          </table:table-cell>
          <table:table-cell office:value-type="float" office:value="1560000" table:style-name="ce4">
            <text:p>1,560,000</text:p>
          </table:table-cell>
          <table:table-cell office:value-type="float" office:value="13764628" table:style-name="ce4">
            <text:p>13,764,6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喜來登大飯店</text:p>
          </table:table-cell>
          <table:covered-table-cell table:number-columns-repeated="4"/>
          <table:table-cell office:value-type="string" office:string-value="台北寒舍喜來登大飯店" table:formula="of:=SUBSTITUTE([.A14];&quot;*&quot;;&quot;&quot;)" table:style-name="ce2">
            <text:p>台北寒舍喜來登大飯店</text:p>
          </table:table-cell>
          <table:table-cell office:value-type="string" table:style-name="ce2">
            <text:p>Taipei</text:p>
          </table:table-cell>
          <table:table-cell office:value-type="float" office:value="688" table:style-name="ce4">
            <text:p>688</text:p>
          </table:table-cell>
          <table:table-cell office:value-type="float" office:value="15353" table:number-columns-spanned="2" table:number-rows-spanned="1" table:style-name="ce7">
            <text:p>15,353</text:p>
          </table:table-cell>
          <table:covered-table-cell/>
          <table:table-cell office:value-type="percentage" office:value="0.71985183795948993" table:style-name="ce5">
            <text:p>71.99%</text:p>
          </table:table-cell>
          <table:table-cell office:value-type="float" office:value="5094.4830977659076" table:number-columns-spanned="2" table:number-rows-spanned="1" table:style-name="ce7">
            <text:p>5,094</text:p>
          </table:table-cell>
          <table:covered-table-cell/>
          <table:table-cell office:value-type="float" office:value="78215599" table:style-name="ce4">
            <text:p>78,215,599</text:p>
          </table:table-cell>
          <table:table-cell office:value-type="float" office:value="98520110" table:style-name="ce4">
            <text:p>98,520,110</text:p>
          </table:table-cell>
          <table:table-cell office:value-type="float" office:value="198320079" table:style-name="ce4">
            <text:p>198,320,0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老爺大酒店</text:p>
          </table:table-cell>
          <table:covered-table-cell table:number-columns-repeated="4"/>
          <table:table-cell office:value-type="string" office:string-value="老爺大酒店" table:formula="of:=SUBSTITUTE([.A15];&quot;*&quot;;&quot;&quot;)" table:style-name="ce2">
            <text:p>老爺大酒店</text:p>
          </table:table-cell>
          <table:table-cell office:value-type="string" table:style-name="ce2">
            <text:p>Taipei</text:p>
          </table:table-cell>
          <table:table-cell office:value-type="float" office:value="202" table:style-name="ce4">
            <text:p>202</text:p>
          </table:table-cell>
          <table:table-cell office:value-type="float" office:value="6033" table:number-columns-spanned="2" table:number-rows-spanned="1" table:style-name="ce7">
            <text:p>6,033</text:p>
          </table:table-cell>
          <table:covered-table-cell/>
          <table:table-cell office:value-type="percentage" office:value="0.96343021398914086" table:style-name="ce5">
            <text:p>96.34%</text:p>
          </table:table-cell>
          <table:table-cell office:value-type="float" office:value="4746.5353886955081" table:number-columns-spanned="2" table:number-rows-spanned="1" table:style-name="ce7">
            <text:p>4,747</text:p>
          </table:table-cell>
          <table:covered-table-cell/>
          <table:table-cell office:value-type="float" office:value="28635848" table:style-name="ce4">
            <text:p>28,635,848</text:p>
          </table:table-cell>
          <table:table-cell office:value-type="float" office:value="23166447" table:style-name="ce4">
            <text:p>23,166,447</text:p>
          </table:table-cell>
          <table:table-cell office:value-type="float" office:value="57877085" table:style-name="ce4">
            <text:p>57,877,08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華大飯店</text:p>
          </table:table-cell>
          <table:covered-table-cell table:number-columns-repeated="4"/>
          <table:table-cell office:value-type="string" office:string-value="福華大飯店" table:formula="of:=SUBSTITUTE([.A16];&quot;*&quot;;&quot;&quot;)" table:style-name="ce2">
            <text:p>福華大飯店</text:p>
          </table:table-cell>
          <table:table-cell office:value-type="string" table:style-name="ce2">
            <text:p>Taipei</text:p>
          </table:table-cell>
          <table:table-cell office:value-type="float" office:value="606" table:style-name="ce4">
            <text:p>606</text:p>
          </table:table-cell>
          <table:table-cell office:value-type="float" office:value="13757" table:number-columns-spanned="2" table:number-rows-spanned="1" table:style-name="ce7">
            <text:p>13,757</text:p>
          </table:table-cell>
          <table:covered-table-cell/>
          <table:table-cell office:value-type="percentage" office:value="0.73230064941978068" table:style-name="ce5">
            <text:p>73.23%</text:p>
          </table:table-cell>
          <table:table-cell office:value-type="float" office:value="3577.1607181798358" table:number-columns-spanned="2" table:number-rows-spanned="1" table:style-name="ce7">
            <text:p>3,577</text:p>
          </table:table-cell>
          <table:covered-table-cell/>
          <table:table-cell office:value-type="float" office:value="49211000" table:style-name="ce4">
            <text:p>49,211,000</text:p>
          </table:table-cell>
          <table:table-cell office:value-type="float" office:value="36321000" table:style-name="ce4">
            <text:p>36,321,000</text:p>
          </table:table-cell>
          <table:table-cell office:value-type="float" office:value="99445000" table:style-name="ce4">
            <text:p>99,445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君悅酒店</text:p>
          </table:table-cell>
          <table:covered-table-cell table:number-columns-repeated="4"/>
          <table:table-cell office:value-type="string" office:string-value="台北君悅酒店" table:formula="of:=SUBSTITUTE([.A17];&quot;*&quot;;&quot;&quot;)" table:style-name="ce2">
            <text:p>台北君悅酒店</text:p>
          </table:table-cell>
          <table:table-cell office:value-type="string" table:style-name="ce2">
            <text:p>Taipei</text:p>
          </table:table-cell>
          <table:table-cell office:value-type="float" office:value="850" table:style-name="ce4">
            <text:p>850</text:p>
          </table:table-cell>
          <table:table-cell office:value-type="float" office:value="18509" table:number-columns-spanned="2" table:number-rows-spanned="1" table:style-name="ce7">
            <text:p>18,509</text:p>
          </table:table-cell>
          <table:covered-table-cell/>
          <table:table-cell office:value-type="percentage" office:value="0.7024288425047438" table:style-name="ce5">
            <text:p>70.24%</text:p>
          </table:table-cell>
          <table:table-cell office:value-type="float" office:value="5724.0411151331782" table:number-columns-spanned="2" table:number-rows-spanned="1" table:style-name="ce7">
            <text:p>5,724</text:p>
          </table:table-cell>
          <table:covered-table-cell/>
          <table:table-cell office:value-type="float" office:value="105946277" table:style-name="ce4">
            <text:p>105,946,277</text:p>
          </table:table-cell>
          <table:table-cell office:value-type="float" office:value="96190271" table:style-name="ce4">
            <text:p>96,190,271</text:p>
          </table:table-cell>
          <table:table-cell office:value-type="float" office:value="227865602" table:style-name="ce4">
            <text:p>227,865,6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西華大飯店</text:p>
          </table:table-cell>
          <table:covered-table-cell table:number-columns-repeated="4"/>
          <table:table-cell office:value-type="string" office:string-value="西華大飯店" table:formula="of:=SUBSTITUTE([.A18];&quot;*&quot;;&quot;&quot;)" table:style-name="ce2">
            <text:p>西華大飯店</text:p>
          </table:table-cell>
          <table:table-cell office:value-type="string" table:style-name="ce2">
            <text:p>Taipei</text:p>
          </table:table-cell>
          <table:table-cell office:value-type="float" office:value="343" table:style-name="ce4">
            <text:p>343</text:p>
          </table:table-cell>
          <table:table-cell office:value-type="float" office:value="8104" table:number-columns-spanned="2" table:number-rows-spanned="1" table:style-name="ce7">
            <text:p>8,104</text:p>
          </table:table-cell>
          <table:covered-table-cell/>
          <table:table-cell office:value-type="percentage" office:value="0.76215555346562591" table:style-name="ce5">
            <text:p>76.22%</text:p>
          </table:table-cell>
          <table:table-cell office:value-type="float" office:value="4275.1214215202372" table:number-columns-spanned="2" table:number-rows-spanned="1" table:style-name="ce7">
            <text:p>4,275</text:p>
          </table:table-cell>
          <table:covered-table-cell/>
          <table:table-cell office:value-type="float" office:value="34645584" table:style-name="ce4">
            <text:p>34,645,584</text:p>
          </table:table-cell>
          <table:table-cell office:value-type="float" office:value="19946397" table:style-name="ce4">
            <text:p>19,946,397</text:p>
          </table:table-cell>
          <table:table-cell office:value-type="float" office:value="59412788" table:style-name="ce4">
            <text:p>59,412,7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華酒店</text:p>
          </table:table-cell>
          <table:covered-table-cell table:number-columns-repeated="4"/>
          <table:table-cell office:value-type="string" office:string-value="晶華酒店" table:formula="of:=SUBSTITUTE([.A19];&quot;*&quot;;&quot;&quot;)" table:style-name="ce2">
            <text:p>晶華酒店</text:p>
          </table:table-cell>
          <table:table-cell office:value-type="string" table:style-name="ce2">
            <text:p>Taipei</text:p>
          </table:table-cell>
          <table:table-cell office:value-type="float" office:value="538" table:style-name="ce4">
            <text:p>538</text:p>
          </table:table-cell>
          <table:table-cell office:value-type="float" office:value="14527" table:number-columns-spanned="2" table:number-rows-spanned="1" table:style-name="ce7">
            <text:p>14,527</text:p>
          </table:table-cell>
          <table:covered-table-cell/>
          <table:table-cell office:value-type="percentage" office:value="0.87102770116320904" table:style-name="ce5">
            <text:p>87.10%</text:p>
          </table:table-cell>
          <table:table-cell office:value-type="float" office:value="5811.1731259034896" table:number-columns-spanned="2" table:number-rows-spanned="1" table:style-name="ce7">
            <text:p>5,811</text:p>
          </table:table-cell>
          <table:covered-table-cell/>
          <table:table-cell office:value-type="float" office:value="84418912" table:style-name="ce4">
            <text:p>84,418,912</text:p>
          </table:table-cell>
          <table:table-cell office:value-type="float" office:value="135434068" table:style-name="ce4">
            <text:p>135,434,068</text:p>
          </table:table-cell>
          <table:table-cell office:value-type="float" office:value="275731329" table:style-name="ce4">
            <text:p>275,731,32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北遠東國際大飯店</text:p>
          </table:table-cell>
          <table:covered-table-cell table:number-columns-repeated="4"/>
          <table:table-cell office:value-type="string" office:string-value="香格里拉台北遠東國際大飯店" table:formula="of:=SUBSTITUTE([.A20];&quot;*&quot;;&quot;&quot;)" table:style-name="ce2">
            <text:p>香格里拉台北遠東國際大飯店</text:p>
          </table:table-cell>
          <table:table-cell office:value-type="string" table:style-name="ce2">
            <text:p>Taipei</text:p>
          </table:table-cell>
          <table:table-cell office:value-type="float" office:value="420" table:style-name="ce4">
            <text:p>420</text:p>
          </table:table-cell>
          <table:table-cell office:value-type="float" office:value="9425" table:number-columns-spanned="2" table:number-rows-spanned="1" table:style-name="ce7">
            <text:p>9,425</text:p>
          </table:table-cell>
          <table:covered-table-cell/>
          <table:table-cell office:value-type="percentage" office:value="0.72388632872503844" table:style-name="ce5">
            <text:p>72.39%</text:p>
          </table:table-cell>
          <table:table-cell office:value-type="float" office:value="6001.4309814323606" table:number-columns-spanned="2" table:number-rows-spanned="1" table:style-name="ce7">
            <text:p>6,001</text:p>
          </table:table-cell>
          <table:covered-table-cell/>
          <table:table-cell office:value-type="float" office:value="56563487" table:style-name="ce4">
            <text:p>56,563,487</text:p>
          </table:table-cell>
          <table:table-cell office:value-type="float" office:value="48829324" table:style-name="ce4">
            <text:p>48,829,324</text:p>
          </table:table-cell>
          <table:table-cell office:value-type="float" office:value="120980539" table:style-name="ce4">
            <text:p>120,980,5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神旺大飯店</text:p>
          </table:table-cell>
          <table:covered-table-cell table:number-columns-repeated="4"/>
          <table:table-cell office:value-type="string" office:string-value="神旺大飯店" table:formula="of:=SUBSTITUTE([.A21];&quot;*&quot;;&quot;&quot;)" table:style-name="ce2">
            <text:p>神旺大飯店</text:p>
          </table:table-cell>
          <table:table-cell office:value-type="string" table:style-name="ce2">
            <text:p>Taipei</text:p>
          </table:table-cell>
          <table:table-cell office:value-type="float" office:value="268" table:style-name="ce4">
            <text:p>268</text:p>
          </table:table-cell>
          <table:table-cell office:value-type="float" office:value="7145" table:number-columns-spanned="2" table:number-rows-spanned="1" table:style-name="ce7">
            <text:p>7,145</text:p>
          </table:table-cell>
          <table:covered-table-cell/>
          <table:table-cell office:value-type="percentage" office:value="0.86001444390948478" table:style-name="ce5">
            <text:p>86.00%</text:p>
          </table:table-cell>
          <table:table-cell office:value-type="float" office:value="2366.7125262421268" table:number-columns-spanned="2" table:number-rows-spanned="1" table:style-name="ce7">
            <text:p>2,367</text:p>
          </table:table-cell>
          <table:covered-table-cell/>
          <table:table-cell office:value-type="float" office:value="16910161" table:style-name="ce4">
            <text:p>16,910,161</text:p>
          </table:table-cell>
          <table:table-cell office:value-type="float" office:value="29238648" table:style-name="ce4">
            <text:p>29,238,648</text:p>
          </table:table-cell>
          <table:table-cell office:value-type="float" office:value="49563401" table:style-name="ce4">
            <text:p>49,563,4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麗信花園酒店</text:p>
          </table:table-cell>
          <table:covered-table-cell table:number-columns-repeated="4"/>
          <table:table-cell office:value-type="string" office:string-value="美麗信花園酒店" table:formula="of:=SUBSTITUTE([.A22];&quot;*&quot;;&quot;&quot;)" table:style-name="ce2">
            <text:p>美麗信花園酒店</text:p>
          </table:table-cell>
          <table:table-cell office:value-type="string" table:style-name="ce2">
            <text:p>Taipei</text:p>
          </table:table-cell>
          <table:table-cell office:value-type="float" office:value="203" table:style-name="ce4">
            <text:p>203</text:p>
          </table:table-cell>
          <table:table-cell office:value-type="float" office:value="5410" table:number-columns-spanned="2" table:number-rows-spanned="1" table:style-name="ce7">
            <text:p>5,410</text:p>
          </table:table-cell>
          <table:covered-table-cell/>
          <table:table-cell office:value-type="percentage" office:value="0.85968536469092638" table:style-name="ce5">
            <text:p>85.97%</text:p>
          </table:table-cell>
          <table:table-cell office:value-type="float" office:value="2021.5264325323481" table:number-columns-spanned="2" table:number-rows-spanned="1" table:style-name="ce7">
            <text:p>2,022</text:p>
          </table:table-cell>
          <table:covered-table-cell/>
          <table:table-cell office:value-type="float" office:value="10936458" table:style-name="ce4">
            <text:p>10,936,458</text:p>
          </table:table-cell>
          <table:table-cell office:value-type="float" office:value="6671645" table:style-name="ce4">
            <text:p>6,671,645</text:p>
          </table:table-cell>
          <table:table-cell office:value-type="float" office:value="23951812" table:style-name="ce4">
            <text:p>23,951,8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寒舍艾美酒店</text:p>
          </table:table-cell>
          <table:covered-table-cell table:number-columns-repeated="4"/>
          <table:table-cell office:value-type="string" office:string-value="台北寒舍艾美酒店" table:formula="of:=SUBSTITUTE([.A23];&quot;*&quot;;&quot;&quot;)" table:style-name="ce2">
            <text:p>台北寒舍艾美酒店</text:p>
          </table:table-cell>
          <table:table-cell office:value-type="string" table:style-name="ce2">
            <text:p>Taipei</text:p>
          </table:table-cell>
          <table:table-cell office:value-type="float" office:value="160" table:style-name="ce4">
            <text:p>160</text:p>
          </table:table-cell>
          <table:table-cell office:value-type="float" office:value="3896" table:number-columns-spanned="2" table:number-rows-spanned="1" table:style-name="ce7">
            <text:p>3,896</text:p>
          </table:table-cell>
          <table:covered-table-cell/>
          <table:table-cell office:value-type="percentage" office:value="0.78548387096774197" table:style-name="ce5">
            <text:p>78.55%</text:p>
          </table:table-cell>
          <table:table-cell office:value-type="float" office:value="8075.9409650924026" table:number-columns-spanned="2" table:number-rows-spanned="1" table:style-name="ce7">
            <text:p>8,076</text:p>
          </table:table-cell>
          <table:covered-table-cell/>
          <table:table-cell office:value-type="float" office:value="31463866" table:style-name="ce4">
            <text:p>31,463,866</text:p>
          </table:table-cell>
          <table:table-cell office:value-type="float" office:value="44198007" table:style-name="ce4">
            <text:p>44,198,007</text:p>
          </table:table-cell>
          <table:table-cell office:value-type="float" office:value="88757360" table:style-name="ce4">
            <text:p>88,757,3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W飯店</text:p>
          </table:table-cell>
          <table:covered-table-cell table:number-columns-repeated="4"/>
          <table:table-cell office:value-type="string" office:string-value="台北W飯店" table:formula="of:=SUBSTITUTE([.A24];&quot;*&quot;;&quot;&quot;)" table:style-name="ce2">
            <text:p>台北W飯店</text:p>
          </table:table-cell>
          <table:table-cell office:value-type="string" table:style-name="ce2">
            <text:p>Taipei</text:p>
          </table:table-cell>
          <table:table-cell office:value-type="float" office:value="405" table:style-name="ce4">
            <text:p>405</text:p>
          </table:table-cell>
          <table:table-cell office:value-type="float" office:value="10626" table:number-columns-spanned="2" table:number-rows-spanned="1" table:style-name="ce7">
            <text:p>10,626</text:p>
          </table:table-cell>
          <table:covered-table-cell/>
          <table:table-cell office:value-type="percentage" office:value="0.84635603345280763" table:style-name="ce5">
            <text:p>84.64%</text:p>
          </table:table-cell>
          <table:table-cell office:value-type="float" office:value="8155.3744588744576" table:number-columns-spanned="2" table:number-rows-spanned="1" table:style-name="ce7">
            <text:p>8,155</text:p>
          </table:table-cell>
          <table:covered-table-cell/>
          <table:table-cell office:value-type="float" office:value="86659009" table:style-name="ce4">
            <text:p>86,659,009</text:p>
          </table:table-cell>
          <table:table-cell office:value-type="float" office:value="50044761" table:style-name="ce4">
            <text:p>50,044,761</text:p>
          </table:table-cell>
          <table:table-cell office:value-type="float" office:value="153952443" table:style-name="ce4">
            <text:p>153,952,4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萬豪酒店</text:p>
          </table:table-cell>
          <table:covered-table-cell table:number-columns-repeated="4"/>
          <table:table-cell office:value-type="string" office:string-value="台北萬豪酒店" table:formula="of:=SUBSTITUTE([.A25];&quot;*&quot;;&quot;&quot;)" table:style-name="ce2">
            <text:p>台北萬豪酒店</text:p>
          </table:table-cell>
          <table:table-cell office:value-type="string" table:style-name="ce2">
            <text:p>Taipei</text:p>
          </table:table-cell>
          <table:table-cell office:value-type="float" office:value="318" table:style-name="ce4">
            <text:p>318</text:p>
          </table:table-cell>
          <table:table-cell office:value-type="float" office:value="7944" table:number-columns-spanned="2" table:number-rows-spanned="1" table:style-name="ce7">
            <text:p>7,944</text:p>
          </table:table-cell>
          <table:covered-table-cell/>
          <table:table-cell office:value-type="percentage" office:value="0.80584297017650641" table:style-name="ce5">
            <text:p>80.58%</text:p>
          </table:table-cell>
          <table:table-cell office:value-type="float" office:value="5449.9040785498491" table:number-columns-spanned="2" table:number-rows-spanned="1" table:style-name="ce7">
            <text:p>5,450</text:p>
          </table:table-cell>
          <table:covered-table-cell/>
          <table:table-cell office:value-type="float" office:value="43294038" table:style-name="ce4">
            <text:p>43,294,038</text:p>
          </table:table-cell>
          <table:table-cell office:value-type="float" office:value="43281169" table:style-name="ce4">
            <text:p>43,281,169</text:p>
          </table:table-cell>
          <table:table-cell office:value-type="float" office:value="112189272" table:style-name="ce4">
            <text:p>112,189,27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美福大飯店</text:p>
          </table:table-cell>
          <table:covered-table-cell table:number-columns-repeated="4"/>
          <table:table-cell office:value-type="string" office:string-value="台北美福大飯店" table:formula="of:=SUBSTITUTE([.A26];&quot;*&quot;;&quot;&quot;)" table:style-name="ce2">
            <text:p>台北美福大飯店</text:p>
          </table:table-cell>
          <table:table-cell office:value-type="string" table:style-name="ce2">
            <text:p>Taipei</text:p>
          </table:table-cell>
          <table:table-cell office:value-type="float" office:value="146" table:style-name="ce4">
            <text:p>146</text:p>
          </table:table-cell>
          <table:table-cell office:value-type="float" office:value="2447" table:number-columns-spanned="2" table:number-rows-spanned="1" table:style-name="ce7">
            <text:p>2,447</text:p>
          </table:table-cell>
          <table:covered-table-cell/>
          <table:table-cell office:value-type="percentage" office:value="0.54065399911621737" table:style-name="ce5">
            <text:p>54.07%</text:p>
          </table:table-cell>
          <table:table-cell office:value-type="float" office:value="5808.154066203515" table:number-columns-spanned="2" table:number-rows-spanned="1" table:style-name="ce7">
            <text:p>5,808</text:p>
          </table:table-cell>
          <table:covered-table-cell/>
          <table:table-cell office:value-type="float" office:value="14212553" table:style-name="ce4">
            <text:p>14,212,553</text:p>
          </table:table-cell>
          <table:table-cell office:value-type="float" office:value="59514163" table:style-name="ce4">
            <text:p>59,514,163</text:p>
          </table:table-cell>
          <table:table-cell office:value-type="float" office:value="78338156" table:style-name="ce4">
            <text:p>78,338,1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亞士都飯店</text:p>
          </table:table-cell>
          <table:covered-table-cell table:number-columns-repeated="4"/>
          <table:table-cell office:value-type="string" office:string-value="亞士都飯店" table:formula="of:=SUBSTITUTE([.A27];&quot;*&quot;;&quot;&quot;)" table:style-name="ce2">
            <text:p>亞士都飯店</text:p>
          </table:table-cell>
          <table:table-cell office:value-type="string" table:style-name="ce2">
            <text:p>Taipei</text:p>
          </table:table-cell>
          <table:table-cell office:value-type="float" office:value="40" table:style-name="ce4">
            <text:p>40</text:p>
          </table:table-cell>
          <table:table-cell office:value-type="float" office:value="570" table:number-columns-spanned="2" table:number-rows-spanned="1" table:style-name="ce7">
            <text:p>570</text:p>
          </table:table-cell>
          <table:covered-table-cell/>
          <table:table-cell office:value-type="percentage" office:value="0.45967741935483869" table:style-name="ce5">
            <text:p>45.97%</text:p>
          </table:table-cell>
          <table:table-cell office:value-type="float" office:value="2216.0192982456142" table:number-columns-spanned="2" table:number-rows-spanned="1" table:style-name="ce7">
            <text:p>2,216</text:p>
          </table:table-cell>
          <table:covered-table-cell/>
          <table:table-cell office:value-type="float" office:value="1263131" table:style-name="ce4">
            <text:p>1,263,131</text:p>
          </table:table-cell>
          <table:table-cell office:value-type="float" office:value="0" table:style-name="ce4">
            <text:p>0</text:p>
          </table:table-cell>
          <table:table-cell office:value-type="float" office:value="1263131" table:style-name="ce4">
            <text:p>1,263,1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天成大飯店</text:p>
          </table:table-cell>
          <table:covered-table-cell table:number-columns-repeated="4"/>
          <table:table-cell office:value-type="string" office:string-value="天成大飯店" table:formula="of:=SUBSTITUTE([.A28];&quot;*&quot;;&quot;&quot;)" table:style-name="ce2">
            <text:p>天成大飯店</text:p>
          </table:table-cell>
          <table:table-cell office:value-type="string" table:style-name="ce2">
            <text:p>Taipei</text:p>
          </table:table-cell>
          <table:table-cell office:value-type="float" office:value="225" table:style-name="ce4">
            <text:p>225</text:p>
          </table:table-cell>
          <table:table-cell office:value-type="float" office:value="6814" table:number-columns-spanned="2" table:number-rows-spanned="1" table:style-name="ce7">
            <text:p>6,814</text:p>
          </table:table-cell>
          <table:covered-table-cell/>
          <table:table-cell office:value-type="percentage" office:value="0.97691756272401431" table:style-name="ce5">
            <text:p>97.69%</text:p>
          </table:table-cell>
          <table:table-cell office:value-type="float" office:value="3054.1011153507479" table:number-columns-spanned="2" table:number-rows-spanned="1" table:style-name="ce7">
            <text:p>3,054</text:p>
          </table:table-cell>
          <table:covered-table-cell/>
          <table:table-cell office:value-type="float" office:value="20810645" table:style-name="ce4">
            <text:p>20,810,645</text:p>
          </table:table-cell>
          <table:table-cell office:value-type="float" office:value="18077065" table:style-name="ce4">
            <text:p>18,077,065</text:p>
          </table:table-cell>
          <table:table-cell office:value-type="float" office:value="40920883" table:style-name="ce4">
            <text:p>40,920,8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六福客棧</text:p>
          </table:table-cell>
          <table:covered-table-cell table:number-columns-repeated="4"/>
          <table:table-cell office:value-type="string" office:string-value="六福客棧" table:formula="of:=SUBSTITUTE([.A29];&quot;*&quot;;&quot;&quot;)" table:style-name="ce2">
            <text:p>六福客棧</text:p>
          </table:table-cell>
          <table:table-cell office:value-type="string" table:style-name="ce2">
            <text:p>Taipei</text:p>
          </table:table-cell>
          <table:table-cell office:value-type="float" office:value="230" table:style-name="ce4">
            <text:p>230</text:p>
          </table:table-cell>
          <table:table-cell office:value-type="float" office:value="5767" table:number-columns-spanned="2" table:number-rows-spanned="1" table:style-name="ce7">
            <text:p>5,767</text:p>
          </table:table-cell>
          <table:covered-table-cell/>
          <table:table-cell office:value-type="percentage" office:value="0.80883590462833099" table:style-name="ce5">
            <text:p>80.88%</text:p>
          </table:table-cell>
          <table:table-cell office:value-type="float" office:value="1367.524015952835" table:number-columns-spanned="2" table:number-rows-spanned="1" table:style-name="ce7">
            <text:p>1,368</text:p>
          </table:table-cell>
          <table:covered-table-cell/>
          <table:table-cell office:value-type="float" office:value="7886511" table:style-name="ce4">
            <text:p>7,886,511</text:p>
          </table:table-cell>
          <table:table-cell office:value-type="float" office:value="8456857" table:style-name="ce4">
            <text:p>8,456,857</text:p>
          </table:table-cell>
          <table:table-cell office:value-type="float" office:value="16863307" table:style-name="ce4">
            <text:p>16,863,30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第一大飯店</text:p>
          </table:table-cell>
          <table:covered-table-cell table:number-columns-repeated="4"/>
          <table:table-cell office:value-type="string" office:string-value="第一大飯店" table:formula="of:=SUBSTITUTE([.A30];&quot;*&quot;;&quot;&quot;)" table:style-name="ce2">
            <text:p>第一大飯店</text:p>
          </table:table-cell>
          <table:table-cell office:value-type="string" table:style-name="ce2">
            <text:p>Taipei</text:p>
          </table:table-cell>
          <table:table-cell office:value-type="float" office:value="176" table:style-name="ce4">
            <text:p>176</text:p>
          </table:table-cell>
          <table:table-cell office:value-type="float" office:value="4145" table:number-columns-spanned="2" table:number-rows-spanned="1" table:style-name="ce7">
            <text:p>4,145</text:p>
          </table:table-cell>
          <table:covered-table-cell/>
          <table:table-cell office:value-type="percentage" office:value="0.75971407624633436" table:style-name="ce5">
            <text:p>75.97%</text:p>
          </table:table-cell>
          <table:table-cell office:value-type="float" office:value="1543.8410132689989" table:number-columns-spanned="2" table:number-rows-spanned="1" table:style-name="ce7">
            <text:p>1,544</text:p>
          </table:table-cell>
          <table:covered-table-cell/>
          <table:table-cell office:value-type="float" office:value="6399221" table:style-name="ce4">
            <text:p>6,399,221</text:p>
          </table:table-cell>
          <table:table-cell office:value-type="float" office:value="2753799" table:style-name="ce4">
            <text:p>2,753,799</text:p>
          </table:table-cell>
          <table:table-cell office:value-type="float" office:value="28695601" table:style-name="ce4">
            <text:p>28,695,60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慶泰大飯店</text:p>
          </table:table-cell>
          <table:covered-table-cell table:number-columns-repeated="4"/>
          <table:table-cell office:value-type="string" office:string-value="慶泰大飯店" table:formula="of:=SUBSTITUTE([.A31];&quot;*&quot;;&quot;&quot;)" table:style-name="ce2">
            <text:p>慶泰大飯店</text:p>
          </table:table-cell>
          <table:table-cell office:value-type="string" table:style-name="ce2">
            <text:p>Taipei</text:p>
          </table:table-cell>
          <table:table-cell office:value-type="float" office:value="150" table:style-name="ce4">
            <text:p>150</text:p>
          </table:table-cell>
          <table:table-cell office:value-type="float" office:value="3897" table:number-columns-spanned="2" table:number-rows-spanned="1" table:style-name="ce7">
            <text:p>3,897</text:p>
          </table:table-cell>
          <table:covered-table-cell/>
          <table:table-cell office:value-type="percentage" office:value="0.83806451612903221" table:style-name="ce5">
            <text:p>83.81%</text:p>
          </table:table-cell>
          <table:table-cell office:value-type="float" office:value="2670.0739030023101" table:number-columns-spanned="2" table:number-rows-spanned="1" table:style-name="ce7">
            <text:p>2,670</text:p>
          </table:table-cell>
          <table:covered-table-cell/>
          <table:table-cell office:value-type="float" office:value="10405278" table:style-name="ce4">
            <text:p>10,405,278</text:p>
          </table:table-cell>
          <table:table-cell office:value-type="float" office:value="5241407" table:style-name="ce4">
            <text:p>5,241,407</text:p>
          </table:table-cell>
          <table:table-cell office:value-type="float" office:value="16320227" table:style-name="ce4">
            <text:p>16,320,2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洛碁大飯店花華本館</text:p>
          </table:table-cell>
          <table:covered-table-cell table:number-columns-repeated="4"/>
          <table:table-cell office:value-type="string" office:string-value="洛碁大飯店花華本館" table:formula="of:=SUBSTITUTE([.A32];&quot;*&quot;;&quot;&quot;)" table:style-name="ce2">
            <text:p>洛碁大飯店花華本館</text:p>
          </table:table-cell>
          <table:table-cell office:value-type="string" table:style-name="ce2">
            <text:p>Taipei</text:p>
          </table:table-cell>
          <table:table-cell office:value-type="float" office:value="112" table:style-name="ce4">
            <text:p>112</text:p>
          </table:table-cell>
          <table:table-cell office:value-type="float" office:value="3159" table:number-columns-spanned="2" table:number-rows-spanned="1" table:style-name="ce7">
            <text:p>3,159</text:p>
          </table:table-cell>
          <table:covered-table-cell/>
          <table:table-cell office:value-type="percentage" office:value="0.90985023041474655" table:style-name="ce5">
            <text:p>90.99%</text:p>
          </table:table-cell>
          <table:table-cell office:value-type="float" office:value="1863.0319721430831" table:number-columns-spanned="2" table:number-rows-spanned="1" table:style-name="ce7">
            <text:p>1,863</text:p>
          </table:table-cell>
          <table:covered-table-cell/>
          <table:table-cell office:value-type="float" office:value="5885318" table:style-name="ce4">
            <text:p>5,885,318</text:p>
          </table:table-cell>
          <table:table-cell office:value-type="float" office:value="0" table:style-name="ce4">
            <text:p>0</text:p>
          </table:table-cell>
          <table:table-cell office:value-type="float" office:value="5885318" table:style-name="ce4">
            <text:p>5,885,3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歐華酒店</text:p>
          </table:table-cell>
          <table:covered-table-cell table:number-columns-repeated="4"/>
          <table:table-cell office:value-type="string" office:string-value="歐華酒店" table:formula="of:=SUBSTITUTE([.A33];&quot;*&quot;;&quot;&quot;)" table:style-name="ce2">
            <text:p>歐華酒店</text:p>
          </table:table-cell>
          <table:table-cell office:value-type="string" table:style-name="ce2">
            <text:p>Taipei</text:p>
          </table:table-cell>
          <table:table-cell office:value-type="float" office:value="112" table:style-name="ce4">
            <text:p>112</text:p>
          </table:table-cell>
          <table:table-cell office:value-type="float" office:value="1652" table:number-columns-spanned="2" table:number-rows-spanned="1" table:style-name="ce7">
            <text:p>1,652</text:p>
          </table:table-cell>
          <table:covered-table-cell/>
          <table:table-cell office:value-type="percentage" office:value="0.47580645161290319" table:style-name="ce5">
            <text:p>47.58%</text:p>
          </table:table-cell>
          <table:table-cell office:value-type="float" office:value="3145.8946731234869" table:number-columns-spanned="2" table:number-rows-spanned="1" table:style-name="ce7">
            <text:p>3,146</text:p>
          </table:table-cell>
          <table:covered-table-cell/>
          <table:table-cell office:value-type="float" office:value="5197018" table:style-name="ce4">
            <text:p>5,197,018</text:p>
          </table:table-cell>
          <table:table-cell office:value-type="float" office:value="5956011" table:style-name="ce4">
            <text:p>5,956,011</text:p>
          </table:table-cell>
          <table:table-cell office:value-type="float" office:value="12210432" table:style-name="ce4">
            <text:p>12,210,4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/>台北一館</text:p>
          </table:table-cell>
          <table:covered-table-cell table:number-columns-repeated="4"/>
          <table:table-cell office:value-type="string" office:string-value="福容大飯店  台北一館" table:formula="of:=SUBSTITUTE([.A34];&quot;*&quot;;&quot;&quot;)" table:style-name="ce2">
            <text:p>福容大飯店 <text:s/>台北一館</text:p>
          </table:table-cell>
          <table:table-cell office:value-type="string" table:style-name="ce2">
            <text:p>Taipei</text:p>
          </table:table-cell>
          <table:table-cell office:value-type="float" office:value="120" table:style-name="ce4">
            <text:p>120</text:p>
          </table:table-cell>
          <table:table-cell office:value-type="float" office:value="2477" table:number-columns-spanned="2" table:number-rows-spanned="1" table:style-name="ce7">
            <text:p>2,477</text:p>
          </table:table-cell>
          <table:covered-table-cell/>
          <table:table-cell office:value-type="percentage" office:value="0.66586021505376347" table:style-name="ce5">
            <text:p>66.59%</text:p>
          </table:table-cell>
          <table:table-cell office:value-type="float" office:value="2980.348809043197" table:number-columns-spanned="2" table:number-rows-spanned="1" table:style-name="ce7">
            <text:p>2,980</text:p>
          </table:table-cell>
          <table:covered-table-cell/>
          <table:table-cell office:value-type="float" office:value="7382324" table:style-name="ce4">
            <text:p>7,382,324</text:p>
          </table:table-cell>
          <table:table-cell office:value-type="float" office:value="8793164" table:style-name="ce4">
            <text:p>8,793,164</text:p>
          </table:table-cell>
          <table:table-cell office:value-type="float" office:value="17190234" table:style-name="ce4">
            <text:p>17,190,23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首都大飯店</text:p>
          </table:table-cell>
          <table:covered-table-cell table:number-columns-repeated="4"/>
          <table:table-cell office:value-type="string" office:string-value="首都大飯店" table:formula="of:=SUBSTITUTE([.A35];&quot;*&quot;;&quot;&quot;)" table:style-name="ce2">
            <text:p>首都大飯店</text:p>
          </table:table-cell>
          <table:table-cell office:value-type="string" table:style-name="ce2">
            <text:p>Taipei</text:p>
          </table:table-cell>
          <table:table-cell office:value-type="float" office:value="129" table:style-name="ce4">
            <text:p>129</text:p>
          </table:table-cell>
          <table:table-cell office:value-type="float" office:value="3002" table:number-columns-spanned="2" table:number-rows-spanned="1" table:style-name="ce7">
            <text:p>3,002</text:p>
          </table:table-cell>
          <table:covered-table-cell/>
          <table:table-cell office:value-type="percentage" office:value="0.75068767191797947" table:style-name="ce5">
            <text:p>75.07%</text:p>
          </table:table-cell>
          <table:table-cell office:value-type="float" office:value="3157.2191872085282" table:number-columns-spanned="2" table:number-rows-spanned="1" table:style-name="ce7">
            <text:p>3,157</text:p>
          </table:table-cell>
          <table:covered-table-cell/>
          <table:table-cell office:value-type="float" office:value="9477972" table:style-name="ce4">
            <text:p>9,477,972</text:p>
          </table:table-cell>
          <table:table-cell office:value-type="float" office:value="1124329" table:style-name="ce4">
            <text:p>1,124,329</text:p>
          </table:table-cell>
          <table:table-cell office:value-type="float" office:value="11221126" table:style-name="ce4">
            <text:p>11,221,1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君品大酒店</text:p>
          </table:table-cell>
          <table:covered-table-cell table:number-columns-repeated="4"/>
          <table:table-cell office:value-type="string" office:string-value="台北君品大酒店" table:formula="of:=SUBSTITUTE([.A36];&quot;*&quot;;&quot;&quot;)" table:style-name="ce2">
            <text:p>台北君品大酒店</text:p>
          </table:table-cell>
          <table:table-cell office:value-type="string" table:style-name="ce2">
            <text:p>Taipei</text:p>
          </table:table-cell>
          <table:table-cell office:value-type="float" office:value="286" table:style-name="ce4">
            <text:p>286</text:p>
          </table:table-cell>
          <table:table-cell office:value-type="float" office:value="7476" table:number-columns-spanned="2" table:number-rows-spanned="1" table:style-name="ce7">
            <text:p>7,476</text:p>
          </table:table-cell>
          <table:covered-table-cell/>
          <table:table-cell office:value-type="percentage" office:value="0.84322129483419805" table:style-name="ce5">
            <text:p>84.32%</text:p>
          </table:table-cell>
          <table:table-cell office:value-type="float" office:value="4746.6812466559659" table:number-columns-spanned="2" table:number-rows-spanned="1" table:style-name="ce7">
            <text:p>4,747</text:p>
          </table:table-cell>
          <table:covered-table-cell/>
          <table:table-cell office:value-type="float" office:value="35486189" table:style-name="ce4">
            <text:p>35,486,189</text:p>
          </table:table-cell>
          <table:table-cell office:value-type="float" office:value="46543798" table:style-name="ce4">
            <text:p>46,543,798</text:p>
          </table:table-cell>
          <table:table-cell office:value-type="float" office:value="85615913" table:style-name="ce4">
            <text:p>85,615,9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花園大酒店</text:p>
          </table:table-cell>
          <table:covered-table-cell table:number-columns-repeated="4"/>
          <table:table-cell office:value-type="string" office:string-value="台北花園大酒店" table:formula="of:=SUBSTITUTE([.A37];&quot;*&quot;;&quot;&quot;)" table:style-name="ce2">
            <text:p>台北花園大酒店</text:p>
          </table:table-cell>
          <table:table-cell office:value-type="string" table:style-name="ce2">
            <text:p>Taipei</text:p>
          </table:table-cell>
          <table:table-cell office:value-type="float" office:value="241" table:style-name="ce4">
            <text:p>241</text:p>
          </table:table-cell>
          <table:table-cell office:value-type="float" office:value="7090" table:number-columns-spanned="2" table:number-rows-spanned="1" table:style-name="ce7">
            <text:p>7,090</text:p>
          </table:table-cell>
          <table:covered-table-cell/>
          <table:table-cell office:value-type="percentage" office:value="0.94900281086869231" table:style-name="ce5">
            <text:p>94.90%</text:p>
          </table:table-cell>
          <table:table-cell office:value-type="float" office:value="2374.2957686882928" table:number-columns-spanned="2" table:number-rows-spanned="1" table:style-name="ce7">
            <text:p>2,374</text:p>
          </table:table-cell>
          <table:covered-table-cell/>
          <table:table-cell office:value-type="float" office:value="16833757" table:style-name="ce4">
            <text:p>16,833,757</text:p>
          </table:table-cell>
          <table:table-cell office:value-type="float" office:value="17657762" table:style-name="ce4">
            <text:p>17,657,762</text:p>
          </table:table-cell>
          <table:table-cell office:value-type="float" office:value="37836664" table:style-name="ce4">
            <text:p>37,836,6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日勝生加賀屋國際溫泉飯店</text:p>
          </table:table-cell>
          <table:covered-table-cell table:number-columns-repeated="4"/>
          <table:table-cell office:value-type="string" office:string-value="日勝生加賀屋國際溫泉飯店" table:formula="of:=SUBSTITUTE([.A38];&quot;*&quot;;&quot;&quot;)" table:style-name="ce2">
            <text:p>日勝生加賀屋國際溫泉飯店</text:p>
          </table:table-cell>
          <table:table-cell office:value-type="string" table:style-name="ce2">
            <text:p>Taipei</text:p>
          </table:table-cell>
          <table:table-cell office:value-type="float" office:value="90" table:style-name="ce4">
            <text:p>90</text:p>
          </table:table-cell>
          <table:table-cell office:value-type="float" office:value="1655" table:number-columns-spanned="2" table:number-rows-spanned="1" table:style-name="ce7">
            <text:p>1,655</text:p>
          </table:table-cell>
          <table:covered-table-cell/>
          <table:table-cell office:value-type="percentage" office:value="0.59318996415770608" table:style-name="ce5">
            <text:p>59.32%</text:p>
          </table:table-cell>
          <table:table-cell office:value-type="float" office:value="4826.4404833836861" table:number-columns-spanned="2" table:number-rows-spanned="1" table:style-name="ce7">
            <text:p>4,826</text:p>
          </table:table-cell>
          <table:covered-table-cell/>
          <table:table-cell office:value-type="float" office:value="7987759" table:style-name="ce4">
            <text:p>7,987,759</text:p>
          </table:table-cell>
          <table:table-cell office:value-type="float" office:value="6484433" table:style-name="ce4">
            <text:p>6,484,433</text:p>
          </table:table-cell>
          <table:table-cell office:value-type="float" office:value="18783276" table:style-name="ce4">
            <text:p>18,783,27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麗禧溫泉酒店</text:p>
          </table:table-cell>
          <table:covered-table-cell table:number-columns-repeated="4"/>
          <table:table-cell office:value-type="string" office:string-value="北投麗禧溫泉酒店" table:formula="of:=SUBSTITUTE([.A39];&quot;*&quot;;&quot;&quot;)" table:style-name="ce2">
            <text:p>北投麗禧溫泉酒店</text:p>
          </table:table-cell>
          <table:table-cell office:value-type="string" table:style-name="ce2">
            <text:p>Taipei</text:p>
          </table:table-cell>
          <table:table-cell office:value-type="float" office:value="66" table:style-name="ce4">
            <text:p>66</text:p>
          </table:table-cell>
          <table:table-cell office:value-type="float" office:value="1028" table:number-columns-spanned="2" table:number-rows-spanned="1" table:style-name="ce7">
            <text:p>1,028</text:p>
          </table:table-cell>
          <table:covered-table-cell/>
          <table:table-cell office:value-type="percentage" office:value="0.50244379276637341" table:style-name="ce5">
            <text:p>50.24%</text:p>
          </table:table-cell>
          <table:table-cell office:value-type="float" office:value="13638.520428015559" table:number-columns-spanned="2" table:number-rows-spanned="1" table:style-name="ce7">
            <text:p>13,639</text:p>
          </table:table-cell>
          <table:covered-table-cell/>
          <table:table-cell office:value-type="float" office:value="14020399" table:style-name="ce4">
            <text:p>14,020,399</text:p>
          </table:table-cell>
          <table:table-cell office:value-type="float" office:value="5405187" table:style-name="ce4">
            <text:p>5,405,187</text:p>
          </table:table-cell>
          <table:table-cell office:value-type="float" office:value="22476061" table:style-name="ce4">
            <text:p>22,476,0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寒舍艾麗酒店</text:p>
          </table:table-cell>
          <table:covered-table-cell table:number-columns-repeated="4"/>
          <table:table-cell office:value-type="string" office:string-value="寒舍艾麗酒店" table:formula="of:=SUBSTITUTE([.A40];&quot;*&quot;;&quot;&quot;)" table:style-name="ce2">
            <text:p>寒舍艾麗酒店</text:p>
          </table:table-cell>
          <table:table-cell office:value-type="string" table:style-name="ce2">
            <text:p>Taipei</text:p>
          </table:table-cell>
          <table:table-cell office:value-type="float" office:value="235" table:style-name="ce4">
            <text:p>235</text:p>
          </table:table-cell>
          <table:table-cell office:value-type="float" office:value="5816" table:number-columns-spanned="2" table:number-rows-spanned="1" table:style-name="ce7">
            <text:p>5,816</text:p>
          </table:table-cell>
          <table:covered-table-cell/>
          <table:table-cell office:value-type="percentage" office:value="0.79835277968428275" table:style-name="ce5">
            <text:p>79.84%</text:p>
          </table:table-cell>
          <table:table-cell office:value-type="float" office:value="6275.2936726272364" table:number-columns-spanned="2" table:number-rows-spanned="1" table:style-name="ce7">
            <text:p>6,275</text:p>
          </table:table-cell>
          <table:covered-table-cell/>
          <table:table-cell office:value-type="float" office:value="36497108" table:style-name="ce4">
            <text:p>36,497,108</text:p>
          </table:table-cell>
          <table:table-cell office:value-type="float" office:value="14541734" table:style-name="ce4">
            <text:p>14,541,734</text:p>
          </table:table-cell>
          <table:table-cell office:value-type="float" office:value="56546095" table:style-name="ce4">
            <text:p>56,546,09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北投老爺酒店</text:p>
          </table:table-cell>
          <table:covered-table-cell table:number-columns-repeated="4"/>
          <table:table-cell office:value-type="string" office:string-value="北投老爺酒店" table:formula="of:=SUBSTITUTE([.A41];&quot;*&quot;;&quot;&quot;)" table:style-name="ce2">
            <text:p>北投老爺酒店</text:p>
          </table:table-cell>
          <table:table-cell office:value-type="string" table:style-name="ce2">
            <text:p>Taipei</text:p>
          </table:table-cell>
          <table:table-cell office:value-type="float" office:value="50" table:style-name="ce4">
            <text:p>50</text:p>
          </table:table-cell>
          <table:table-cell office:value-type="float" office:value="707" table:number-columns-spanned="2" table:number-rows-spanned="1" table:style-name="ce7">
            <text:p>707</text:p>
          </table:table-cell>
          <table:covered-table-cell/>
          <table:table-cell office:value-type="percentage" office:value="0.4561290322580645" table:style-name="ce5">
            <text:p>45.61%</text:p>
          </table:table-cell>
          <table:table-cell office:value-type="float" office:value="4683.946251768034" table:number-columns-spanned="2" table:number-rows-spanned="1" table:style-name="ce7">
            <text:p>4,684</text:p>
          </table:table-cell>
          <table:covered-table-cell/>
          <table:table-cell office:value-type="float" office:value="3311550" table:style-name="ce4">
            <text:p>3,311,550</text:p>
          </table:table-cell>
          <table:table-cell office:value-type="float" office:value="2716646" table:style-name="ce4">
            <text:p>2,716,646</text:p>
          </table:table-cell>
          <table:table-cell office:value-type="float" office:value="6779063" table:style-name="ce4">
            <text:p>6,779,06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有園飯店</text:p>
          </table:table-cell>
          <table:covered-table-cell table:number-columns-repeated="4"/>
          <table:table-cell office:value-type="string" office:string-value="台北有園飯店" table:formula="of:=SUBSTITUTE([.A42];&quot;*&quot;;&quot;&quot;)" table:style-name="ce2">
            <text:p>台北有園飯店</text:p>
          </table:table-cell>
          <table:table-cell office:value-type="string" table:style-name="ce2">
            <text:p>Taipei</text:p>
          </table:table-cell>
          <table:table-cell office:value-type="float" office:value="56" table:style-name="ce4">
            <text:p>56</text:p>
          </table:table-cell>
          <table:table-cell office:value-type="float" office:value="1476" table:number-columns-spanned="2" table:number-rows-spanned="1" table:style-name="ce7">
            <text:p>1,476</text:p>
          </table:table-cell>
          <table:covered-table-cell/>
          <table:table-cell office:value-type="percentage" office:value="0.85023041474654382" table:style-name="ce5">
            <text:p>85.02%</text:p>
          </table:table-cell>
          <table:table-cell office:value-type="float" office:value="2584.5934959349588" table:number-columns-spanned="2" table:number-rows-spanned="1" table:style-name="ce7">
            <text:p>2,585</text:p>
          </table:table-cell>
          <table:covered-table-cell/>
          <table:table-cell office:value-type="float" office:value="3814860" table:style-name="ce4">
            <text:p>3,814,860</text:p>
          </table:table-cell>
          <table:table-cell office:value-type="float" office:value="406699" table:style-name="ce4">
            <text:p>406,699</text:p>
          </table:table-cell>
          <table:table-cell office:value-type="float" office:value="4299888" table:style-name="ce4">
            <text:p>4,299,8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合尊酒店 S Hotel</text:p>
          </table:table-cell>
          <table:covered-table-cell table:number-columns-repeated="4"/>
          <table:table-cell office:value-type="string" office:string-value="合尊酒店 S Hotel" table:formula="of:=SUBSTITUTE([.A43];&quot;*&quot;;&quot;&quot;)" table:style-name="ce2">
            <text:p>合尊酒店 S Hotel</text:p>
          </table:table-cell>
          <table:table-cell office:value-type="string" table:style-name="ce2">
            <text:p>Taipei</text:p>
          </table:table-cell>
          <table:table-cell office:value-type="float" office:value="101" table:style-name="ce4">
            <text:p>101</text:p>
          </table:table-cell>
          <table:table-cell office:value-type="float" office:value="2289" table:number-columns-spanned="2" table:number-rows-spanned="1" table:style-name="ce7">
            <text:p>2,289</text:p>
          </table:table-cell>
          <table:covered-table-cell/>
          <table:table-cell office:value-type="percentage" office:value="0.73107633343979561" table:style-name="ce5">
            <text:p>73.11%</text:p>
          </table:table-cell>
          <table:table-cell office:value-type="float" office:value="3552.7557885539541" table:number-columns-spanned="2" table:number-rows-spanned="1" table:style-name="ce7">
            <text:p>3,553</text:p>
          </table:table-cell>
          <table:covered-table-cell/>
          <table:table-cell office:value-type="float" office:value="8132258" table:style-name="ce4">
            <text:p>8,132,258</text:p>
          </table:table-cell>
          <table:table-cell office:value-type="float" office:value="3925153" table:style-name="ce4">
            <text:p>3,925,153</text:p>
          </table:table-cell>
          <table:table-cell office:value-type="float" office:value="13306615" table:style-name="ce4">
            <text:p>13,306,61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北中山雅樂軒酒店</text:p>
          </table:table-cell>
          <table:covered-table-cell table:number-columns-repeated="4"/>
          <table:table-cell office:value-type="string" office:string-value="台北中山雅樂軒酒店" table:formula="of:=SUBSTITUTE([.A44];&quot;*&quot;;&quot;&quot;)" table:style-name="ce2">
            <text:p>台北中山雅樂軒酒店</text:p>
          </table:table-cell>
          <table:table-cell office:value-type="string" table:style-name="ce2">
            <text:p>Taipei</text:p>
          </table:table-cell>
          <table:table-cell office:value-type="float" office:value="88" table:style-name="ce4">
            <text:p>88</text:p>
          </table:table-cell>
          <table:table-cell office:value-type="float" office:value="2263" table:number-columns-spanned="2" table:number-rows-spanned="1" table:style-name="ce7">
            <text:p>2,263</text:p>
          </table:table-cell>
          <table:covered-table-cell/>
          <table:table-cell office:value-type="percentage" office:value="0.82954545454545459" table:style-name="ce5">
            <text:p>82.95%</text:p>
          </table:table-cell>
          <table:table-cell office:value-type="float" office:value="4216.8948298718506" table:number-columns-spanned="2" table:number-rows-spanned="1" table:style-name="ce7">
            <text:p>4,217</text:p>
          </table:table-cell>
          <table:covered-table-cell/>
          <table:table-cell office:value-type="float" office:value="9542833" table:style-name="ce4">
            <text:p>9,542,833</text:p>
          </table:table-cell>
          <table:table-cell office:value-type="float" office:value="806908" table:style-name="ce4">
            <text:p>806,908</text:p>
          </table:table-cell>
          <table:table-cell office:value-type="float" office:value="11566555" table:style-name="ce4">
            <text:p>11,566,55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義華酒店</text:p>
          </table:table-cell>
          <table:covered-table-cell table:number-columns-repeated="4"/>
          <table:table-cell office:value-type="string" office:string-value="義華酒店" table:formula="of:=SUBSTITUTE([.A45];&quot;*&quot;;&quot;&quot;)" table:style-name="ce2">
            <text:p>義華酒店</text:p>
          </table:table-cell>
          <table:table-cell office:value-type="string" table:style-name="ce2">
            <text:p>Taipei</text:p>
          </table:table-cell>
          <table:table-cell office:value-type="float" office:value="149" table:style-name="ce4">
            <text:p>149</text:p>
          </table:table-cell>
          <table:table-cell office:value-type="float" office:value="573" table:number-columns-spanned="2" table:number-rows-spanned="1" table:style-name="ce7">
            <text:p>573</text:p>
          </table:table-cell>
          <table:covered-table-cell/>
          <table:table-cell office:value-type="percentage" office:value="0.1240528252868586" table:style-name="ce5">
            <text:p>12.41%</text:p>
          </table:table-cell>
          <table:table-cell office:value-type="float" office:value="3920" table:number-columns-spanned="2" table:number-rows-spanned="1" table:style-name="ce7">
            <text:p>3,920</text:p>
          </table:table-cell>
          <table:covered-table-cell/>
          <table:table-cell office:value-type="float" office:value="2246160" table:style-name="ce4">
            <text:p>2,246,160</text:p>
          </table:table-cell>
          <table:table-cell office:value-type="float" office:value="205954" table:style-name="ce4">
            <text:p>205,954</text:p>
          </table:table-cell>
          <table:table-cell office:value-type="float" office:value="8560258" table:style-name="ce4">
            <text:p>8,560,2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園大飯店</text:p>
          </table:table-cell>
          <table:covered-table-cell table:number-columns-repeated="4"/>
          <table:table-cell office:value-type="string" office:string-value="華園大飯店" table:formula="of:=SUBSTITUTE([.A46];&quot;*&quot;;&quot;&quot;)" table:style-name="ce2">
            <text:p>華園大飯店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4">
            <text:p>269</text:p>
          </table:table-cell>
          <table:table-cell office:value-type="float" office:value="6752" table:number-columns-spanned="2" table:number-rows-spanned="1" table:style-name="ce7">
            <text:p>6,752</text:p>
          </table:table-cell>
          <table:covered-table-cell/>
          <table:table-cell office:value-type="percentage" office:value="0.80968941120038374" table:style-name="ce5">
            <text:p>80.97%</text:p>
          </table:table-cell>
          <table:table-cell office:value-type="float" office:value="1479.591084123223" table:number-columns-spanned="2" table:number-rows-spanned="1" table:style-name="ce7">
            <text:p>1,480</text:p>
          </table:table-cell>
          <table:covered-table-cell/>
          <table:table-cell office:value-type="float" office:value="9990199" table:style-name="ce4">
            <text:p>9,990,199</text:p>
          </table:table-cell>
          <table:table-cell office:value-type="float" office:value="3068250" table:style-name="ce4">
            <text:p>3,068,250</text:p>
          </table:table-cell>
          <table:table-cell office:value-type="float" office:value="14125221" table:style-name="ce4">
            <text:p>14,125,22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華王大飯店</text:p>
          </table:table-cell>
          <table:covered-table-cell table:number-columns-repeated="4"/>
          <table:table-cell office:value-type="string" office:string-value="華王大飯店" table:formula="of:=SUBSTITUTE([.A47];&quot;*&quot;;&quot;&quot;)" table:style-name="ce2">
            <text:p>華王大飯店</text:p>
          </table:table-cell>
          <table:table-cell office:value-type="string" table:style-name="ce2">
            <text:p>Kaohsiung</text:p>
          </table:table-cell>
          <table:table-cell office:value-type="float" office:value="297" table:style-name="ce4">
            <text:p>297</text:p>
          </table:table-cell>
          <table:table-cell office:value-type="float" office:value="2054" table:number-columns-spanned="2" table:number-rows-spanned="1" table:style-name="ce7">
            <text:p>2,054</text:p>
          </table:table-cell>
          <table:covered-table-cell/>
          <table:table-cell office:value-type="percentage" office:value="0.22309112631693279" table:style-name="ce5">
            <text:p>22.31%</text:p>
          </table:table-cell>
          <table:table-cell office:value-type="float" office:value="1482.7745861733199" table:number-columns-spanned="2" table:number-rows-spanned="1" table:style-name="ce7">
            <text:p>1,483</text:p>
          </table:table-cell>
          <table:covered-table-cell/>
          <table:table-cell office:value-type="float" office:value="3045619" table:style-name="ce4">
            <text:p>3,045,619</text:p>
          </table:table-cell>
          <table:table-cell office:value-type="float" office:value="842023" table:style-name="ce4">
            <text:p>842,023</text:p>
          </table:table-cell>
          <table:table-cell office:value-type="float" office:value="3909414" table:style-name="ce4">
            <text:p>3,909,4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國賓大飯店</text:p>
          </table:table-cell>
          <table:covered-table-cell table:number-columns-repeated="4"/>
          <table:table-cell office:value-type="string" office:string-value="高雄國賓大飯店" table:formula="of:=SUBSTITUTE([.A48];&quot;*&quot;;&quot;&quot;)" table:style-name="ce2">
            <text:p>高雄國賓大飯店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4">
            <text:p>453</text:p>
          </table:table-cell>
          <table:table-cell office:value-type="float" office:value="11806" table:number-columns-spanned="2" table:number-rows-spanned="1" table:style-name="ce7">
            <text:p>11,806</text:p>
          </table:table-cell>
          <table:covered-table-cell/>
          <table:table-cell office:value-type="percentage" office:value="0.8407035533717867" table:style-name="ce5">
            <text:p>84.07%</text:p>
          </table:table-cell>
          <table:table-cell office:value-type="float" office:value="2000.808571912587" table:number-columns-spanned="2" table:number-rows-spanned="1" table:style-name="ce7">
            <text:p>2,001</text:p>
          </table:table-cell>
          <table:covered-table-cell/>
          <table:table-cell office:value-type="float" office:value="23621546" table:style-name="ce4">
            <text:p>23,621,546</text:p>
          </table:table-cell>
          <table:table-cell office:value-type="float" office:value="38831572" table:style-name="ce4">
            <text:p>38,831,572</text:p>
          </table:table-cell>
          <table:table-cell office:value-type="float" office:value="64434614" table:style-name="ce4">
            <text:p>64,434,6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漢來大飯店</text:p>
          </table:table-cell>
          <table:covered-table-cell table:number-columns-repeated="4"/>
          <table:table-cell office:value-type="string" office:string-value="漢來大飯店" table:formula="of:=SUBSTITUTE([.A49];&quot;*&quot;;&quot;&quot;)" table:style-name="ce2">
            <text:p>漢來大飯店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4">
            <text:p>535</text:p>
          </table:table-cell>
          <table:table-cell office:value-type="float" office:value="12733" table:number-columns-spanned="2" table:number-rows-spanned="1" table:style-name="ce7">
            <text:p>12,733</text:p>
          </table:table-cell>
          <table:covered-table-cell/>
          <table:table-cell office:value-type="percentage" office:value="0.76774193548387093" table:style-name="ce5">
            <text:p>76.77%</text:p>
          </table:table-cell>
          <table:table-cell office:value-type="float" office:value="2972.6873478363309" table:number-columns-spanned="2" table:number-rows-spanned="1" table:style-name="ce7">
            <text:p>2,973</text:p>
          </table:table-cell>
          <table:covered-table-cell/>
          <table:table-cell office:value-type="float" office:value="37851228" table:style-name="ce4">
            <text:p>37,851,228</text:p>
          </table:table-cell>
          <table:table-cell office:value-type="float" office:value="66119718" table:style-name="ce4">
            <text:p>66,119,718</text:p>
          </table:table-cell>
          <table:table-cell office:value-type="float" office:value="119220428" table:style-name="ce4">
            <text:p>119,220,42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福華大飯店</text:p>
          </table:table-cell>
          <table:covered-table-cell table:number-columns-repeated="4"/>
          <table:table-cell office:value-type="string" office:string-value="高雄福華大飯店" table:formula="of:=SUBSTITUTE([.A50];&quot;*&quot;;&quot;&quot;)" table:style-name="ce2">
            <text:p>高雄福華大飯店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4">
            <text:p>271</text:p>
          </table:table-cell>
          <table:table-cell office:value-type="float" office:value="6748" table:number-columns-spanned="2" table:number-rows-spanned="1" table:style-name="ce7">
            <text:p>6,748</text:p>
          </table:table-cell>
          <table:covered-table-cell/>
          <table:table-cell office:value-type="percentage" office:value="0.80323770979645281" table:style-name="ce5">
            <text:p>80.32%</text:p>
          </table:table-cell>
          <table:table-cell office:value-type="float" office:value="2143" table:number-columns-spanned="2" table:number-rows-spanned="1" table:style-name="ce7">
            <text:p>2,143</text:p>
          </table:table-cell>
          <table:covered-table-cell/>
          <table:table-cell office:value-type="float" office:value="14460964" table:style-name="ce4">
            <text:p>14,460,964</text:p>
          </table:table-cell>
          <table:table-cell office:value-type="float" office:value="18250036" table:style-name="ce4">
            <text:p>18,250,036</text:p>
          </table:table-cell>
          <table:table-cell office:value-type="float" office:value="35898979" table:style-name="ce4">
            <text:p>35,898,97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寒軒國際大飯店</text:p>
          </table:table-cell>
          <table:covered-table-cell table:number-columns-repeated="4"/>
          <table:table-cell office:value-type="string" office:string-value="寒軒國際大飯店" table:formula="of:=SUBSTITUTE([.A51];&quot;*&quot;;&quot;&quot;)" table:style-name="ce2">
            <text:p>寒軒國際大飯店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4">
            <text:p>380</text:p>
          </table:table-cell>
          <table:table-cell office:value-type="float" office:value="8544" table:number-columns-spanned="2" table:number-rows-spanned="1" table:style-name="ce7">
            <text:p>8,544</text:p>
          </table:table-cell>
          <table:covered-table-cell/>
          <table:table-cell office:value-type="percentage" office:value="0.72529711375212225" table:style-name="ce5">
            <text:p>72.53%</text:p>
          </table:table-cell>
          <table:table-cell office:value-type="float" office:value="1885.1322565543071" table:number-columns-spanned="2" table:number-rows-spanned="1" table:style-name="ce7">
            <text:p>1,885</text:p>
          </table:table-cell>
          <table:covered-table-cell/>
          <table:table-cell office:value-type="float" office:value="16106570" table:style-name="ce4">
            <text:p>16,106,570</text:p>
          </table:table-cell>
          <table:table-cell office:value-type="float" office:value="14698223" table:style-name="ce4">
            <text:p>14,698,223</text:p>
          </table:table-cell>
          <table:table-cell office:value-type="float" office:value="31871052" table:style-name="ce4">
            <text:p>31,871,05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麗尊大酒店</text:p>
          </table:table-cell>
          <table:covered-table-cell table:number-columns-repeated="4"/>
          <table:table-cell office:value-type="string" office:string-value="麗尊大酒店" table:formula="of:=SUBSTITUTE([.A52];&quot;*&quot;;&quot;&quot;)" table:style-name="ce2">
            <text:p>麗尊大酒店</text:p>
          </table:table-cell>
          <table:table-cell office:value-type="string" table:style-name="ce2">
            <text:p>Kaohsiung</text:p>
          </table:table-cell>
          <table:table-cell office:value-type="float" office:value="198" table:style-name="ce4">
            <text:p>198</text:p>
          </table:table-cell>
          <table:table-cell office:value-type="float" office:value="4640" table:number-columns-spanned="2" table:number-rows-spanned="1" table:style-name="ce7">
            <text:p>4,640</text:p>
          </table:table-cell>
          <table:covered-table-cell/>
          <table:table-cell office:value-type="percentage" office:value="0.75594656239817526" table:style-name="ce5">
            <text:p>75.59%</text:p>
          </table:table-cell>
          <table:table-cell office:value-type="float" office:value="2170.153448275862" table:number-columns-spanned="2" table:number-rows-spanned="1" table:style-name="ce7">
            <text:p>2,170</text:p>
          </table:table-cell>
          <table:covered-table-cell/>
          <table:table-cell office:value-type="float" office:value="10069512" table:style-name="ce4">
            <text:p>10,069,512</text:p>
          </table:table-cell>
          <table:table-cell office:value-type="float" office:value="14885266" table:style-name="ce4">
            <text:p>14,885,266</text:p>
          </table:table-cell>
          <table:table-cell office:value-type="float" office:value="26707798" table:style-name="ce4">
            <text:p>26,707,79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義大皇家酒店</text:p>
          </table:table-cell>
          <table:covered-table-cell table:number-columns-repeated="4"/>
          <table:table-cell office:value-type="string" office:string-value="義大皇家酒店" table:formula="of:=SUBSTITUTE([.A53];&quot;*&quot;;&quot;&quot;)" table:style-name="ce2">
            <text:p>義大皇家酒店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4">
            <text:p>656</text:p>
          </table:table-cell>
          <table:table-cell office:value-type="float" office:value="13297" table:number-columns-spanned="2" table:number-rows-spanned="1" table:style-name="ce7">
            <text:p>13,297</text:p>
          </table:table-cell>
          <table:covered-table-cell/>
          <table:table-cell office:value-type="percentage" office:value="0.65386506687647517" table:style-name="ce5">
            <text:p>65.39%</text:p>
          </table:table-cell>
          <table:table-cell office:value-type="float" office:value="3027" table:number-columns-spanned="2" table:number-rows-spanned="1" table:style-name="ce7">
            <text:p>3,027</text:p>
          </table:table-cell>
          <table:covered-table-cell/>
          <table:table-cell office:value-type="float" office:value="40250019" table:style-name="ce4">
            <text:p>40,250,019</text:p>
          </table:table-cell>
          <table:table-cell office:value-type="float" office:value="26582674" table:style-name="ce4">
            <text:p>26,582,674</text:p>
          </table:table-cell>
          <table:table-cell office:value-type="float" office:value="73285631" table:style-name="ce4">
            <text:p>73,285,63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高雄</text:p>
          </table:table-cell>
          <table:covered-table-cell table:number-columns-repeated="4"/>
          <table:table-cell office:value-type="string" office:string-value="福容大飯店 高雄" table:formula="of:=SUBSTITUTE([.A54];&quot;*&quot;;&quot;&quot;)" table:style-name="ce2">
            <text:p>福容大飯店 高雄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4">
            <text:p>250</text:p>
          </table:table-cell>
          <table:table-cell office:value-type="float" office:value="5073" table:number-columns-spanned="2" table:number-rows-spanned="1" table:style-name="ce7">
            <text:p>5,073</text:p>
          </table:table-cell>
          <table:covered-table-cell/>
          <table:table-cell office:value-type="percentage" office:value="0.65458064516129033" table:style-name="ce5">
            <text:p>65.46%</text:p>
          </table:table-cell>
          <table:table-cell office:value-type="float" office:value="1814.297260003942" table:number-columns-spanned="2" table:number-rows-spanned="1" table:style-name="ce7">
            <text:p>1,814</text:p>
          </table:table-cell>
          <table:covered-table-cell/>
          <table:table-cell office:value-type="float" office:value="9203930" table:style-name="ce4">
            <text:p>9,203,930</text:p>
          </table:table-cell>
          <table:table-cell office:value-type="float" office:value="13167906" table:style-name="ce4">
            <text:p>13,167,906</text:p>
          </table:table-cell>
          <table:table-cell office:value-type="float" office:value="22391162" table:style-name="ce4">
            <text:p>22,391,16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晶英國際行館</text:p>
          </table:table-cell>
          <table:covered-table-cell table:number-columns-repeated="4"/>
          <table:table-cell office:value-type="string" office:string-value="晶英國際行館" table:formula="of:=SUBSTITUTE([.A55];&quot;*&quot;;&quot;&quot;)" table:style-name="ce2">
            <text:p>晶英國際行館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4">
            <text:p>147</text:p>
          </table:table-cell>
          <table:table-cell office:value-type="float" office:value="1371" table:number-columns-spanned="2" table:number-rows-spanned="1" table:style-name="ce7">
            <text:p>1,371</text:p>
          </table:table-cell>
          <table:covered-table-cell/>
          <table:table-cell office:value-type="percentage" office:value="0.3008558262014483" table:style-name="ce5">
            <text:p>30.09%</text:p>
          </table:table-cell>
          <table:table-cell office:value-type="float" office:value="6332.9139314369077" table:number-columns-spanned="2" table:number-rows-spanned="1" table:style-name="ce7">
            <text:p>6,333</text:p>
          </table:table-cell>
          <table:covered-table-cell/>
          <table:table-cell office:value-type="float" office:value="8682425" table:style-name="ce4">
            <text:p>8,682,425</text:p>
          </table:table-cell>
          <table:table-cell office:value-type="float" office:value="10604651" table:style-name="ce4">
            <text:p>10,604,651</text:p>
          </table:table-cell>
          <table:table-cell office:value-type="float" office:value="21920887" table:style-name="ce4">
            <text:p>21,920,88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全國大飯店</text:p>
          </table:table-cell>
          <table:covered-table-cell table:number-columns-repeated="4"/>
          <table:table-cell office:value-type="string" office:string-value="全國大飯店" table:formula="of:=SUBSTITUTE([.A56];&quot;*&quot;;&quot;&quot;)" table:style-name="ce2">
            <text:p>全國大飯店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4">
            <text:p>178</text:p>
          </table:table-cell>
          <table:table-cell office:value-type="float" office:value="3466" table:number-columns-spanned="2" table:number-rows-spanned="1" table:style-name="ce7">
            <text:p>3,466</text:p>
          </table:table-cell>
          <table:covered-table-cell/>
          <table:table-cell office:value-type="percentage" office:value="0.62812613265675965" table:style-name="ce5">
            <text:p>62.81%</text:p>
          </table:table-cell>
          <table:table-cell office:value-type="float" office:value="2044.4535487593771" table:number-columns-spanned="2" table:number-rows-spanned="1" table:style-name="ce7">
            <text:p>2,044</text:p>
          </table:table-cell>
          <table:covered-table-cell/>
          <table:table-cell office:value-type="float" office:value="7086076" table:style-name="ce4">
            <text:p>7,086,076</text:p>
          </table:table-cell>
          <table:table-cell office:value-type="float" office:value="11514267" table:style-name="ce4">
            <text:p>11,514,267</text:p>
          </table:table-cell>
          <table:table-cell office:value-type="float" office:value="20736406" table:style-name="ce4">
            <text:p>20,736,40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桂冠酒店(台中)</text:p>
          </table:table-cell>
          <table:covered-table-cell table:number-columns-repeated="4"/>
          <table:table-cell office:value-type="string" office:string-value="長榮桂冠酒店(台中)" table:formula="of:=SUBSTITUTE([.A57];&quot;*&quot;;&quot;&quot;)" table:style-name="ce2">
            <text:p>長榮桂冠酒店(台中)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4">
            <text:p>354</text:p>
          </table:table-cell>
          <table:table-cell office:value-type="float" office:value="8378" table:number-columns-spanned="2" table:number-rows-spanned="1" table:style-name="ce7">
            <text:p>8,378</text:p>
          </table:table-cell>
          <table:covered-table-cell/>
          <table:table-cell office:value-type="percentage" office:value="0.76344086021505375" table:style-name="ce5">
            <text:p>76.34%</text:p>
          </table:table-cell>
          <table:table-cell office:value-type="float" office:value="2209.2020768679881" table:number-columns-spanned="2" table:number-rows-spanned="1" table:style-name="ce7">
            <text:p>2,209</text:p>
          </table:table-cell>
          <table:covered-table-cell/>
          <table:table-cell office:value-type="float" office:value="18508695" table:style-name="ce4">
            <text:p>18,508,695</text:p>
          </table:table-cell>
          <table:table-cell office:value-type="float" office:value="25648673" table:style-name="ce4">
            <text:p>25,648,673</text:p>
          </table:table-cell>
          <table:table-cell office:value-type="float" office:value="49028592" table:style-name="ce4">
            <text:p>49,028,5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福華大飯店</text:p>
          </table:table-cell>
          <table:covered-table-cell table:number-columns-repeated="4"/>
          <table:table-cell office:value-type="string" office:string-value="台中福華大飯店" table:formula="of:=SUBSTITUTE([.A58];&quot;*&quot;;&quot;&quot;)" table:style-name="ce2">
            <text:p>台中福華大飯店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4">
            <text:p>155</text:p>
          </table:table-cell>
          <table:table-cell office:value-type="float" office:value="3475" table:number-columns-spanned="2" table:number-rows-spanned="1" table:style-name="ce7">
            <text:p>3,475</text:p>
          </table:table-cell>
          <table:covered-table-cell/>
          <table:table-cell office:value-type="percentage" office:value="0.72320499479708633" table:style-name="ce5">
            <text:p>72.32%</text:p>
          </table:table-cell>
          <table:table-cell office:value-type="float" office:value="2720.5979856115109" table:number-columns-spanned="2" table:number-rows-spanned="1" table:style-name="ce7">
            <text:p>2,721</text:p>
          </table:table-cell>
          <table:covered-table-cell/>
          <table:table-cell office:value-type="float" office:value="9454078" table:style-name="ce4">
            <text:p>9,454,078</text:p>
          </table:table-cell>
          <table:table-cell office:value-type="float" office:value="9403753" table:style-name="ce4">
            <text:p>9,403,753</text:p>
          </table:table-cell>
          <table:table-cell office:value-type="float" office:value="21276616" table:style-name="ce4">
            <text:p>21,276,61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中金典酒店</text:p>
          </table:table-cell>
          <table:covered-table-cell table:number-columns-repeated="4"/>
          <table:table-cell office:value-type="string" office:string-value="台中金典酒店" table:formula="of:=SUBSTITUTE([.A59];&quot;*&quot;;&quot;&quot;)" table:style-name="ce2">
            <text:p>台中金典酒店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4">
            <text:p>222</text:p>
          </table:table-cell>
          <table:table-cell office:value-type="float" office:value="5343" table:number-columns-spanned="2" table:number-rows-spanned="1" table:style-name="ce7">
            <text:p>5,343</text:p>
          </table:table-cell>
          <table:covered-table-cell/>
          <table:table-cell office:value-type="percentage" office:value="0.77637314734088925" table:style-name="ce5">
            <text:p>77.64%</text:p>
          </table:table-cell>
          <table:table-cell office:value-type="float" office:value="3037.2979599475948" table:number-columns-spanned="2" table:number-rows-spanned="1" table:style-name="ce7">
            <text:p>3,037</text:p>
          </table:table-cell>
          <table:covered-table-cell/>
          <table:table-cell office:value-type="float" office:value="16228283" table:style-name="ce4">
            <text:p>16,228,283</text:p>
          </table:table-cell>
          <table:table-cell office:value-type="float" office:value="18726129" table:style-name="ce4">
            <text:p>18,726,129</text:p>
          </table:table-cell>
          <table:table-cell office:value-type="float" office:value="49656309" table:style-name="ce4">
            <text:p>49,656,30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海灣藝術酒店</text:p>
          </table:table-cell>
          <table:covered-table-cell table:number-columns-repeated="4"/>
          <table:table-cell office:value-type="string" office:string-value="海灣藝術酒店" table:formula="of:=SUBSTITUTE([.A60];&quot;*&quot;;&quot;&quot;)" table:style-name="ce2">
            <text:p>海灣藝術酒店</text:p>
          </table:table-cell>
          <table:table-cell office:value-type="string" table:style-name="ce2">
            <text:p>Taichung</text:p>
          </table:table-cell>
          <table:table-cell office:value-type="float" office:value="226" table:style-name="ce4">
            <text:p>226</text:p>
          </table:table-cell>
          <table:table-cell office:value-type="float" office:value="1968" table:number-columns-spanned="2" table:number-rows-spanned="1" table:style-name="ce7">
            <text:p>1,968</text:p>
          </table:table-cell>
          <table:covered-table-cell/>
          <table:table-cell office:value-type="percentage" office:value="0.28090208392806171" table:style-name="ce5">
            <text:p>28.09%</text:p>
          </table:table-cell>
          <table:table-cell office:value-type="float" office:value="1447.9888211382111" table:number-columns-spanned="2" table:number-rows-spanned="1" table:style-name="ce7">
            <text:p>1,448</text:p>
          </table:table-cell>
          <table:covered-table-cell/>
          <table:table-cell office:value-type="float" office:value="2849642" table:style-name="ce4">
            <text:p>2,849,642</text:p>
          </table:table-cell>
          <table:table-cell office:value-type="float" office:value="482509" table:style-name="ce4">
            <text:p>482,509</text:p>
          </table:table-cell>
          <table:table-cell office:value-type="float" office:value="3441597" table:style-name="ce4">
            <text:p>3,441,5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裕元花園酒店</text:p>
          </table:table-cell>
          <table:covered-table-cell table:number-columns-repeated="4"/>
          <table:table-cell office:value-type="string" office:string-value="裕元花園酒店" table:formula="of:=SUBSTITUTE([.A61];&quot;*&quot;;&quot;&quot;)" table:style-name="ce2">
            <text:p>裕元花園酒店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4">
            <text:p>149</text:p>
          </table:table-cell>
          <table:table-cell office:value-type="float" office:value="3448" table:number-columns-spanned="2" table:number-rows-spanned="1" table:style-name="ce7">
            <text:p>3,448</text:p>
          </table:table-cell>
          <table:covered-table-cell/>
          <table:table-cell office:value-type="percentage" office:value="0.74648192249404632" table:style-name="ce5">
            <text:p>74.65%</text:p>
          </table:table-cell>
          <table:table-cell office:value-type="float" office:value="3141.337877030162" table:number-columns-spanned="2" table:number-rows-spanned="1" table:style-name="ce7">
            <text:p>3,141</text:p>
          </table:table-cell>
          <table:covered-table-cell/>
          <table:table-cell office:value-type="float" office:value="10831333" table:style-name="ce4">
            <text:p>10,831,333</text:p>
          </table:table-cell>
          <table:table-cell office:value-type="float" office:value="31239614" table:style-name="ce4">
            <text:p>31,239,614</text:p>
          </table:table-cell>
          <table:table-cell office:value-type="float" office:value="47181890" table:style-name="ce4">
            <text:p>47,181,89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中港酒店</text:p>
          </table:table-cell>
          <table:covered-table-cell table:number-columns-repeated="4"/>
          <table:table-cell office:value-type="string" office:string-value="台中港酒店" table:formula="of:=SUBSTITUTE([.A62];&quot;*&quot;;&quot;&quot;)" table:style-name="ce2">
            <text:p>台中港酒店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4">
            <text:p>200</text:p>
          </table:table-cell>
          <table:table-cell office:value-type="float" office:value="3706" table:number-columns-spanned="2" table:number-rows-spanned="1" table:style-name="ce7">
            <text:p>3,706</text:p>
          </table:table-cell>
          <table:covered-table-cell/>
          <table:table-cell office:value-type="percentage" office:value="0.597741935483871" table:style-name="ce5">
            <text:p>59.77%</text:p>
          </table:table-cell>
          <table:table-cell office:value-type="float" office:value="2707.1810577441979" table:number-columns-spanned="2" table:number-rows-spanned="1" table:style-name="ce7">
            <text:p>2,707</text:p>
          </table:table-cell>
          <table:covered-table-cell/>
          <table:table-cell office:value-type="float" office:value="10032813" table:style-name="ce4">
            <text:p>10,032,813</text:p>
          </table:table-cell>
          <table:table-cell office:value-type="float" office:value="3747326" table:style-name="ce4">
            <text:p>3,747,326</text:p>
          </table:table-cell>
          <table:table-cell office:value-type="float" office:value="14657735" table:style-name="ce4">
            <text:p>14,657,7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亞士都飯店</text:p>
          </table:table-cell>
          <table:covered-table-cell table:number-columns-repeated="4"/>
          <table:table-cell office:value-type="string" office:string-value="花蓮亞士都飯店" table:formula="of:=SUBSTITUTE([.A63];&quot;*&quot;;&quot;&quot;)" table:style-name="ce2">
            <text:p>花蓮亞士都飯店</text:p>
          </table:table-cell>
          <table:table-cell office:value-type="string" table:style-name="ce2">
            <text:p>Hualien</text:p>
          </table:table-cell>
          <table:table-cell office:value-type="float" office:value="167" table:style-name="ce4">
            <text:p>167</text:p>
          </table:table-cell>
          <table:table-cell office:value-type="float" office:value="2048" table:number-columns-spanned="2" table:number-rows-spanned="1" table:style-name="ce7">
            <text:p>2,048</text:p>
          </table:table-cell>
          <table:covered-table-cell/>
          <table:table-cell office:value-type="percentage" office:value="0.395595904964265" table:style-name="ce5">
            <text:p>39.56%</text:p>
          </table:table-cell>
          <table:table-cell office:value-type="float" office:value="1362.79296875" table:number-columns-spanned="2" table:number-rows-spanned="1" table:style-name="ce7">
            <text:p>1,363</text:p>
          </table:table-cell>
          <table:covered-table-cell/>
          <table:table-cell office:value-type="float" office:value="2791000" table:style-name="ce4">
            <text:p>2,791,000</text:p>
          </table:table-cell>
          <table:table-cell office:value-type="float" office:value="1570000" table:style-name="ce4">
            <text:p>1,570,000</text:p>
          </table:table-cell>
          <table:table-cell office:value-type="float" office:value="4379567" table:style-name="ce4">
            <text:p>4,379,5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花蓮翰品酒店</text:p>
          </table:table-cell>
          <table:covered-table-cell table:number-columns-repeated="4"/>
          <table:table-cell office:value-type="string" office:string-value="花蓮翰品酒店" table:formula="of:=SUBSTITUTE([.A64];&quot;*&quot;;&quot;&quot;)" table:style-name="ce2">
            <text:p>花蓮翰品酒店</text:p>
          </table:table-cell>
          <table:table-cell office:value-type="string" table:style-name="ce2">
            <text:p>Hualien</text:p>
          </table:table-cell>
          <table:table-cell office:value-type="float" office:value="197" table:style-name="ce4">
            <text:p>197</text:p>
          </table:table-cell>
          <table:table-cell office:value-type="float" office:value="5076" table:number-columns-spanned="2" table:number-rows-spanned="1" table:style-name="ce7">
            <text:p>5,076</text:p>
          </table:table-cell>
          <table:covered-table-cell/>
          <table:table-cell office:value-type="percentage" office:value="0.83117733748157852" table:style-name="ce5">
            <text:p>83.12%</text:p>
          </table:table-cell>
          <table:table-cell office:value-type="float" office:value="2775.0311268715518" table:number-columns-spanned="2" table:number-rows-spanned="1" table:style-name="ce7">
            <text:p>2,775</text:p>
          </table:table-cell>
          <table:covered-table-cell/>
          <table:table-cell office:value-type="float" office:value="14086058" table:style-name="ce4">
            <text:p>14,086,058</text:p>
          </table:table-cell>
          <table:table-cell office:value-type="float" office:value="7942909" table:style-name="ce4">
            <text:p>7,942,909</text:p>
          </table:table-cell>
          <table:table-cell office:value-type="float" office:value="22593003" table:style-name="ce4">
            <text:p>22,593,0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美侖大飯店</text:p>
          </table:table-cell>
          <table:covered-table-cell table:number-columns-repeated="4"/>
          <table:table-cell office:value-type="string" office:string-value="美侖大飯店" table:formula="of:=SUBSTITUTE([.A65];&quot;*&quot;;&quot;&quot;)" table:style-name="ce2">
            <text:p>美侖大飯店</text:p>
          </table:table-cell>
          <table:table-cell office:value-type="string" table:style-name="ce2">
            <text:p>Hualien</text:p>
          </table:table-cell>
          <table:table-cell office:value-type="float" office:value="343" table:style-name="ce4">
            <text:p>343</text:p>
          </table:table-cell>
          <table:table-cell office:value-type="float" office:value="8521" table:number-columns-spanned="2" table:number-rows-spanned="1" table:style-name="ce7">
            <text:p>8,521</text:p>
          </table:table-cell>
          <table:covered-table-cell/>
          <table:table-cell office:value-type="percentage" office:value="0.80137308379573025" table:style-name="ce5">
            <text:p>80.14%</text:p>
          </table:table-cell>
          <table:table-cell office:value-type="float" office:value="2510.1278019011852" table:number-columns-spanned="2" table:number-rows-spanned="1" table:style-name="ce7">
            <text:p>2,510</text:p>
          </table:table-cell>
          <table:covered-table-cell/>
          <table:table-cell office:value-type="float" office:value="21388799" table:style-name="ce4">
            <text:p>21,388,799</text:p>
          </table:table-cell>
          <table:table-cell office:value-type="float" office:value="10588471" table:style-name="ce4">
            <text:p>10,588,471</text:p>
          </table:table-cell>
          <table:table-cell office:value-type="float" office:value="33401886" table:style-name="ce4">
            <text:p>33,401,88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遠雄悅來大飯店</text:p>
          </table:table-cell>
          <table:covered-table-cell table:number-columns-repeated="4"/>
          <table:table-cell office:value-type="string" office:string-value="遠雄悅來大飯店" table:formula="of:=SUBSTITUTE([.A66];&quot;*&quot;;&quot;&quot;)" table:style-name="ce2">
            <text:p>遠雄悅來大飯店</text:p>
          </table:table-cell>
          <table:table-cell office:value-type="string" table:style-name="ce2">
            <text:p>Hualien</text:p>
          </table:table-cell>
          <table:table-cell office:value-type="float" office:value="381" table:style-name="ce4">
            <text:p>381</text:p>
          </table:table-cell>
          <table:table-cell office:value-type="float" office:value="7711" table:number-columns-spanned="2" table:number-rows-spanned="1" table:style-name="ce7">
            <text:p>7,711</text:p>
          </table:table-cell>
          <table:covered-table-cell/>
          <table:table-cell office:value-type="percentage" office:value="0.65286597239861144" table:style-name="ce5">
            <text:p>65.29%</text:p>
          </table:table-cell>
          <table:table-cell office:value-type="float" office:value="3648.1622357670858" table:number-columns-spanned="2" table:number-rows-spanned="1" table:style-name="ce7">
            <text:p>3,648</text:p>
          </table:table-cell>
          <table:covered-table-cell/>
          <table:table-cell office:value-type="float" office:value="28130979" table:style-name="ce4">
            <text:p>28,130,979</text:p>
          </table:table-cell>
          <table:table-cell office:value-type="float" office:value="17295006" table:style-name="ce4">
            <text:p>17,295,006</text:p>
          </table:table-cell>
          <table:table-cell office:value-type="float" office:value="54224314" table:style-name="ce4">
            <text:p>54,224,31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瑞穗天合國際觀光酒店</text:p>
          </table:table-cell>
          <table:covered-table-cell table:number-columns-repeated="4"/>
          <table:table-cell office:value-type="string" office:string-value="瑞穗天合國際觀光酒店" table:formula="of:=SUBSTITUTE([.A67];&quot;*&quot;;&quot;&quot;)" table:style-name="ce2">
            <text:p>瑞穗天合國際觀光酒店</text:p>
          </table:table-cell>
          <table:table-cell office:value-type="string" table:style-name="ce2">
            <text:p>Hualien</text:p>
          </table:table-cell>
          <table:table-cell office:value-type="float" office:value="198" table:style-name="ce4">
            <text:p>198</text:p>
          </table:table-cell>
          <table:table-cell office:value-type="float" office:value="3638" table:number-columns-spanned="2" table:number-rows-spanned="1" table:style-name="ce7">
            <text:p>3,638</text:p>
          </table:table-cell>
          <table:covered-table-cell/>
          <table:table-cell office:value-type="percentage" office:value="0.5927012056044314" table:style-name="ce5">
            <text:p>59.27%</text:p>
          </table:table-cell>
          <table:table-cell office:value-type="float" office:value="8218.9876305662456" table:number-columns-spanned="2" table:number-rows-spanned="1" table:style-name="ce7">
            <text:p>8,219</text:p>
          </table:table-cell>
          <table:covered-table-cell/>
          <table:table-cell office:value-type="float" office:value="29900677" table:style-name="ce4">
            <text:p>29,900,677</text:p>
          </table:table-cell>
          <table:table-cell office:value-type="float" office:value="12977706" table:style-name="ce4">
            <text:p>12,977,706</text:p>
          </table:table-cell>
          <table:table-cell office:value-type="float" office:value="48853358" table:style-name="ce4">
            <text:p>48,853,35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晶悅國際飯店</text:p>
          </table:table-cell>
          <table:covered-table-cell table:number-columns-repeated="4"/>
          <table:table-cell office:value-type="string" office:string-value="晶悅國際飯店" table:formula="of:=SUBSTITUTE([.A68];&quot;*&quot;;&quot;&quot;)" table:style-name="ce2">
            <text:p>晶悅國際飯店</text:p>
          </table:table-cell>
          <table:table-cell office:value-type="string" table:style-name="ce2">
            <text:p>Taoyuan-Hsinchu-Miaoli</text:p>
          </table:table-cell>
          <table:table-cell office:value-type="float" office:value="388" table:style-name="ce4">
            <text:p>388</text:p>
          </table:table-cell>
          <table:table-cell office:value-type="float" office:value="8600" table:number-columns-spanned="2" table:number-rows-spanned="1" table:style-name="ce7">
            <text:p>8,600</text:p>
          </table:table-cell>
          <table:covered-table-cell/>
          <table:table-cell office:value-type="percentage" office:value="0.7149983372131693" table:style-name="ce5">
            <text:p>71.50%</text:p>
          </table:table-cell>
          <table:table-cell office:value-type="float" office:value="1811.510813953488" table:number-columns-spanned="2" table:number-rows-spanned="1" table:style-name="ce7">
            <text:p>1,812</text:p>
          </table:table-cell>
          <table:covered-table-cell/>
          <table:table-cell office:value-type="float" office:value="15578993" table:style-name="ce4">
            <text:p>15,578,993</text:p>
          </table:table-cell>
          <table:table-cell office:value-type="float" office:value="9950645" table:style-name="ce4">
            <text:p>9,950,645</text:p>
          </table:table-cell>
          <table:table-cell office:value-type="float" office:value="27085756" table:style-name="ce4">
            <text:p>27,085,75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尊爵天際大飯店</text:p>
          </table:table-cell>
          <table:covered-table-cell table:number-columns-repeated="4"/>
          <table:table-cell office:value-type="string" office:string-value="尊爵天際大飯店" table:formula="of:=SUBSTITUTE([.A69];&quot;*&quot;;&quot;&quot;)" table:style-name="ce2">
            <text:p>尊爵天際大飯店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4">
            <text:p>250</text:p>
          </table:table-cell>
          <table:table-cell office:value-type="float" office:value="6393" table:number-columns-spanned="2" table:number-rows-spanned="1" table:style-name="ce7">
            <text:p>6,393</text:p>
          </table:table-cell>
          <table:covered-table-cell/>
          <table:table-cell office:value-type="percentage" office:value="0.82490322580645159" table:style-name="ce5">
            <text:p>82.49%</text:p>
          </table:table-cell>
          <table:table-cell office:value-type="float" office:value="2301.583607070233" table:number-columns-spanned="2" table:number-rows-spanned="1" table:style-name="ce7">
            <text:p>2,302</text:p>
          </table:table-cell>
          <table:covered-table-cell/>
          <table:table-cell office:value-type="float" office:value="14714024" table:style-name="ce4">
            <text:p>14,714,024</text:p>
          </table:table-cell>
          <table:table-cell office:value-type="float" office:value="22229983" table:style-name="ce4">
            <text:p>22,229,983</text:p>
          </table:table-cell>
          <table:table-cell office:value-type="float" office:value="37287588" table:style-name="ce4">
            <text:p>37,287,5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南方莊園渡假飯店</text:p>
          </table:table-cell>
          <table:covered-table-cell table:number-columns-repeated="4"/>
          <table:table-cell office:value-type="string" office:string-value="南方莊園渡假飯店" table:formula="of:=SUBSTITUTE([.A70];&quot;*&quot;;&quot;&quot;)" table:style-name="ce2">
            <text:p>南方莊園渡假飯店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4">
            <text:p>111</text:p>
          </table:table-cell>
          <table:table-cell office:value-type="float" office:value="2656" table:number-columns-spanned="2" table:number-rows-spanned="1" table:style-name="ce7">
            <text:p>2,656</text:p>
          </table:table-cell>
          <table:covered-table-cell/>
          <table:table-cell office:value-type="percentage" office:value="0.77186864283638479" table:style-name="ce5">
            <text:p>77.19%</text:p>
          </table:table-cell>
          <table:table-cell office:value-type="float" office:value="4142.5045180722891" table:number-columns-spanned="2" table:number-rows-spanned="1" table:style-name="ce7">
            <text:p>4,143</text:p>
          </table:table-cell>
          <table:covered-table-cell/>
          <table:table-cell office:value-type="float" office:value="11002492" table:style-name="ce4">
            <text:p>11,002,492</text:p>
          </table:table-cell>
          <table:table-cell office:value-type="float" office:value="9830925" table:style-name="ce4">
            <text:p>9,830,925</text:p>
          </table:table-cell>
          <table:table-cell office:value-type="float" office:value="26363197" table:style-name="ce4">
            <text:p>26,363,19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北諾富特華航桃園機場飯店</text:p>
          </table:table-cell>
          <table:covered-table-cell table:number-columns-repeated="4"/>
          <table:table-cell office:value-type="string" office:string-value="台北諾富特華航桃園機場飯店" table:formula="of:=SUBSTITUTE([.A71];&quot;*&quot;;&quot;&quot;)" table:style-name="ce2">
            <text:p>台北諾富特華航桃園機場飯店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4">
            <text:p>516</text:p>
          </table:table-cell>
          <table:table-cell office:value-type="float" office:value="10991" table:number-columns-spanned="2" table:number-rows-spanned="1" table:style-name="ce7">
            <text:p>10,991</text:p>
          </table:table-cell>
          <table:covered-table-cell/>
          <table:table-cell office:value-type="percentage" office:value="0.6871092773193298" table:style-name="ce5">
            <text:p>68.71%</text:p>
          </table:table-cell>
          <table:table-cell office:value-type="float" office:value="2840.7063961422982" table:number-columns-spanned="2" table:number-rows-spanned="1" table:style-name="ce7">
            <text:p>2,841</text:p>
          </table:table-cell>
          <table:covered-table-cell/>
          <table:table-cell office:value-type="float" office:value="31222204" table:style-name="ce4">
            <text:p>31,222,204</text:p>
          </table:table-cell>
          <table:table-cell office:value-type="float" office:value="12680148" table:style-name="ce4">
            <text:p>12,680,148</text:p>
          </table:table-cell>
          <table:table-cell office:value-type="float" office:value="49069926" table:style-name="ce4">
            <text:p>49,069,9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桃園喜來登酒店</text:p>
          </table:table-cell>
          <table:covered-table-cell table:number-columns-repeated="4"/>
          <table:table-cell office:value-type="string" office:string-value="桃園喜來登酒店" table:formula="of:=SUBSTITUTE([.A72];&quot;*&quot;;&quot;&quot;)" table:style-name="ce2">
            <text:p>桃園喜來登酒店</text:p>
          </table:table-cell>
          <table:table-cell office:value-type="string" table:style-name="ce2">
            <text:p>Taoyuan-Hsinchu-Miaoli</text:p>
          </table:table-cell>
          <table:table-cell office:value-type="float" office:value="187" table:style-name="ce4">
            <text:p>187</text:p>
          </table:table-cell>
          <table:table-cell office:value-type="float" office:value="1061" table:number-columns-spanned="2" table:number-rows-spanned="1" table:style-name="ce7">
            <text:p>1,061</text:p>
          </table:table-cell>
          <table:covered-table-cell/>
          <table:table-cell office:value-type="percentage" office:value="0.18302570294980161" table:style-name="ce5">
            <text:p>18.30%</text:p>
          </table:table-cell>
          <table:table-cell office:value-type="float" office:value="2551.2082940622049" table:number-columns-spanned="2" table:number-rows-spanned="1" table:style-name="ce7">
            <text:p>2,551</text:p>
          </table:table-cell>
          <table:covered-table-cell/>
          <table:table-cell office:value-type="float" office:value="2706832" table:style-name="ce4">
            <text:p>2,706,832</text:p>
          </table:table-cell>
          <table:table-cell office:value-type="float" office:value="5677955" table:style-name="ce4">
            <text:p>5,677,955</text:p>
          </table:table-cell>
          <table:table-cell office:value-type="float" office:value="9321694" table:style-name="ce4">
            <text:p>9,321,6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喜來登大飯店</text:p>
          </table:table-cell>
          <table:covered-table-cell table:number-columns-repeated="4"/>
          <table:table-cell office:value-type="string" office:string-value="新竹喜來登大飯店" table:formula="of:=SUBSTITUTE([.A73];&quot;*&quot;;&quot;&quot;)" table:style-name="ce2">
            <text:p>新竹喜來登大飯店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4">
            <text:p>386</text:p>
          </table:table-cell>
          <table:table-cell office:value-type="float" office:value="10187" table:number-columns-spanned="2" table:number-rows-spanned="1" table:style-name="ce7">
            <text:p>10,187</text:p>
          </table:table-cell>
          <table:covered-table-cell/>
          <table:table-cell office:value-type="percentage" office:value="0.85132876483369546" table:style-name="ce5">
            <text:p>85.13%</text:p>
          </table:table-cell>
          <table:table-cell office:value-type="float" office:value="3179.2780995386279" table:number-columns-spanned="2" table:number-rows-spanned="1" table:style-name="ce7">
            <text:p>3,179</text:p>
          </table:table-cell>
          <table:covered-table-cell/>
          <table:table-cell office:value-type="float" office:value="32387306" table:style-name="ce4">
            <text:p>32,387,306</text:p>
          </table:table-cell>
          <table:table-cell office:value-type="float" office:value="36556380" table:style-name="ce4">
            <text:p>36,556,380</text:p>
          </table:table-cell>
          <table:table-cell office:value-type="float" office:value="78310500" table:style-name="ce4">
            <text:p>78,310,5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老爺大酒店</text:p>
          </table:table-cell>
          <table:covered-table-cell table:number-columns-repeated="4"/>
          <table:table-cell office:value-type="string" office:string-value="新竹老爺大酒店" table:formula="of:=SUBSTITUTE([.A74];&quot;*&quot;;&quot;&quot;)" table:style-name="ce2">
            <text:p>新竹老爺大酒店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4">
            <text:p>208</text:p>
          </table:table-cell>
          <table:table-cell office:value-type="float" office:value="4413" table:number-columns-spanned="2" table:number-rows-spanned="1" table:style-name="ce7">
            <text:p>4,413</text:p>
          </table:table-cell>
          <table:covered-table-cell/>
          <table:table-cell office:value-type="percentage" office:value="0.68439826302729534" table:style-name="ce5">
            <text:p>68.44%</text:p>
          </table:table-cell>
          <table:table-cell office:value-type="float" office:value="3181.8701563562199" table:number-columns-spanned="2" table:number-rows-spanned="1" table:style-name="ce7">
            <text:p>3,182</text:p>
          </table:table-cell>
          <table:covered-table-cell/>
          <table:table-cell office:value-type="float" office:value="14041593" table:style-name="ce4">
            <text:p>14,041,593</text:p>
          </table:table-cell>
          <table:table-cell office:value-type="float" office:value="12905565" table:style-name="ce4">
            <text:p>12,905,565</text:p>
          </table:table-cell>
          <table:table-cell office:value-type="float" office:value="28314969" table:style-name="ce4">
            <text:p>28,314,96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新竹國賓大飯店</text:p>
          </table:table-cell>
          <table:covered-table-cell table:number-columns-repeated="4"/>
          <table:table-cell office:value-type="string" office:string-value="新竹國賓大飯店" table:formula="of:=SUBSTITUTE([.A75];&quot;*&quot;;&quot;&quot;)" table:style-name="ce2">
            <text:p>新竹國賓大飯店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4">
            <text:p>257</text:p>
          </table:table-cell>
          <table:table-cell office:value-type="float" office:value="5879" table:number-columns-spanned="2" table:number-rows-spanned="1" table:style-name="ce7">
            <text:p>5,879</text:p>
          </table:table-cell>
          <table:covered-table-cell/>
          <table:table-cell office:value-type="percentage" office:value="0.73791891552654698" table:style-name="ce5">
            <text:p>73.79%</text:p>
          </table:table-cell>
          <table:table-cell office:value-type="float" office:value="3007.9685320632761" table:number-columns-spanned="2" table:number-rows-spanned="1" table:style-name="ce7">
            <text:p>3,008</text:p>
          </table:table-cell>
          <table:covered-table-cell/>
          <table:table-cell office:value-type="float" office:value="17683847" table:style-name="ce4">
            <text:p>17,683,847</text:p>
          </table:table-cell>
          <table:table-cell office:value-type="float" office:value="29973381" table:style-name="ce4">
            <text:p>29,973,381</text:p>
          </table:table-cell>
          <table:table-cell office:value-type="float" office:value="51912124" table:style-name="ce4">
            <text:p>51,912,1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尊爵大飯店</text:p>
          </table:table-cell>
          <table:covered-table-cell table:number-columns-repeated="4"/>
          <table:table-cell office:value-type="string" office:string-value="尊爵大飯店" table:formula="of:=SUBSTITUTE([.A76];&quot;*&quot;;&quot;&quot;)" table:style-name="ce2">
            <text:p>尊爵大飯店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4">
            <text:p>231</text:p>
          </table:table-cell>
          <table:table-cell office:value-type="float" office:value="5268" table:number-columns-spanned="2" table:number-rows-spanned="1" table:style-name="ce7">
            <text:p>5,268</text:p>
          </table:table-cell>
          <table:covered-table-cell/>
          <table:table-cell office:value-type="percentage" office:value="0.73565144532886473" table:style-name="ce5">
            <text:p>73.57%</text:p>
          </table:table-cell>
          <table:table-cell office:value-type="float" office:value="2315.0058845861809" table:number-columns-spanned="2" table:number-rows-spanned="1" table:style-name="ce7">
            <text:p>2,315</text:p>
          </table:table-cell>
          <table:covered-table-cell/>
          <table:table-cell office:value-type="float" office:value="12195451" table:style-name="ce4">
            <text:p>12,195,451</text:p>
          </table:table-cell>
          <table:table-cell office:value-type="float" office:value="15418336" table:style-name="ce4">
            <text:p>15,418,336</text:p>
          </table:table-cell>
          <table:table-cell office:value-type="float" office:value="29394202" table:style-name="ce4">
            <text:p>29,394,20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古華花園飯店</text:p>
          </table:table-cell>
          <table:covered-table-cell table:number-columns-repeated="4"/>
          <table:table-cell office:value-type="string" office:string-value="古華花園飯店" table:formula="of:=SUBSTITUTE([.A77];&quot;*&quot;;&quot;&quot;)" table:style-name="ce2">
            <text:p>古華花園飯店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4">
            <text:p>255</text:p>
          </table:table-cell>
          <table:table-cell office:value-type="float" office:value="6918" table:number-columns-spanned="2" table:number-rows-spanned="1" table:style-name="ce7">
            <text:p>6,918</text:p>
          </table:table-cell>
          <table:covered-table-cell/>
          <table:table-cell office:value-type="percentage" office:value="0.87514231499051232" table:style-name="ce5">
            <text:p>87.51%</text:p>
          </table:table-cell>
          <table:table-cell office:value-type="float" office:value="2922.9823648453312" table:number-columns-spanned="2" table:number-rows-spanned="1" table:style-name="ce7">
            <text:p>2,923</text:p>
          </table:table-cell>
          <table:covered-table-cell/>
          <table:table-cell office:value-type="float" office:value="20221192" table:style-name="ce4">
            <text:p>20,221,192</text:p>
          </table:table-cell>
          <table:table-cell office:value-type="float" office:value="20559803" table:style-name="ce4">
            <text:p>20,559,803</text:p>
          </table:table-cell>
          <table:table-cell office:value-type="float" office:value="42819235" table:style-name="ce4">
            <text:p>42,819,23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<text:s text:c="2"/>桃園</text:p>
          </table:table-cell>
          <table:covered-table-cell table:number-columns-repeated="4"/>
          <table:table-cell office:value-type="string" office:string-value="福容大飯店   桃園" table:formula="of:=SUBSTITUTE([.A78];&quot;*&quot;;&quot;&quot;)" table:style-name="ce2">
            <text:p>福容大飯店 <text:s text:c="2"/>桃園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4">
            <text:p>182</text:p>
          </table:table-cell>
          <table:table-cell office:value-type="float" office:value="4367" table:number-columns-spanned="2" table:number-rows-spanned="1" table:style-name="ce7">
            <text:p>4,367</text:p>
          </table:table-cell>
          <table:covered-table-cell/>
          <table:table-cell office:value-type="percentage" office:value="0.77401630627437079" table:style-name="ce5">
            <text:p>77.40%</text:p>
          </table:table-cell>
          <table:table-cell office:value-type="float" office:value="1788.200595374399" table:number-columns-spanned="2" table:number-rows-spanned="1" table:style-name="ce7">
            <text:p>1,788</text:p>
          </table:table-cell>
          <table:covered-table-cell/>
          <table:table-cell office:value-type="float" office:value="7809072" table:style-name="ce4">
            <text:p>7,809,072</text:p>
          </table:table-cell>
          <table:table-cell office:value-type="float" office:value="3960651" table:style-name="ce4">
            <text:p>3,960,651</text:p>
          </table:table-cell>
          <table:table-cell office:value-type="float" office:value="12308774" table:style-name="ce4">
            <text:p>12,308,77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林口</text:p>
          </table:table-cell>
          <table:covered-table-cell table:number-columns-repeated="4"/>
          <table:table-cell office:value-type="string" office:string-value="福容大飯店 林口" table:formula="of:=SUBSTITUTE([.A79];&quot;*&quot;;&quot;&quot;)" table:style-name="ce2">
            <text:p>福容大飯店 林口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4">
            <text:p>149</text:p>
          </table:table-cell>
          <table:table-cell office:value-type="float" office:value="4046" table:number-columns-spanned="2" table:number-rows-spanned="1" table:style-name="ce7">
            <text:p>4,046</text:p>
          </table:table-cell>
          <table:covered-table-cell/>
          <table:table-cell office:value-type="percentage" office:value="0.87594717471314132" table:style-name="ce5">
            <text:p>87.59%</text:p>
          </table:table-cell>
          <table:table-cell office:value-type="float" office:value="2155.5244686109741" table:number-columns-spanned="2" table:number-rows-spanned="1" table:style-name="ce7">
            <text:p>2,156</text:p>
          </table:table-cell>
          <table:covered-table-cell/>
          <table:table-cell office:value-type="float" office:value="8721252" table:style-name="ce4">
            <text:p>8,721,252</text:p>
          </table:table-cell>
          <table:table-cell office:value-type="float" office:value="2920040" table:style-name="ce4">
            <text:p>2,920,040</text:p>
          </table:table-cell>
          <table:table-cell office:value-type="float" office:value="11677526" table:style-name="ce4">
            <text:p>11,677,52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豐邑喜來登大飯店</text:p>
          </table:table-cell>
          <table:covered-table-cell table:number-columns-repeated="4"/>
          <table:table-cell office:value-type="string" office:string-value="豐邑喜來登大飯店" table:formula="of:=SUBSTITUTE([.A80];&quot;*&quot;;&quot;&quot;)" table:style-name="ce2">
            <text:p>豐邑喜來登大飯店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4">
            <text:p>384</text:p>
          </table:table-cell>
          <table:table-cell office:value-type="float" office:value="3396" table:number-columns-spanned="2" table:number-rows-spanned="1" table:style-name="ce7">
            <text:p>3,396</text:p>
          </table:table-cell>
          <table:covered-table-cell/>
          <table:table-cell office:value-type="percentage" office:value="0.28528225806451613" table:style-name="ce5">
            <text:p>28.53%</text:p>
          </table:table-cell>
          <table:table-cell office:value-type="float" office:value="3178.9661366313312" table:number-columns-spanned="2" table:number-rows-spanned="1" table:style-name="ce7">
            <text:p>3,179</text:p>
          </table:table-cell>
          <table:covered-table-cell/>
          <table:table-cell office:value-type="float" office:value="10795769" table:style-name="ce4">
            <text:p>10,795,769</text:p>
          </table:table-cell>
          <table:table-cell office:value-type="float" office:value="5080993" table:style-name="ce4">
            <text:p>5,080,993</text:p>
          </table:table-cell>
          <table:table-cell office:value-type="float" office:value="17305967" table:style-name="ce4">
            <text:p>17,305,9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馥藝金鬱金香酒店</text:p>
          </table:table-cell>
          <table:covered-table-cell table:number-columns-repeated="4"/>
          <table:table-cell office:value-type="string" office:string-value="馥藝金鬱金香酒店" table:formula="of:=SUBSTITUTE([.A81];&quot;*&quot;;&quot;&quot;)" table:style-name="ce2">
            <text:p>馥藝金鬱金香酒店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4">
            <text:p>191</text:p>
          </table:table-cell>
          <table:table-cell office:value-type="float" office:value="4599" table:number-columns-spanned="2" table:number-rows-spanned="1" table:style-name="ce7">
            <text:p>4,599</text:p>
          </table:table-cell>
          <table:covered-table-cell/>
          <table:table-cell office:value-type="percentage" office:value="0.77672690423914881" table:style-name="ce5">
            <text:p>77.67%</text:p>
          </table:table-cell>
          <table:table-cell office:value-type="float" office:value="1823.443139813003" table:number-columns-spanned="2" table:number-rows-spanned="1" table:style-name="ce7">
            <text:p>1,823</text:p>
          </table:table-cell>
          <table:covered-table-cell/>
          <table:table-cell office:value-type="float" office:value="8386015" table:style-name="ce4">
            <text:p>8,386,015</text:p>
          </table:table-cell>
          <table:table-cell office:value-type="float" office:value="4052115" table:style-name="ce4">
            <text:p>4,052,115</text:p>
          </table:table-cell>
          <table:table-cell office:value-type="float" office:value="12676700" table:style-name="ce4">
            <text:p>12,676,7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陽明山中國麗緻大飯店</text:p>
          </table:table-cell>
          <table:covered-table-cell table:number-columns-repeated="4"/>
          <table:table-cell office:value-type="string" office:string-value="陽明山中國麗緻大飯店" table:formula="of:=SUBSTITUTE([.A82];&quot;*&quot;;&quot;&quot;)" table:style-name="ce2">
            <text:p>陽明山中國麗緻大飯店</text:p>
          </table:table-cell>
          <table:table-cell office:value-type="string" table:style-name="ce2">
            <text:p>Scenery</text:p>
          </table:table-cell>
          <table:table-cell office:value-type="float" office:value="47" table:style-name="ce4">
            <text:p>47</text:p>
          </table:table-cell>
          <table:table-cell office:value-type="float" office:value="439" table:number-columns-spanned="2" table:number-rows-spanned="1" table:style-name="ce7">
            <text:p>439</text:p>
          </table:table-cell>
          <table:covered-table-cell/>
          <table:table-cell office:value-type="percentage" office:value="0.30130404941660949" table:style-name="ce5">
            <text:p>30.13%</text:p>
          </table:table-cell>
          <table:table-cell office:value-type="float" office:value="3869.7881548974942" table:number-columns-spanned="2" table:number-rows-spanned="1" table:style-name="ce7">
            <text:p>3,870</text:p>
          </table:table-cell>
          <table:covered-table-cell/>
          <table:table-cell office:value-type="float" office:value="1698837" table:style-name="ce4">
            <text:p>1,698,837</text:p>
          </table:table-cell>
          <table:table-cell office:value-type="float" office:value="1650934" table:style-name="ce4">
            <text:p>1,650,934</text:p>
          </table:table-cell>
          <table:table-cell office:value-type="float" office:value="5289564" table:style-name="ce4">
            <text:p>5,289,56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趣淘漫旅</text:p>
          </table:table-cell>
          <table:covered-table-cell table:number-columns-repeated="4"/>
          <table:table-cell office:value-type="string" office:string-value="趣淘漫旅" table:formula="of:=SUBSTITUTE([.A83];&quot;*&quot;;&quot;&quot;)" table:style-name="ce2">
            <text:p>趣淘漫旅</text:p>
          </table:table-cell>
          <table:table-cell office:value-type="string" table:style-name="ce2">
            <text:p>Scenery</text:p>
          </table:table-cell>
          <table:table-cell office:value-type="float" office:value="198" table:style-name="ce4">
            <text:p>198</text:p>
          </table:table-cell>
          <table:table-cell office:value-type="float" office:value="4193" table:number-columns-spanned="2" table:number-rows-spanned="1" table:style-name="ce7">
            <text:p>4,193</text:p>
          </table:table-cell>
          <table:covered-table-cell/>
          <table:table-cell office:value-type="percentage" office:value="0.68312153796024766" table:style-name="ce5">
            <text:p>68.31%</text:p>
          </table:table-cell>
          <table:table-cell office:value-type="float" office:value="3242.1235392320541" table:number-columns-spanned="2" table:number-rows-spanned="1" table:style-name="ce7">
            <text:p>3,242</text:p>
          </table:table-cell>
          <table:covered-table-cell/>
          <table:table-cell office:value-type="float" office:value="13594224" table:style-name="ce4">
            <text:p>13,594,224</text:p>
          </table:table-cell>
          <table:table-cell office:value-type="float" office:value="3464191" table:style-name="ce4">
            <text:p>3,464,191</text:p>
          </table:table-cell>
          <table:table-cell office:value-type="float" office:value="20065520" table:style-name="ce4">
            <text:p>20,065,52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高雄圓山大飯店</text:p>
          </table:table-cell>
          <table:covered-table-cell table:number-columns-repeated="4"/>
          <table:table-cell office:value-type="string" office:string-value="高雄圓山大飯店" table:formula="of:=SUBSTITUTE([.A84];&quot;*&quot;;&quot;&quot;)" table:style-name="ce2">
            <text:p>高雄圓山大飯店</text:p>
          </table:table-cell>
          <table:table-cell office:value-type="string" table:style-name="ce2">
            <text:p>Scenery</text:p>
          </table:table-cell>
          <table:table-cell office:value-type="float" office:value="107" table:style-name="ce4">
            <text:p>107</text:p>
          </table:table-cell>
          <table:table-cell office:value-type="float" office:value="2129" table:number-columns-spanned="2" table:number-rows-spanned="1" table:style-name="ce7">
            <text:p>2,129</text:p>
          </table:table-cell>
          <table:covered-table-cell/>
          <table:table-cell office:value-type="percentage" office:value="0.64184504069942716" table:style-name="ce5">
            <text:p>64.18%</text:p>
          </table:table-cell>
          <table:table-cell office:value-type="float" office:value="2417.5580084546741" table:number-columns-spanned="2" table:number-rows-spanned="1" table:style-name="ce7">
            <text:p>2,418</text:p>
          </table:table-cell>
          <table:covered-table-cell/>
          <table:table-cell office:value-type="float" office:value="5146981" table:style-name="ce4">
            <text:p>5,146,981</text:p>
          </table:table-cell>
          <table:table-cell office:value-type="float" office:value="6975172" table:style-name="ce4">
            <text:p>6,975,172</text:p>
          </table:table-cell>
          <table:table-cell office:value-type="float" office:value="13895732" table:style-name="ce4">
            <text:p>13,895,7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礁溪老爺大酒店</text:p>
          </table:table-cell>
          <table:covered-table-cell table:number-columns-repeated="4"/>
          <table:table-cell office:value-type="string" office:string-value="礁溪老爺大酒店" table:formula="of:=SUBSTITUTE([.A85];&quot;*&quot;;&quot;&quot;)" table:style-name="ce2">
            <text:p>礁溪老爺大酒店</text:p>
          </table:table-cell>
          <table:table-cell office:value-type="string" table:style-name="ce2">
            <text:p>Scenery</text:p>
          </table:table-cell>
          <table:table-cell office:value-type="float" office:value="193" table:style-name="ce4">
            <text:p>193</text:p>
          </table:table-cell>
          <table:table-cell office:value-type="float" office:value="4989" table:number-columns-spanned="2" table:number-rows-spanned="1" table:style-name="ce7">
            <text:p>4,989</text:p>
          </table:table-cell>
          <table:covered-table-cell/>
          <table:table-cell office:value-type="percentage" office:value="0.8338626107304028" table:style-name="ce5">
            <text:p>83.39%</text:p>
          </table:table-cell>
          <table:table-cell office:value-type="float" office:value="6891.6688715173377" table:number-columns-spanned="2" table:number-rows-spanned="1" table:style-name="ce7">
            <text:p>6,892</text:p>
          </table:table-cell>
          <table:covered-table-cell/>
          <table:table-cell office:value-type="float" office:value="34382536" table:style-name="ce4">
            <text:p>34,382,536</text:p>
          </table:table-cell>
          <table:table-cell office:value-type="float" office:value="26969994" table:style-name="ce4">
            <text:p>26,969,994</text:p>
          </table:table-cell>
          <table:table-cell office:value-type="float" office:value="74460818" table:style-name="ce4">
            <text:p>74,460,81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涵碧樓大飯店</text:p>
          </table:table-cell>
          <table:covered-table-cell table:number-columns-repeated="4"/>
          <table:table-cell office:value-type="string" office:string-value="涵碧樓大飯店" table:formula="of:=SUBSTITUTE([.A86];&quot;*&quot;;&quot;&quot;)" table:style-name="ce2">
            <text:p>涵碧樓大飯店</text:p>
          </table:table-cell>
          <table:table-cell office:value-type="string" table:style-name="ce2">
            <text:p>Scenery</text:p>
          </table:table-cell>
          <table:table-cell office:value-type="float" office:value="96" table:style-name="ce4">
            <text:p>96</text:p>
          </table:table-cell>
          <table:table-cell office:value-type="float" office:value="2622" table:number-columns-spanned="2" table:number-rows-spanned="1" table:style-name="ce7">
            <text:p>2,622</text:p>
          </table:table-cell>
          <table:covered-table-cell/>
          <table:table-cell office:value-type="percentage" office:value="0.88104838709677424" table:style-name="ce5">
            <text:p>88.10%</text:p>
          </table:table-cell>
          <table:table-cell office:value-type="float" office:value="14164.826468344771" table:number-columns-spanned="2" table:number-rows-spanned="1" table:style-name="ce7">
            <text:p>14,165</text:p>
          </table:table-cell>
          <table:covered-table-cell/>
          <table:table-cell office:value-type="float" office:value="37140175" table:style-name="ce4">
            <text:p>37,140,175</text:p>
          </table:table-cell>
          <table:table-cell office:value-type="float" office:value="6718499" table:style-name="ce4">
            <text:p>6,718,499</text:p>
          </table:table-cell>
          <table:table-cell office:value-type="float" office:value="47438710" table:style-name="ce4">
            <text:p>47,438,7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雲品溫泉酒店日月潭</text:p>
          </table:table-cell>
          <table:covered-table-cell table:number-columns-repeated="4"/>
          <table:table-cell office:value-type="string" office:string-value="雲品溫泉酒店日月潭" table:formula="of:=SUBSTITUTE([.A87];&quot;*&quot;;&quot;&quot;)" table:style-name="ce2">
            <text:p>雲品溫泉酒店日月潭</text:p>
          </table:table-cell>
          <table:table-cell office:value-type="string" table:style-name="ce2">
            <text:p>Scenery</text:p>
          </table:table-cell>
          <table:table-cell office:value-type="float" office:value="211" table:style-name="ce4">
            <text:p>211</text:p>
          </table:table-cell>
          <table:table-cell office:value-type="float" office:value="4987" table:number-columns-spanned="2" table:number-rows-spanned="1" table:style-name="ce7">
            <text:p>4,987</text:p>
          </table:table-cell>
          <table:covered-table-cell/>
          <table:table-cell office:value-type="percentage" office:value="0.76242164806604495" table:style-name="ce5">
            <text:p>76.24%</text:p>
          </table:table-cell>
          <table:table-cell office:value-type="float" office:value="8848.9665129336281" table:number-columns-spanned="2" table:number-rows-spanned="1" table:style-name="ce7">
            <text:p>8,849</text:p>
          </table:table-cell>
          <table:covered-table-cell/>
          <table:table-cell office:value-type="float" office:value="44129796" table:style-name="ce4">
            <text:p>44,129,796</text:p>
          </table:table-cell>
          <table:table-cell office:value-type="float" office:value="25115663" table:style-name="ce4">
            <text:p>25,115,663</text:p>
          </table:table-cell>
          <table:table-cell office:value-type="float" office:value="74062223" table:style-name="ce4">
            <text:p>74,062,2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日月行館</text:p>
          </table:table-cell>
          <table:covered-table-cell table:number-columns-repeated="4"/>
          <table:table-cell office:value-type="string" office:string-value="日月行館" table:formula="of:=SUBSTITUTE([.A88];&quot;*&quot;;&quot;&quot;)" table:style-name="ce2">
            <text:p>日月行館</text:p>
          </table:table-cell>
          <table:table-cell office:value-type="string" table:style-name="ce2">
            <text:p>Scenery</text:p>
          </table:table-cell>
          <table:table-cell office:value-type="float" office:value="92" table:style-name="ce4">
            <text:p>92</text:p>
          </table:table-cell>
          <table:table-cell office:value-type="float" office:value="971" table:number-columns-spanned="2" table:number-rows-spanned="1" table:style-name="ce7">
            <text:p>971</text:p>
          </table:table-cell>
          <table:covered-table-cell/>
          <table:table-cell office:value-type="percentage" office:value="0.34046283309957931" table:style-name="ce5">
            <text:p>34.05%</text:p>
          </table:table-cell>
          <table:table-cell office:value-type="float" office:value="10021.26982492276" table:number-columns-spanned="2" table:number-rows-spanned="1" table:style-name="ce7">
            <text:p>10,021</text:p>
          </table:table-cell>
          <table:covered-table-cell/>
          <table:table-cell office:value-type="float" office:value="9730653" table:style-name="ce4">
            <text:p>9,730,653</text:p>
          </table:table-cell>
          <table:table-cell office:value-type="float" office:value="2739207" table:style-name="ce4">
            <text:p>2,739,207</text:p>
          </table:table-cell>
          <table:table-cell office:value-type="float" office:value="12678288" table:style-name="ce4">
            <text:p>12,678,28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凱撒大飯店</text:p>
          </table:table-cell>
          <table:covered-table-cell table:number-columns-repeated="4"/>
          <table:table-cell office:value-type="string" office:string-value="凱撒大飯店" table:formula="of:=SUBSTITUTE([.A89];&quot;*&quot;;&quot;&quot;)" table:style-name="ce2">
            <text:p>凱撒大飯店</text:p>
          </table:table-cell>
          <table:table-cell office:value-type="string" table:style-name="ce2">
            <text:p>Scenery</text:p>
          </table:table-cell>
          <table:table-cell office:value-type="float" office:value="281" table:style-name="ce4">
            <text:p>281</text:p>
          </table:table-cell>
          <table:table-cell office:value-type="float" office:value="8370" table:number-columns-spanned="2" table:number-rows-spanned="1" table:style-name="ce7">
            <text:p>8,370</text:p>
          </table:table-cell>
          <table:covered-table-cell/>
          <table:table-cell office:value-type="percentage" office:value="0.96085409252669041" table:style-name="ce5">
            <text:p>96.09%</text:p>
          </table:table-cell>
          <table:table-cell office:value-type="float" office:value="6818.010752688172" table:number-columns-spanned="2" table:number-rows-spanned="1" table:style-name="ce7">
            <text:p>6,818</text:p>
          </table:table-cell>
          <table:covered-table-cell/>
          <table:table-cell office:value-type="float" office:value="57066750" table:style-name="ce4">
            <text:p>57,066,750</text:p>
          </table:table-cell>
          <table:table-cell office:value-type="float" office:value="8941619" table:style-name="ce4">
            <text:p>8,941,619</text:p>
          </table:table-cell>
          <table:table-cell office:value-type="float" office:value="68692193" table:style-name="ce4">
            <text:p>68,692,1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墾丁福華渡假飯店</text:p>
          </table:table-cell>
          <table:covered-table-cell table:number-columns-repeated="4"/>
          <table:table-cell office:value-type="string" office:string-value="墾丁福華渡假飯店" table:formula="of:=SUBSTITUTE([.A90];&quot;*&quot;;&quot;&quot;)" table:style-name="ce2">
            <text:p>墾丁福華渡假飯店</text:p>
          </table:table-cell>
          <table:table-cell office:value-type="string" table:style-name="ce2">
            <text:p>Scenery</text:p>
          </table:table-cell>
          <table:table-cell office:value-type="float" office:value="458" table:style-name="ce4">
            <text:p>458</text:p>
          </table:table-cell>
          <table:table-cell office:value-type="float" office:value="10611" table:number-columns-spanned="2" table:number-rows-spanned="1" table:style-name="ce7">
            <text:p>10,611</text:p>
          </table:table-cell>
          <table:covered-table-cell/>
          <table:table-cell office:value-type="percentage" office:value="0.74735878292717284" table:style-name="ce5">
            <text:p>74.74%</text:p>
          </table:table-cell>
          <table:table-cell office:value-type="float" office:value="4239.0337385731791" table:number-columns-spanned="2" table:number-rows-spanned="1" table:style-name="ce7">
            <text:p>4,239</text:p>
          </table:table-cell>
          <table:covered-table-cell/>
          <table:table-cell office:value-type="float" office:value="44980387" table:style-name="ce4">
            <text:p>44,980,387</text:p>
          </table:table-cell>
          <table:table-cell office:value-type="float" office:value="12449226" table:style-name="ce4">
            <text:p>12,449,226</text:p>
          </table:table-cell>
          <table:table-cell office:value-type="float" office:value="59107813" table:style-name="ce4">
            <text:p>59,107,81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東方渡假酒店</text:p>
          </table:table-cell>
          <table:covered-table-cell table:number-columns-repeated="4"/>
          <table:table-cell office:value-type="string" office:string-value="東方渡假酒店" table:formula="of:=SUBSTITUTE([.A91];&quot;*&quot;;&quot;&quot;)" table:style-name="ce2">
            <text:p>東方渡假酒店</text:p>
          </table:table-cell>
          <table:table-cell office:value-type="string" table:style-name="ce2">
            <text:p>Scenery</text:p>
          </table:table-cell>
          <table:table-cell office:value-type="float" office:value="112" table:style-name="ce4">
            <text:p>112</text:p>
          </table:table-cell>
          <table:table-cell office:value-type="float" office:value="40" table:number-columns-spanned="2" table:number-rows-spanned="1" table:style-name="ce7">
            <text:p>40</text:p>
          </table:table-cell>
          <table:covered-table-cell/>
          <table:table-cell office:value-type="percentage" office:value="1.1520737327188941E-2" table:style-name="ce5">
            <text:p>1.15%</text:p>
          </table:table-cell>
          <table:table-cell office:value-type="float" office:value="2459.5749999999998" table:number-columns-spanned="2" table:number-rows-spanned="1" table:style-name="ce7">
            <text:p>2,460</text:p>
          </table:table-cell>
          <table:covered-table-cell/>
          <table:table-cell office:value-type="float" office:value="98383" table:style-name="ce4">
            <text:p>98,383</text:p>
          </table:table-cell>
          <table:table-cell office:value-type="float" office:value="0" table:style-name="ce4">
            <text:p>0</text:p>
          </table:table-cell>
          <table:table-cell office:value-type="float" office:value="98383" table:style-name="ce4">
            <text:p>98,38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知本老爺大酒店</text:p>
          </table:table-cell>
          <table:covered-table-cell table:number-columns-repeated="4"/>
          <table:table-cell office:value-type="string" office:string-value="知本老爺大酒店" table:formula="of:=SUBSTITUTE([.A92];&quot;*&quot;;&quot;&quot;)" table:style-name="ce2">
            <text:p>知本老爺大酒店</text:p>
          </table:table-cell>
          <table:table-cell office:value-type="string" table:style-name="ce2">
            <text:p>Scenery</text:p>
          </table:table-cell>
          <table:table-cell office:value-type="float" office:value="182" table:style-name="ce4">
            <text:p>182</text:p>
          </table:table-cell>
          <table:table-cell office:value-type="float" office:value="4090" table:number-columns-spanned="2" table:number-rows-spanned="1" table:style-name="ce7">
            <text:p>4,090</text:p>
          </table:table-cell>
          <table:covered-table-cell/>
          <table:table-cell office:value-type="percentage" office:value="0.72492024104927333" table:style-name="ce5">
            <text:p>72.49%</text:p>
          </table:table-cell>
          <table:table-cell office:value-type="float" office:value="4227.1283618581911" table:number-columns-spanned="2" table:number-rows-spanned="1" table:style-name="ce7">
            <text:p>4,227</text:p>
          </table:table-cell>
          <table:covered-table-cell/>
          <table:table-cell office:value-type="float" office:value="17288955" table:style-name="ce4">
            <text:p>17,288,955</text:p>
          </table:table-cell>
          <table:table-cell office:value-type="float" office:value="10362771" table:style-name="ce4">
            <text:p>10,362,771</text:p>
          </table:table-cell>
          <table:table-cell office:value-type="float" office:value="31576149" table:style-name="ce4">
            <text:p>31,576,1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太魯閣晶英酒店</text:p>
          </table:table-cell>
          <table:covered-table-cell table:number-columns-repeated="4"/>
          <table:table-cell office:value-type="string" office:string-value="太魯閣晶英酒店" table:formula="of:=SUBSTITUTE([.A93];&quot;*&quot;;&quot;&quot;)" table:style-name="ce2">
            <text:p>太魯閣晶英酒店</text:p>
          </table:table-cell>
          <table:table-cell office:value-type="string" table:style-name="ce2">
            <text:p>Scenery</text:p>
          </table:table-cell>
          <table:table-cell office:value-type="float" office:value="160" table:style-name="ce4">
            <text:p>160</text:p>
          </table:table-cell>
          <table:table-cell office:value-type="float" office:value="3509" table:number-columns-spanned="2" table:number-rows-spanned="1" table:style-name="ce7">
            <text:p>3,509</text:p>
          </table:table-cell>
          <table:covered-table-cell/>
          <table:table-cell office:value-type="percentage" office:value="0.70745967741935489" table:style-name="ce5">
            <text:p>70.75%</text:p>
          </table:table-cell>
          <table:table-cell office:value-type="float" office:value="8617.589911655743" table:number-columns-spanned="2" table:number-rows-spanned="1" table:style-name="ce7">
            <text:p>8,618</text:p>
          </table:table-cell>
          <table:covered-table-cell/>
          <table:table-cell office:value-type="float" office:value="30239123" table:style-name="ce4">
            <text:p>30,239,123</text:p>
          </table:table-cell>
          <table:table-cell office:value-type="float" office:value="9136145" table:style-name="ce4">
            <text:p>9,136,145</text:p>
          </table:table-cell>
          <table:table-cell office:value-type="float" office:value="44048127" table:style-name="ce4">
            <text:p>44,048,1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福容大飯店 福隆</text:p>
          </table:table-cell>
          <table:covered-table-cell table:number-columns-repeated="4"/>
          <table:table-cell office:value-type="string" office:string-value="福容大飯店 福隆" table:formula="of:=SUBSTITUTE([.A94];&quot;*&quot;;&quot;&quot;)" table:style-name="ce2">
            <text:p>福容大飯店 福隆</text:p>
          </table:table-cell>
          <table:table-cell office:value-type="string" table:style-name="ce2">
            <text:p>Scenery</text:p>
          </table:table-cell>
          <table:table-cell office:value-type="float" office:value="174" table:style-name="ce4">
            <text:p>174</text:p>
          </table:table-cell>
          <table:table-cell office:value-type="float" office:value="2930" table:number-columns-spanned="2" table:number-rows-spanned="1" table:style-name="ce7">
            <text:p>2,930</text:p>
          </table:table-cell>
          <table:covered-table-cell/>
          <table:table-cell office:value-type="percentage" office:value="0.54319614386355208" table:style-name="ce5">
            <text:p>54.32%</text:p>
          </table:table-cell>
          <table:table-cell office:value-type="float" office:value="5377.6378839590443" table:number-columns-spanned="2" table:number-rows-spanned="1" table:style-name="ce7">
            <text:p>5,378</text:p>
          </table:table-cell>
          <table:covered-table-cell/>
          <table:table-cell office:value-type="float" office:value="15756479" table:style-name="ce4">
            <text:p>15,756,479</text:p>
          </table:table-cell>
          <table:table-cell office:value-type="float" office:value="9944081" table:style-name="ce4">
            <text:p>9,944,081</text:p>
          </table:table-cell>
          <table:table-cell office:value-type="float" office:value="26360391" table:style-name="ce4">
            <text:p>26,360,3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龍谷大飯店</text:p>
          </table:table-cell>
          <table:covered-table-cell table:number-columns-repeated="4"/>
          <table:table-cell office:value-type="string" office:string-value="龍谷大飯店" table:formula="of:=SUBSTITUTE([.A95];&quot;*&quot;;&quot;&quot;)" table:style-name="ce2">
            <text:p>龍谷大飯店</text:p>
          </table:table-cell>
          <table:table-cell office:value-type="string" table:style-name="ce2">
            <text:p>Scenery</text:p>
          </table:table-cell>
          <table:table-cell office:value-type="float" office:value="189" table:style-name="ce4">
            <text:p>189</text:p>
          </table:table-cell>
          <table:table-cell office:value-type="float" office:value="828" table:number-columns-spanned="2" table:number-rows-spanned="1" table:style-name="ce7">
            <text:p>828</text:p>
          </table:table-cell>
          <table:covered-table-cell/>
          <table:table-cell office:value-type="percentage" office:value="0.14132104454685099" table:style-name="ce5">
            <text:p>14.13%</text:p>
          </table:table-cell>
          <table:table-cell office:value-type="float" office:value="1930.018115942029" table:number-columns-spanned="2" table:number-rows-spanned="1" table:style-name="ce7">
            <text:p>1,930</text:p>
          </table:table-cell>
          <table:covered-table-cell/>
          <table:table-cell office:value-type="float" office:value="1598055" table:style-name="ce4">
            <text:p>1,598,055</text:p>
          </table:table-cell>
          <table:table-cell office:value-type="float" office:value="530488" table:style-name="ce4">
            <text:p>530,488</text:p>
          </table:table-cell>
          <table:table-cell office:value-type="float" office:value="2337180" table:style-name="ce4">
            <text:p>2,337,18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</text:p>
          </table:table-cell>
          <table:covered-table-cell table:number-columns-repeated="4"/>
          <table:table-cell office:value-type="string" office:string-value="阿里山賓館" table:formula="of:=SUBSTITUTE([.A96];&quot;*&quot;;&quot;&quot;)" table:style-name="ce2">
            <text:p>阿里山賓館</text:p>
          </table:table-cell>
          <table:table-cell office:value-type="string" table:style-name="ce2">
            <text:p>Scenery</text:p>
          </table:table-cell>
          <table:table-cell office:value-type="float" office:value="35" table:style-name="ce4">
            <text:p>35</text:p>
          </table:table-cell>
          <table:table-cell office:value-type="float" office:value="335" table:number-columns-spanned="2" table:number-rows-spanned="1" table:style-name="ce7">
            <text:p>335</text:p>
          </table:table-cell>
          <table:covered-table-cell/>
          <table:table-cell office:value-type="percentage" office:value="0.30875576036866359" table:style-name="ce5">
            <text:p>30.88%</text:p>
          </table:table-cell>
          <table:table-cell office:value-type="float" office:value="6696.7522388059706" table:number-columns-spanned="2" table:number-rows-spanned="1" table:style-name="ce7">
            <text:p>6,697</text:p>
          </table:table-cell>
          <table:covered-table-cell/>
          <table:table-cell office:value-type="float" office:value="2243412" table:style-name="ce4">
            <text:p>2,243,412</text:p>
          </table:table-cell>
          <table:table-cell office:value-type="float" office:value="0" table:style-name="ce4">
            <text:p>0</text:p>
          </table:table-cell>
          <table:table-cell office:value-type="float" office:value="2243412" table:style-name="ce4">
            <text:p>2,243,41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名都觀光渡假大飯店</text:p>
          </table:table-cell>
          <table:covered-table-cell table:number-columns-repeated="4"/>
          <table:table-cell office:value-type="string" office:string-value="名都觀光渡假大飯店" table:formula="of:=SUBSTITUTE([.A97];&quot;*&quot;;&quot;&quot;)" table:style-name="ce2">
            <text:p>名都觀光渡假大飯店</text:p>
          </table:table-cell>
          <table:table-cell office:value-type="string" table:style-name="ce2">
            <text:p>Scenery</text:p>
          </table:table-cell>
          <table:table-cell office:value-type="float" office:value="97" table:style-name="ce4">
            <text:p>97</text:p>
          </table:table-cell>
          <table:table-cell office:value-type="float" office:value="1968" table:number-columns-spanned="2" table:number-rows-spanned="1" table:style-name="ce7">
            <text:p>1,968</text:p>
          </table:table-cell>
          <table:covered-table-cell/>
          <table:table-cell office:value-type="percentage" office:value="0.65447289657465912" table:style-name="ce5">
            <text:p>65.45%</text:p>
          </table:table-cell>
          <table:table-cell office:value-type="float" office:value="1065.955284552846" table:number-columns-spanned="2" table:number-rows-spanned="1" table:style-name="ce7">
            <text:p>1,066</text:p>
          </table:table-cell>
          <table:covered-table-cell/>
          <table:table-cell office:value-type="float" office:value="2097800" table:style-name="ce4">
            <text:p>2,097,800</text:p>
          </table:table-cell>
          <table:table-cell office:value-type="float" office:value="3645340" table:style-name="ce4">
            <text:p>3,645,340</text:p>
          </table:table-cell>
          <table:table-cell office:value-type="float" office:value="5826254" table:style-name="ce4">
            <text:p>5,826,25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阿里山賓館(新館)</text:p>
          </table:table-cell>
          <table:covered-table-cell table:number-columns-repeated="4"/>
          <table:table-cell office:value-type="string" office:string-value="阿里山賓館(新館)" table:formula="of:=SUBSTITUTE([.A98];&quot;*&quot;;&quot;&quot;)" table:style-name="ce2">
            <text:p>阿里山賓館(新館)</text:p>
          </table:table-cell>
          <table:table-cell office:value-type="string" table:style-name="ce2">
            <text:p>Scenery</text:p>
          </table:table-cell>
          <table:table-cell office:value-type="float" office:value="104" table:style-name="ce4">
            <text:p>104</text:p>
          </table:table-cell>
          <table:table-cell office:value-type="float" office:value="1750" table:number-columns-spanned="2" table:number-rows-spanned="1" table:style-name="ce7">
            <text:p>1,750</text:p>
          </table:table-cell>
          <table:covered-table-cell/>
          <table:table-cell office:value-type="percentage" office:value="0.54280397022332505" table:style-name="ce5">
            <text:p>54.28%</text:p>
          </table:table-cell>
          <table:table-cell office:value-type="float" office:value="6258.931428571429" table:number-columns-spanned="2" table:number-rows-spanned="1" table:style-name="ce7">
            <text:p>6,259</text:p>
          </table:table-cell>
          <table:covered-table-cell/>
          <table:table-cell office:value-type="float" office:value="10953130" table:style-name="ce4">
            <text:p>10,953,130</text:p>
          </table:table-cell>
          <table:table-cell office:value-type="float" office:value="5781450" table:style-name="ce4">
            <text:p>5,781,450</text:p>
          </table:table-cell>
          <table:table-cell office:value-type="float" office:value="17069000" table:style-name="ce4">
            <text:p>17,069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墾丁怡灣渡假酒店</text:p>
          </table:table-cell>
          <table:covered-table-cell table:number-columns-repeated="4"/>
          <table:table-cell office:value-type="string" office:string-value="墾丁怡灣渡假酒店" table:formula="of:=SUBSTITUTE([.A99];&quot;*&quot;;&quot;&quot;)" table:style-name="ce2">
            <text:p>墾丁怡灣渡假酒店</text:p>
          </table:table-cell>
          <table:table-cell office:value-type="string" table:style-name="ce2">
            <text:p>Scenery</text:p>
          </table:table-cell>
          <table:table-cell office:value-type="float" office:value="236" table:style-name="ce4">
            <text:p>236</text:p>
          </table:table-cell>
          <table:table-cell office:value-type="float" office:value="3400" table:number-columns-spanned="2" table:number-rows-spanned="1" table:style-name="ce7">
            <text:p>3,400</text:p>
          </table:table-cell>
          <table:covered-table-cell/>
          <table:table-cell office:value-type="percentage" office:value="0.46473482777474029" table:style-name="ce5">
            <text:p>46.47%</text:p>
          </table:table-cell>
          <table:table-cell office:value-type="float" office:value="3043.2832352941182" table:number-columns-spanned="2" table:number-rows-spanned="1" table:style-name="ce7">
            <text:p>3,043</text:p>
          </table:table-cell>
          <table:covered-table-cell/>
          <table:table-cell office:value-type="float" office:value="10347163" table:style-name="ce4">
            <text:p>10,347,163</text:p>
          </table:table-cell>
          <table:table-cell office:value-type="float" office:value="251500" table:style-name="ce4">
            <text:p>251,500</text:p>
          </table:table-cell>
          <table:table-cell office:value-type="float" office:value="10861653" table:style-name="ce4">
            <text:p>10,861,65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福容大飯店 <text:s text:c="3"/>淡水漁人碼頭</text:p>
          </table:table-cell>
          <table:covered-table-cell table:number-columns-repeated="4"/>
          <table:table-cell office:value-type="string" office:string-value="福容大飯店    淡水漁人碼頭" table:formula="of:=SUBSTITUTE([.A100];&quot;*&quot;;&quot;&quot;)" table:style-name="ce2">
            <text:p>福容大飯店 <text:s text:c="3"/>淡水漁人碼頭</text:p>
          </table:table-cell>
          <table:table-cell office:value-type="string" table:style-name="ce2">
            <text:p>Others</text:p>
          </table:table-cell>
          <table:table-cell office:value-type="float" office:value="198" table:style-name="ce4">
            <text:p>198</text:p>
          </table:table-cell>
          <table:table-cell office:value-type="float" office:value="3702" table:number-columns-spanned="2" table:number-rows-spanned="1" table:style-name="ce7">
            <text:p>3,702</text:p>
          </table:table-cell>
          <table:covered-table-cell/>
          <table:table-cell office:value-type="percentage" office:value="0.60312805474095799" table:style-name="ce5">
            <text:p>60.31%</text:p>
          </table:table-cell>
          <table:table-cell office:value-type="float" office:value="4699.6501890869804" table:number-columns-spanned="2" table:number-rows-spanned="1" table:style-name="ce7">
            <text:p>4,700</text:p>
          </table:table-cell>
          <table:covered-table-cell/>
          <table:table-cell office:value-type="float" office:value="17398105" table:style-name="ce4">
            <text:p>17,398,105</text:p>
          </table:table-cell>
          <table:table-cell office:value-type="float" office:value="15607640" table:style-name="ce4">
            <text:p>15,607,640</text:p>
          </table:table-cell>
          <table:table-cell office:value-type="float" office:value="35421992" table:style-name="ce4">
            <text:p>35,421,99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板根渡假酒店</text:p>
          </table:table-cell>
          <table:covered-table-cell table:number-columns-repeated="4"/>
          <table:table-cell office:value-type="string" office:string-value="大板根渡假酒店" table:formula="of:=SUBSTITUTE([.A101];&quot;*&quot;;&quot;&quot;)" table:style-name="ce2">
            <text:p>大板根渡假酒店</text:p>
          </table:table-cell>
          <table:table-cell office:value-type="string" table:style-name="ce2">
            <text:p>Others</text:p>
          </table:table-cell>
          <table:table-cell office:value-type="float" office:value="95" table:style-name="ce4">
            <text:p>95</text:p>
          </table:table-cell>
          <table:table-cell office:value-type="float" office:value="2501" table:number-columns-spanned="2" table:number-rows-spanned="1" table:style-name="ce7">
            <text:p>2,501</text:p>
          </table:table-cell>
          <table:covered-table-cell/>
          <table:table-cell office:value-type="percentage" office:value="0.84923599320882848" table:style-name="ce5">
            <text:p>84.92%</text:p>
          </table:table-cell>
          <table:table-cell office:value-type="float" office:value="4716.0015993602556" table:number-columns-spanned="2" table:number-rows-spanned="1" table:style-name="ce7">
            <text:p>4,716</text:p>
          </table:table-cell>
          <table:covered-table-cell/>
          <table:table-cell office:value-type="float" office:value="11794720" table:style-name="ce4">
            <text:p>11,794,720</text:p>
          </table:table-cell>
          <table:table-cell office:value-type="float" office:value="13190321" table:style-name="ce4">
            <text:p>13,190,321</text:p>
          </table:table-cell>
          <table:table-cell office:value-type="float" office:value="41240539" table:style-name="ce4">
            <text:p>41,240,53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板橋凱撒大飯店</text:p>
          </table:table-cell>
          <table:covered-table-cell table:number-columns-repeated="4"/>
          <table:table-cell office:value-type="string" office:string-value="板橋凱撒大飯店" table:formula="of:=SUBSTITUTE([.A102];&quot;*&quot;;&quot;&quot;)" table:style-name="ce2">
            <text:p>板橋凱撒大飯店</text:p>
          </table:table-cell>
          <table:table-cell office:value-type="string" table:style-name="ce2">
            <text:p>Others</text:p>
          </table:table-cell>
          <table:table-cell office:value-type="float" office:value="400" table:style-name="ce4">
            <text:p>400</text:p>
          </table:table-cell>
          <table:table-cell office:value-type="float" office:value="11168" table:number-columns-spanned="2" table:number-rows-spanned="1" table:style-name="ce7">
            <text:p>11,168</text:p>
          </table:table-cell>
          <table:covered-table-cell/>
          <table:table-cell office:value-type="percentage" office:value="0.90064516129032257" table:style-name="ce5">
            <text:p>90.06%</text:p>
          </table:table-cell>
          <table:table-cell office:value-type="float" office:value="3960.1662786532952" table:number-columns-spanned="2" table:number-rows-spanned="1" table:style-name="ce7">
            <text:p>3,960</text:p>
          </table:table-cell>
          <table:covered-table-cell/>
          <table:table-cell office:value-type="float" office:value="44227137" table:style-name="ce4">
            <text:p>44,227,137</text:p>
          </table:table-cell>
          <table:table-cell office:value-type="float" office:value="13588822" table:style-name="ce4">
            <text:p>13,588,822</text:p>
          </table:table-cell>
          <table:table-cell office:value-type="float" office:value="57916667" table:style-name="ce4">
            <text:p>57,916,66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飯店</text:p>
          </table:table-cell>
          <table:covered-table-cell table:number-columns-repeated="4"/>
          <table:table-cell office:value-type="string" office:string-value="台南大飯店" table:formula="of:=SUBSTITUTE([.A103];&quot;*&quot;;&quot;&quot;)" table:style-name="ce2">
            <text:p>台南大飯店</text:p>
          </table:table-cell>
          <table:table-cell office:value-type="string" table:style-name="ce2">
            <text:p>Others</text:p>
          </table:table-cell>
          <table:table-cell office:value-type="float" office:value="152" table:style-name="ce4">
            <text:p>152</text:p>
          </table:table-cell>
          <table:table-cell office:value-type="float" office:value="2442" table:number-columns-spanned="2" table:number-rows-spanned="1" table:style-name="ce7">
            <text:p>2,442</text:p>
          </table:table-cell>
          <table:covered-table-cell/>
          <table:table-cell office:value-type="percentage" office:value="0.51825127334465193" table:style-name="ce5">
            <text:p>51.83%</text:p>
          </table:table-cell>
          <table:table-cell office:value-type="float" office:value="2053.4492219492222" table:number-columns-spanned="2" table:number-rows-spanned="1" table:style-name="ce7">
            <text:p>2,053</text:p>
          </table:table-cell>
          <table:covered-table-cell/>
          <table:table-cell office:value-type="float" office:value="5014523" table:style-name="ce4">
            <text:p>5,014,523</text:p>
          </table:table-cell>
          <table:table-cell office:value-type="float" office:value="9185166" table:style-name="ce4">
            <text:p>9,185,166</text:p>
          </table:table-cell>
          <table:table-cell office:value-type="float" office:value="15594445" table:style-name="ce4">
            <text:p>15,594,445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大億麗緻酒店</text:p>
          </table:table-cell>
          <table:covered-table-cell table:number-columns-repeated="4"/>
          <table:table-cell office:value-type="string" office:string-value="大億麗緻酒店" table:formula="of:=SUBSTITUTE([.A104];&quot;*&quot;;&quot;&quot;)" table:style-name="ce2">
            <text:p>大億麗緻酒店</text:p>
          </table:table-cell>
          <table:table-cell office:value-type="string" table:style-name="ce2">
            <text:p>Others</text:p>
          </table:table-cell>
          <table:table-cell office:value-type="float" office:value="315" table:style-name="ce4">
            <text:p>315</text:p>
          </table:table-cell>
          <table:table-cell office:value-type="float" office:value="6151" table:number-columns-spanned="2" table:number-rows-spanned="1" table:style-name="ce7">
            <text:p>6,151</text:p>
          </table:table-cell>
          <table:covered-table-cell/>
          <table:table-cell office:value-type="percentage" office:value="0.62990271377368157" table:style-name="ce5">
            <text:p>62.99%</text:p>
          </table:table-cell>
          <table:table-cell office:value-type="float" office:value="3163.5886847667048" table:number-columns-spanned="2" table:number-rows-spanned="1" table:style-name="ce7">
            <text:p>3,164</text:p>
          </table:table-cell>
          <table:covered-table-cell/>
          <table:table-cell office:value-type="float" office:value="19459234" table:style-name="ce4">
            <text:p>19,459,234</text:p>
          </table:table-cell>
          <table:table-cell office:value-type="float" office:value="27618128" table:style-name="ce4">
            <text:p>27,618,128</text:p>
          </table:table-cell>
          <table:table-cell office:value-type="float" office:value="53192191" table:style-name="ce4">
            <text:p>53,192,19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糖長榮酒店(台南)</text:p>
          </table:table-cell>
          <table:covered-table-cell table:number-columns-repeated="4"/>
          <table:table-cell office:value-type="string" office:string-value="台糖長榮酒店(台南)" table:formula="of:=SUBSTITUTE([.A105];&quot;*&quot;;&quot;&quot;)" table:style-name="ce2">
            <text:p>台糖長榮酒店(台南)</text:p>
          </table:table-cell>
          <table:table-cell office:value-type="string" table:style-name="ce2">
            <text:p>Others</text:p>
          </table:table-cell>
          <table:table-cell office:value-type="float" office:value="197" table:style-name="ce4">
            <text:p>197</text:p>
          </table:table-cell>
          <table:table-cell office:value-type="float" office:value="4575" table:number-columns-spanned="2" table:number-rows-spanned="1" table:style-name="ce7">
            <text:p>4,575</text:p>
          </table:table-cell>
          <table:covered-table-cell/>
          <table:table-cell office:value-type="percentage" office:value="0.74914033076797115" table:style-name="ce5">
            <text:p>74.91%</text:p>
          </table:table-cell>
          <table:table-cell office:value-type="float" office:value="2755.0078688524591" table:number-columns-spanned="2" table:number-rows-spanned="1" table:style-name="ce7">
            <text:p>2,755</text:p>
          </table:table-cell>
          <table:covered-table-cell/>
          <table:table-cell office:value-type="float" office:value="12604161" table:style-name="ce4">
            <text:p>12,604,161</text:p>
          </table:table-cell>
          <table:table-cell office:value-type="float" office:value="17942375" table:style-name="ce4">
            <text:p>17,942,375</text:p>
          </table:table-cell>
          <table:table-cell office:value-type="float" office:value="31701210" table:style-name="ce4">
            <text:p>31,701,2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香格里拉台南遠東國際大飯店</text:p>
          </table:table-cell>
          <table:covered-table-cell table:number-columns-repeated="4"/>
          <table:table-cell office:value-type="string" office:string-value="香格里拉台南遠東國際大飯店" table:formula="of:=SUBSTITUTE([.A106];&quot;*&quot;;&quot;&quot;)" table:style-name="ce2">
            <text:p>香格里拉台南遠東國際大飯店</text:p>
          </table:table-cell>
          <table:table-cell office:value-type="string" table:style-name="ce2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7185" table:number-columns-spanned="2" table:number-rows-spanned="1" table:style-name="ce7">
            <text:p>7,185</text:p>
          </table:table-cell>
          <table:covered-table-cell/>
          <table:table-cell office:value-type="percentage" office:value="0.70022414969301239" table:style-name="ce5">
            <text:p>70.02%</text:p>
          </table:table-cell>
          <table:table-cell office:value-type="float" office:value="3608.3116214335419" table:number-columns-spanned="2" table:number-rows-spanned="1" table:style-name="ce7">
            <text:p>3,608</text:p>
          </table:table-cell>
          <table:covered-table-cell/>
          <table:table-cell office:value-type="float" office:value="25925719" table:style-name="ce4">
            <text:p>25,925,719</text:p>
          </table:table-cell>
          <table:table-cell office:value-type="float" office:value="23639776" table:style-name="ce4">
            <text:p>23,639,776</text:p>
          </table:table-cell>
          <table:table-cell office:value-type="float" office:value="55464193" table:style-name="ce4">
            <text:p>55,464,19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台南大員皇冠假日酒店</text:p>
          </table:table-cell>
          <table:covered-table-cell table:number-columns-repeated="4"/>
          <table:table-cell office:value-type="string" office:string-value="台南大員皇冠假日酒店" table:formula="of:=SUBSTITUTE([.A107];&quot;*&quot;;&quot;&quot;)" table:style-name="ce2">
            <text:p>台南大員皇冠假日酒店</text:p>
          </table:table-cell>
          <table:table-cell office:value-type="string" table:style-name="ce2">
            <text:p>Others</text:p>
          </table:table-cell>
          <table:table-cell office:value-type="float" office:value="231" table:style-name="ce4">
            <text:p>231</text:p>
          </table:table-cell>
          <table:table-cell office:value-type="float" office:value="3912" table:number-columns-spanned="2" table:number-rows-spanned="1" table:style-name="ce7">
            <text:p>3,912</text:p>
          </table:table-cell>
          <table:covered-table-cell/>
          <table:table-cell office:value-type="percentage" office:value="0.5462924172601592" table:style-name="ce5">
            <text:p>54.63%</text:p>
          </table:table-cell>
          <table:table-cell office:value-type="float" office:value="3136.554192229039" table:number-columns-spanned="2" table:number-rows-spanned="1" table:style-name="ce7">
            <text:p>3,137</text:p>
          </table:table-cell>
          <table:covered-table-cell/>
          <table:table-cell office:value-type="float" office:value="12270200" table:style-name="ce4">
            <text:p>12,270,200</text:p>
          </table:table-cell>
          <table:table-cell office:value-type="float" office:value="14564048" table:style-name="ce4">
            <text:p>14,564,048</text:p>
          </table:table-cell>
          <table:table-cell office:value-type="float" office:value="29514143" table:style-name="ce4">
            <text:p>29,514,14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蘭城晶英酒店</text:p>
          </table:table-cell>
          <table:covered-table-cell table:number-columns-repeated="4"/>
          <table:table-cell office:value-type="string" office:string-value="蘭城晶英酒店" table:formula="of:=SUBSTITUTE([.A108];&quot;*&quot;;&quot;&quot;)" table:style-name="ce2">
            <text:p>蘭城晶英酒店</text:p>
          </table:table-cell>
          <table:table-cell office:value-type="string" table:style-name="ce2">
            <text:p>Others</text:p>
          </table:table-cell>
          <table:table-cell office:value-type="float" office:value="193" table:style-name="ce4">
            <text:p>193</text:p>
          </table:table-cell>
          <table:table-cell office:value-type="float" office:value="5394" table:number-columns-spanned="2" table:number-rows-spanned="1" table:style-name="ce7">
            <text:p>5,394</text:p>
          </table:table-cell>
          <table:covered-table-cell/>
          <table:table-cell office:value-type="percentage" office:value="0.9015544041450777" table:style-name="ce5">
            <text:p>90.16%</text:p>
          </table:table-cell>
          <table:table-cell office:value-type="float" office:value="9723.5376344086017" table:number-columns-spanned="2" table:number-rows-spanned="1" table:style-name="ce7">
            <text:p>9,724</text:p>
          </table:table-cell>
          <table:covered-table-cell/>
          <table:table-cell office:value-type="float" office:value="52448762" table:style-name="ce4">
            <text:p>52,448,762</text:p>
          </table:table-cell>
          <table:table-cell office:value-type="float" office:value="44453974" table:style-name="ce4">
            <text:p>44,453,974</text:p>
          </table:table-cell>
          <table:table-cell office:value-type="float" office:value="108392410" table:style-name="ce4">
            <text:p>108,392,41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長榮鳳凰酒店(礁溪)</text:p>
          </table:table-cell>
          <table:covered-table-cell table:number-columns-repeated="4"/>
          <table:table-cell office:value-type="string" office:string-value="長榮鳳凰酒店(礁溪)" table:formula="of:=SUBSTITUTE([.A109];&quot;*&quot;;&quot;&quot;)" table:style-name="ce2">
            <text:p>長榮鳳凰酒店(礁溪)</text:p>
          </table:table-cell>
          <table:table-cell office:value-type="string" table:style-name="ce2">
            <text:p>Others</text:p>
          </table:table-cell>
          <table:table-cell office:value-type="float" office:value="231" table:style-name="ce4">
            <text:p>231</text:p>
          </table:table-cell>
          <table:table-cell office:value-type="float" office:value="6094" table:number-columns-spanned="2" table:number-rows-spanned="1" table:style-name="ce7">
            <text:p>6,094</text:p>
          </table:table-cell>
          <table:covered-table-cell/>
          <table:table-cell office:value-type="percentage" office:value="0.85099846390168976" table:style-name="ce5">
            <text:p>85.10%</text:p>
          </table:table-cell>
          <table:table-cell office:value-type="float" office:value="5672.876271742698" table:number-columns-spanned="2" table:number-rows-spanned="1" table:style-name="ce7">
            <text:p>5,673</text:p>
          </table:table-cell>
          <table:covered-table-cell/>
          <table:table-cell office:value-type="float" office:value="34570508" table:style-name="ce4">
            <text:p>34,570,508</text:p>
          </table:table-cell>
          <table:table-cell office:value-type="float" office:value="20540239" table:style-name="ce4">
            <text:p>20,540,239</text:p>
          </table:table-cell>
          <table:table-cell office:value-type="float" office:value="62440794" table:style-name="ce4">
            <text:p>62,440,79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綠舞國際觀光飯店</text:p>
          </table:table-cell>
          <table:covered-table-cell table:number-columns-repeated="4"/>
          <table:table-cell office:value-type="string" office:string-value="綠舞國際觀光飯店" table:formula="of:=SUBSTITUTE([.A110];&quot;*&quot;;&quot;&quot;)" table:style-name="ce2">
            <text:p>綠舞國際觀光飯店</text:p>
          </table:table-cell>
          <table:table-cell office:value-type="string" table:style-name="ce2">
            <text:p>Others</text:p>
          </table:table-cell>
          <table:table-cell office:value-type="float" office:value="104" table:style-name="ce4">
            <text:p>104</text:p>
          </table:table-cell>
          <table:table-cell office:value-type="float" office:value="1124" table:number-columns-spanned="2" table:number-rows-spanned="1" table:style-name="ce7">
            <text:p>1,124</text:p>
          </table:table-cell>
          <table:covered-table-cell/>
          <table:table-cell office:value-type="percentage" office:value="0.34863523573200988" table:style-name="ce5">
            <text:p>34.86%</text:p>
          </table:table-cell>
          <table:table-cell office:value-type="float" office:value="5889.8629893238431" table:number-columns-spanned="2" table:number-rows-spanned="1" table:style-name="ce7">
            <text:p>5,890</text:p>
          </table:table-cell>
          <table:covered-table-cell/>
          <table:table-cell office:value-type="float" office:value="6620206" table:style-name="ce4">
            <text:p>6,620,206</text:p>
          </table:table-cell>
          <table:table-cell office:value-type="float" office:value="3311259" table:style-name="ce4">
            <text:p>3,311,259</text:p>
          </table:table-cell>
          <table:table-cell office:value-type="float" office:value="11074432" table:style-name="ce4">
            <text:p>11,074,432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麒麟大飯店</text:p>
          </table:table-cell>
          <table:covered-table-cell table:number-columns-repeated="4"/>
          <table:table-cell office:value-type="string" office:string-value="麒麟大飯店" table:formula="of:=SUBSTITUTE([.A111];&quot;*&quot;;&quot;&quot;)" table:style-name="ce2">
            <text:p>麒麟大飯店</text:p>
          </table:table-cell>
          <table:table-cell office:value-type="string" table:style-name="ce2">
            <text:p>Others</text:p>
          </table:table-cell>
          <table:table-cell office:value-type="float" office:value="167" table:style-name="ce4">
            <text:p>167</text:p>
          </table:table-cell>
          <table:table-cell office:value-type="float" office:value="1753" table:number-columns-spanned="2" table:number-rows-spanned="1" table:style-name="ce7">
            <text:p>1,753</text:p>
          </table:table-cell>
          <table:covered-table-cell/>
          <table:table-cell office:value-type="percentage" office:value="0.33861309638786941" table:style-name="ce5">
            <text:p>33.86%</text:p>
          </table:table-cell>
          <table:table-cell office:value-type="float" office:value="3140.155733029093" table:number-columns-spanned="2" table:number-rows-spanned="1" table:style-name="ce7">
            <text:p>3,140</text:p>
          </table:table-cell>
          <table:covered-table-cell/>
          <table:table-cell office:value-type="float" office:value="5504693" table:style-name="ce4">
            <text:p>5,504,693</text:p>
          </table:table-cell>
          <table:table-cell office:value-type="float" office:value="1727750" table:style-name="ce4">
            <text:p>1,727,750</text:p>
          </table:table-cell>
          <table:table-cell office:value-type="float" office:value="7496349" table:style-name="ce4">
            <text:p>7,496,34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娜路彎大酒店</text:p>
          </table:table-cell>
          <table:covered-table-cell table:number-columns-repeated="4"/>
          <table:table-cell office:value-type="string" office:string-value="娜路彎大酒店" table:formula="of:=SUBSTITUTE([.A112];&quot;*&quot;;&quot;&quot;)" table:style-name="ce2">
            <text:p>娜路彎大酒店</text:p>
          </table:table-cell>
          <table:table-cell office:value-type="string" table:style-name="ce2">
            <text:p>Others</text:p>
          </table:table-cell>
          <table:table-cell office:value-type="float" office:value="276" table:style-name="ce4">
            <text:p>276</text:p>
          </table:table-cell>
          <table:table-cell office:value-type="float" office:value="6015" table:number-columns-spanned="2" table:number-rows-spanned="1" table:style-name="ce7">
            <text:p>6,015</text:p>
          </table:table-cell>
          <table:covered-table-cell/>
          <table:table-cell office:value-type="percentage" office:value="0.70301542776998593" table:style-name="ce5">
            <text:p>70.30%</text:p>
          </table:table-cell>
          <table:table-cell office:value-type="float" office:value="3969.907564422278" table:number-columns-spanned="2" table:number-rows-spanned="1" table:style-name="ce7">
            <text:p>3,970</text:p>
          </table:table-cell>
          <table:covered-table-cell/>
          <table:table-cell office:value-type="float" office:value="23878994" table:style-name="ce4">
            <text:p>23,878,994</text:p>
          </table:table-cell>
          <table:table-cell office:value-type="float" office:value="14243020" table:style-name="ce4">
            <text:p>14,243,020</text:p>
          </table:table-cell>
          <table:table-cell office:value-type="float" office:value="45434269" table:style-name="ce4">
            <text:p>45,434,26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樂樂日暉溫泉酒店</text:p>
          </table:table-cell>
          <table:covered-table-cell table:number-columns-repeated="4"/>
          <table:table-cell office:value-type="string" office:string-value="樂樂日暉溫泉酒店" table:formula="of:=SUBSTITUTE([.A113];&quot;*&quot;;&quot;&quot;)" table:style-name="ce2">
            <text:p>樂樂日暉溫泉酒店</text:p>
          </table:table-cell>
          <table:table-cell office:value-type="string" table:style-name="ce2">
            <text:p>Others</text:p>
          </table:table-cell>
          <table:table-cell office:value-type="float" office:value="48" table:style-name="ce4">
            <text:p>48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percentage" office:value="0" table:style-name="ce5">
            <text:p>0.00%</text:p>
          </table:table-cell>
          <table:table-cell office:value-type="float" office:value="0" table:number-columns-spanned="2" table:number-rows-spanned="1" table:style-name="ce7">
            <text:p>0</text:p>
          </table:table-cell>
          <table:covered-table-cell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耐斯王子大飯店</text:p>
          </table:table-cell>
          <table:covered-table-cell table:number-columns-repeated="4"/>
          <table:table-cell office:value-type="string" office:string-value="耐斯王子大飯店" table:formula="of:=SUBSTITUTE([.A114];&quot;*&quot;;&quot;&quot;)" table:style-name="ce2">
            <text:p>耐斯王子大飯店</text:p>
          </table:table-cell>
          <table:table-cell office:value-type="string" table:style-name="ce2">
            <text:p>Others</text:p>
          </table:table-cell>
          <table:table-cell office:value-type="float" office:value="245" table:style-name="ce4">
            <text:p>245</text:p>
          </table:table-cell>
          <table:table-cell office:value-type="float" office:value="4556" table:number-columns-spanned="2" table:number-rows-spanned="1" table:style-name="ce7">
            <text:p>4,556</text:p>
          </table:table-cell>
          <table:covered-table-cell/>
          <table:table-cell office:value-type="percentage" office:value="0.59986833443054643" table:style-name="ce5">
            <text:p>59.99%</text:p>
          </table:table-cell>
          <table:table-cell office:value-type="float" office:value="2293.1733977172962" table:number-columns-spanned="2" table:number-rows-spanned="1" table:style-name="ce7">
            <text:p>2,293</text:p>
          </table:table-cell>
          <table:covered-table-cell/>
          <table:table-cell office:value-type="float" office:value="10447698" table:style-name="ce4">
            <text:p>10,447,698</text:p>
          </table:table-cell>
          <table:table-cell office:value-type="float" office:value="14450733" table:style-name="ce4">
            <text:p>14,450,733</text:p>
          </table:table-cell>
          <table:table-cell office:value-type="float" office:value="26191027" table:style-name="ce4">
            <text:p>26,191,02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澎湖福朋喜來登酒店</text:p>
          </table:table-cell>
          <table:covered-table-cell table:number-columns-repeated="4"/>
          <table:table-cell office:value-type="string" office:string-value="澎湖福朋喜來登酒店" table:formula="of:=SUBSTITUTE([.A115];&quot;*&quot;;&quot;&quot;)" table:style-name="ce2">
            <text:p>澎湖福朋喜來登酒店</text:p>
          </table:table-cell>
          <table:table-cell office:value-type="string" table:style-name="ce2">
            <text:p>Others</text:p>
          </table:table-cell>
          <table:table-cell office:value-type="float" office:value="331" table:style-name="ce4">
            <text:p>331</text:p>
          </table:table-cell>
          <table:table-cell office:value-type="float" office:value="5469" table:number-columns-spanned="2" table:number-rows-spanned="1" table:style-name="ce7">
            <text:p>5,469</text:p>
          </table:table-cell>
          <table:covered-table-cell/>
          <table:table-cell office:value-type="percentage" office:value="0.53298898742812595" table:style-name="ce5">
            <text:p>53.30%</text:p>
          </table:table-cell>
          <table:table-cell office:value-type="float" office:value="2957.5622600109709" table:number-columns-spanned="2" table:number-rows-spanned="1" table:style-name="ce7">
            <text:p>2,958</text:p>
          </table:table-cell>
          <table:covered-table-cell/>
          <table:table-cell office:value-type="float" office:value="16174908" table:style-name="ce4">
            <text:p>16,174,908</text:p>
          </table:table-cell>
          <table:table-cell office:value-type="float" office:value="15432208" table:style-name="ce4">
            <text:p>15,432,208</text:p>
          </table:table-cell>
          <table:table-cell office:value-type="float" office:value="35230878" table:style-name="ce4">
            <text:p>35,230,878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瓏山林台北中和飯店</text:p>
          </table:table-cell>
          <table:covered-table-cell table:number-columns-repeated="4"/>
          <table:table-cell office:value-type="string" office:string-value="瓏山林台北中和飯店" table:formula="of:=SUBSTITUTE([.A116];&quot;*&quot;;&quot;&quot;)" table:style-name="ce2">
            <text:p>瓏山林台北中和飯店</text:p>
          </table:table-cell>
          <table:table-cell office:value-type="string" table:style-name="ce2">
            <text:p>Others</text:p>
          </table:table-cell>
          <table:table-cell office:value-type="float" office:value="126" table:style-name="ce4">
            <text:p>126</text:p>
          </table:table-cell>
          <table:table-cell office:value-type="float" office:value="1337" table:number-columns-spanned="2" table:number-rows-spanned="1" table:style-name="ce7">
            <text:p>1,337</text:p>
          </table:table-cell>
          <table:covered-table-cell/>
          <table:table-cell office:value-type="percentage" office:value="0.34229390681003591" table:style-name="ce5">
            <text:p>34.23%</text:p>
          </table:table-cell>
          <table:table-cell office:value-type="float" office:value="2520.7165295437549" table:number-columns-spanned="2" table:number-rows-spanned="1" table:style-name="ce7">
            <text:p>2,521</text:p>
          </table:table-cell>
          <table:covered-table-cell/>
          <table:table-cell office:value-type="float" office:value="3370198" table:style-name="ce4">
            <text:p>3,370,198</text:p>
          </table:table-cell>
          <table:table-cell office:value-type="float" office:value="2546976" table:style-name="ce4">
            <text:p>2,546,976</text:p>
          </table:table-cell>
          <table:table-cell office:value-type="float" office:value="6816299" table:style-name="ce4">
            <text:p>6,816,2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和昇帝景飯店</text:p>
          </table:table-cell>
          <table:covered-table-cell table:number-columns-repeated="4"/>
          <table:table-cell office:value-type="string" office:string-value="和昇帝景飯店" table:formula="of:=SUBSTITUTE([.A117];&quot;*&quot;;&quot;&quot;)" table:style-name="ce2">
            <text:p>和昇帝景飯店</text:p>
          </table:table-cell>
          <table:table-cell office:value-type="string" table:style-name="ce2">
            <text:p>Others</text:p>
          </table:table-cell>
          <table:table-cell office:value-type="float" office:value="60" table:style-name="ce4">
            <text:p>60</text:p>
          </table:table-cell>
          <table:table-cell office:value-type="float" office:value="747" table:number-columns-spanned="2" table:number-rows-spanned="1" table:style-name="ce7">
            <text:p>747</text:p>
          </table:table-cell>
          <table:covered-table-cell/>
          <table:table-cell office:value-type="percentage" office:value="0.40161290322580651" table:style-name="ce5">
            <text:p>40.16%</text:p>
          </table:table-cell>
          <table:table-cell office:value-type="float" office:value="2377.1673360107088" table:number-columns-spanned="2" table:number-rows-spanned="1" table:style-name="ce7">
            <text:p>2,377</text:p>
          </table:table-cell>
          <table:covered-table-cell/>
          <table:table-cell office:value-type="float" office:value="1775744" table:style-name="ce4">
            <text:p>1,775,744</text:p>
          </table:table-cell>
          <table:table-cell office:value-type="float" office:value="2760" table:style-name="ce4">
            <text:p>2,760</text:p>
          </table:table-cell>
          <table:table-cell office:value-type="float" office:value="1778504" table:style-name="ce4">
            <text:p>1,778,50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碧特弗大飯店</text:p>
          </table:table-cell>
          <table:covered-table-cell table:number-columns-repeated="4"/>
          <table:table-cell office:value-type="string" office:string-value="碧特弗大飯店" table:formula="of:=SUBSTITUTE([.A118];&quot;*&quot;;&quot;&quot;)" table:style-name="ce2">
            <text:p>碧特弗大飯店</text:p>
          </table:table-cell>
          <table:table-cell office:value-type="string" table:style-name="ce2">
            <text:p>Others</text:p>
          </table:table-cell>
          <table:table-cell office:value-type="float" office:value="54" table:style-name="ce4">
            <text:p>54</text:p>
          </table:table-cell>
          <table:table-cell office:value-type="float" office:value="511" table:number-columns-spanned="2" table:number-rows-spanned="1" table:style-name="ce7">
            <text:p>511</text:p>
          </table:table-cell>
          <table:covered-table-cell/>
          <table:table-cell office:value-type="percentage" office:value="0.30525686977299882" table:style-name="ce5">
            <text:p>30.53%</text:p>
          </table:table-cell>
          <table:table-cell office:value-type="float" office:value="2228.317025440313" table:number-columns-spanned="2" table:number-rows-spanned="1" table:style-name="ce7">
            <text:p>2,228</text:p>
          </table:table-cell>
          <table:covered-table-cell/>
          <table:table-cell office:value-type="float" office:value="1138670" table:style-name="ce4">
            <text:p>1,138,670</text:p>
          </table:table-cell>
          <table:table-cell office:value-type="float" office:value="61247" table:style-name="ce4">
            <text:p>61,247</text:p>
          </table:table-cell>
          <table:table-cell office:value-type="float" office:value="1199917" table:style-name="ce4">
            <text:p>1,199,9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美麗春天大飯店</text:p>
          </table:table-cell>
          <table:covered-table-cell table:number-columns-repeated="4"/>
          <table:table-cell office:value-type="string" office:string-value="美麗春天大飯店" table:formula="of:=SUBSTITUTE([.A119];&quot;*&quot;;&quot;&quot;)" table:style-name="ce2">
            <text:p>美麗春天大飯店</text:p>
          </table:table-cell>
          <table:table-cell office:value-type="string" table:style-name="ce2">
            <text:p>Others</text:p>
          </table:table-cell>
          <table:table-cell office:value-type="float" office:value="34" table:style-name="ce4">
            <text:p>34</text:p>
          </table:table-cell>
          <table:table-cell office:value-type="float" office:value="321" table:number-columns-spanned="2" table:number-rows-spanned="1" table:style-name="ce7">
            <text:p>321</text:p>
          </table:table-cell>
          <table:covered-table-cell/>
          <table:table-cell office:value-type="percentage" office:value="0.3045540796963947" table:style-name="ce5">
            <text:p>30.46%</text:p>
          </table:table-cell>
          <table:table-cell office:value-type="float" office:value="2258.401869158879" table:number-columns-spanned="2" table:number-rows-spanned="1" table:style-name="ce7">
            <text:p>2,258</text:p>
          </table:table-cell>
          <table:covered-table-cell/>
          <table:table-cell office:value-type="float" office:value="724947" table:style-name="ce4">
            <text:p>724,947</text:p>
          </table:table-cell>
          <table:table-cell office:value-type="float" office:value="81189" table:style-name="ce4">
            <text:p>81,189</text:p>
          </table:table-cell>
          <table:table-cell office:value-type="float" office:value="806136" table:style-name="ce4">
            <text:p>806,136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遠百企業觀光旅館</text:p>
          </table:table-cell>
          <table:covered-table-cell table:number-columns-repeated="4"/>
          <table:table-cell office:value-type="string" office:string-value="遠百企業觀光旅館" table:formula="of:=SUBSTITUTE([.A120];&quot;*&quot;;&quot;&quot;)" table:style-name="ce2">
            <text:p>遠百企業觀光旅館</text:p>
          </table:table-cell>
          <table:table-cell office:value-type="string" table:style-name="ce2">
            <text:p>Others</text:p>
          </table:table-cell>
          <table:table-cell office:value-type="float" office:value="40" table:style-name="ce4">
            <text:p>40</text:p>
          </table:table-cell>
          <table:table-cell office:value-type="float" office:value="76" table:number-columns-spanned="2" table:number-rows-spanned="1" table:style-name="ce7">
            <text:p>76</text:p>
          </table:table-cell>
          <table:covered-table-cell/>
          <table:table-cell office:value-type="percentage" office:value="6.1290322580645158E-2" table:style-name="ce5">
            <text:p>6.13%</text:p>
          </table:table-cell>
          <table:table-cell office:value-type="float" office:value="1000" table:number-columns-spanned="2" table:number-rows-spanned="1" table:style-name="ce7">
            <text:p>1,000</text:p>
          </table:table-cell>
          <table:covered-table-cell/>
          <table:table-cell office:value-type="float" office:value="76000" table:style-name="ce4">
            <text:p>76,000</text:p>
          </table:table-cell>
          <table:table-cell office:value-type="float" office:value="0" table:style-name="ce4">
            <text:p>0</text:p>
          </table:table-cell>
          <table:table-cell office:value-type="float" office:value="76000" table:style-name="ce4">
            <text:p>76,00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幼獅大飯店</text:p>
          </table:table-cell>
          <table:covered-table-cell table:number-columns-repeated="4"/>
          <table:table-cell office:value-type="string" office:string-value="幼獅大飯店" table:formula="of:=SUBSTITUTE([.A121];&quot;*&quot;;&quot;&quot;)" table:style-name="ce2">
            <text:p>幼獅大飯店</text:p>
          </table:table-cell>
          <table:table-cell office:value-type="string" table:style-name="ce2">
            <text:p>Others</text:p>
          </table:table-cell>
          <table:table-cell office:value-type="float" office:value="53" table:style-name="ce4">
            <text:p>53</text:p>
          </table:table-cell>
          <table:table-cell office:value-type="float" office:value="60" table:number-columns-spanned="2" table:number-rows-spanned="1" table:style-name="ce7">
            <text:p>60</text:p>
          </table:table-cell>
          <table:covered-table-cell/>
          <table:table-cell office:value-type="percentage" office:value="3.6518563603164952E-2" table:style-name="ce5">
            <text:p>3.65%</text:p>
          </table:table-cell>
          <table:table-cell office:value-type="float" office:value="8725" table:number-columns-spanned="2" table:number-rows-spanned="1" table:style-name="ce7">
            <text:p>8,725</text:p>
          </table:table-cell>
          <table:covered-table-cell/>
          <table:table-cell office:value-type="float" office:value="523500" table:style-name="ce4">
            <text:p>523,500</text:p>
          </table:table-cell>
          <table:table-cell office:value-type="float" office:value="0" table:style-name="ce4">
            <text:p>0</text:p>
          </table:table-cell>
          <table:table-cell office:value-type="float" office:value="566060" table:style-name="ce4">
            <text:p>566,060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山泉大飯店</text:p>
          </table:table-cell>
          <table:covered-table-cell table:number-columns-repeated="4"/>
          <table:table-cell office:value-type="string" office:string-value="山泉大飯店" table:formula="of:=SUBSTITUTE([.A122];&quot;*&quot;;&quot;&quot;)" table:style-name="ce2">
            <text:p>山泉大飯店</text:p>
          </table:table-cell>
          <table:table-cell office:value-type="string" table:style-name="ce2">
            <text:p>Others</text:p>
          </table:table-cell>
          <table:table-cell office:value-type="float" office:value="167" table:style-name="ce4">
            <text:p>167</text:p>
          </table:table-cell>
          <table:table-cell office:value-type="float" office:value="1788" table:number-columns-spanned="2" table:number-rows-spanned="1" table:style-name="ce7">
            <text:p>1,788</text:p>
          </table:table-cell>
          <table:covered-table-cell/>
          <table:table-cell office:value-type="percentage" office:value="0.34537376859184848" table:style-name="ce5">
            <text:p>34.54%</text:p>
          </table:table-cell>
          <table:table-cell office:value-type="float" office:value="2064.9563758389259" table:number-columns-spanned="2" table:number-rows-spanned="1" table:style-name="ce7">
            <text:p>2,065</text:p>
          </table:table-cell>
          <table:covered-table-cell/>
          <table:table-cell office:value-type="float" office:value="3692142" table:style-name="ce4">
            <text:p>3,692,142</text:p>
          </table:table-cell>
          <table:table-cell office:value-type="float" office:value="649606" table:style-name="ce4">
            <text:p>649,606</text:p>
          </table:table-cell>
          <table:table-cell office:value-type="float" office:value="4570261" table:style-name="ce4">
            <text:p>4,570,261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悅川酒店</text:p>
          </table:table-cell>
          <table:covered-table-cell table:number-columns-repeated="4"/>
          <table:table-cell office:value-type="string" office:string-value="悅川酒店" table:formula="of:=SUBSTITUTE([.A123];&quot;*&quot;;&quot;&quot;)" table:style-name="ce2">
            <text:p>悅川酒店</text:p>
          </table:table-cell>
          <table:table-cell office:value-type="string" table:style-name="ce2">
            <text:p>Others</text:p>
          </table:table-cell>
          <table:table-cell office:value-type="float" office:value="103" table:style-name="ce4">
            <text:p>103</text:p>
          </table:table-cell>
          <table:table-cell office:value-type="float" office:value="2582" table:number-columns-spanned="2" table:number-rows-spanned="1" table:style-name="ce7">
            <text:p>2,582</text:p>
          </table:table-cell>
          <table:covered-table-cell/>
          <table:table-cell office:value-type="percentage" office:value="0.80864390854995305" table:style-name="ce5">
            <text:p>80.86%</text:p>
          </table:table-cell>
          <table:table-cell office:value-type="float" office:value="3955.0143299767619" table:number-columns-spanned="2" table:number-rows-spanned="1" table:style-name="ce7">
            <text:p>3,955</text:p>
          </table:table-cell>
          <table:covered-table-cell/>
          <table:table-cell office:value-type="float" office:value="10211847" table:style-name="ce4">
            <text:p>10,211,847</text:p>
          </table:table-cell>
          <table:table-cell office:value-type="float" office:value="7658670" table:style-name="ce4">
            <text:p>7,658,670</text:p>
          </table:table-cell>
          <table:table-cell office:value-type="float" office:value="17870517" table:style-name="ce4">
            <text:p>17,870,517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台東桂田喜來登酒店</text:p>
          </table:table-cell>
          <table:covered-table-cell table:number-columns-repeated="4"/>
          <table:table-cell office:value-type="string" office:string-value="台東桂田喜來登酒店" table:formula="of:=SUBSTITUTE([.A124];&quot;*&quot;;&quot;&quot;)" table:style-name="ce2">
            <text:p>台東桂田喜來登酒店</text:p>
          </table:table-cell>
          <table:table-cell office:value-type="string" table:style-name="ce2">
            <text:p>Others</text:p>
          </table:table-cell>
          <table:table-cell office:value-type="float" office:value="278" table:style-name="ce4">
            <text:p>278</text:p>
          </table:table-cell>
          <table:table-cell office:value-type="float" office:value="4698" table:number-columns-spanned="2" table:number-rows-spanned="1" table:style-name="ce7">
            <text:p>4,698</text:p>
          </table:table-cell>
          <table:covered-table-cell/>
          <table:table-cell office:value-type="percentage" office:value="0.54513808308192158" table:style-name="ce5">
            <text:p>54.51%</text:p>
          </table:table-cell>
          <table:table-cell office:value-type="float" office:value="3119.4005959982969" table:number-columns-spanned="2" table:number-rows-spanned="1" table:style-name="ce7">
            <text:p>3,119</text:p>
          </table:table-cell>
          <table:covered-table-cell/>
          <table:table-cell office:value-type="float" office:value="14654944" table:style-name="ce4">
            <text:p>14,654,944</text:p>
          </table:table-cell>
          <table:table-cell office:value-type="float" office:value="13028838" table:style-name="ce4">
            <text:p>13,028,838</text:p>
          </table:table-cell>
          <table:table-cell office:value-type="float" office:value="28406123" table:style-name="ce4">
            <text:p>28,406,12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長榮桂冠酒店(基隆)</text:p>
          </table:table-cell>
          <table:covered-table-cell table:number-columns-repeated="4"/>
          <table:table-cell office:value-type="string" office:string-value="長榮桂冠酒店(基隆)" table:formula="of:=SUBSTITUTE([.A125];&quot;*&quot;;&quot;&quot;)" table:style-name="ce2">
            <text:p>長榮桂冠酒店(基隆)</text:p>
          </table:table-cell>
          <table:table-cell office:value-type="string" table:style-name="ce2">
            <text:p>Others</text:p>
          </table:table-cell>
          <table:table-cell office:value-type="float" office:value="140" table:style-name="ce4">
            <text:p>140</text:p>
          </table:table-cell>
          <table:table-cell office:value-type="float" office:value="3353" table:number-columns-spanned="2" table:number-rows-spanned="1" table:style-name="ce7">
            <text:p>3,353</text:p>
          </table:table-cell>
          <table:covered-table-cell/>
          <table:table-cell office:value-type="percentage" office:value="0.77258064516129032" table:style-name="ce5">
            <text:p>77.26%</text:p>
          </table:table-cell>
          <table:table-cell office:value-type="float" office:value="3112.8905457798992" table:number-columns-spanned="2" table:number-rows-spanned="1" table:style-name="ce7">
            <text:p>3,113</text:p>
          </table:table-cell>
          <table:covered-table-cell/>
          <table:table-cell office:value-type="float" office:value="10437522" table:style-name="ce4">
            <text:p>10,437,522</text:p>
          </table:table-cell>
          <table:table-cell office:value-type="float" office:value="6555719" table:style-name="ce4">
            <text:p>6,555,719</text:p>
          </table:table-cell>
          <table:table-cell office:value-type="float" office:value="20292003" table:style-name="ce4">
            <text:p>20,292,003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鈺通大飯店</text:p>
          </table:table-cell>
          <table:covered-table-cell table:number-columns-repeated="4"/>
          <table:table-cell office:value-type="string" office:string-value="鈺通大飯店" table:formula="of:=SUBSTITUTE([.A126];&quot;*&quot;;&quot;&quot;)" table:style-name="ce2">
            <text:p>鈺通大飯店</text:p>
          </table:table-cell>
          <table:table-cell office:value-type="string" table:style-name="ce2">
            <text:p>Others</text:p>
          </table:table-cell>
          <table:table-cell office:value-type="float" office:value="120" table:style-name="ce4">
            <text:p>120</text:p>
          </table:table-cell>
          <table:table-cell office:value-type="float" office:value="923" table:number-columns-spanned="2" table:number-rows-spanned="1" table:style-name="ce7">
            <text:p>923</text:p>
          </table:table-cell>
          <table:covered-table-cell/>
          <table:table-cell office:value-type="percentage" office:value="0.24811827956989249" table:style-name="ce5">
            <text:p>24.81%</text:p>
          </table:table-cell>
          <table:table-cell office:value-type="float" office:value="1701.2881906825569" table:number-columns-spanned="2" table:number-rows-spanned="1" table:style-name="ce7">
            <text:p>1,701</text:p>
          </table:table-cell>
          <table:covered-table-cell/>
          <table:table-cell office:value-type="float" office:value="1570289" table:style-name="ce4">
            <text:p>1,570,289</text:p>
          </table:table-cell>
          <table:table-cell office:value-type="float" office:value="3571370" table:style-name="ce4">
            <text:p>3,571,370</text:p>
          </table:table-cell>
          <table:table-cell office:value-type="float" office:value="5174024" table:style-name="ce4">
            <text:p>5,174,024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寶華大飯店</text:p>
          </table:table-cell>
          <table:covered-table-cell table:number-columns-repeated="4"/>
          <table:table-cell office:value-type="string" office:string-value="寶華大飯店" table:formula="of:=SUBSTITUTE([.A127];&quot;*&quot;;&quot;&quot;)" table:style-name="ce2">
            <text:p>寶華大飯店</text:p>
          </table:table-cell>
          <table:table-cell office:value-type="string" table:style-name="ce2">
            <text:p>Others</text:p>
          </table:table-cell>
          <table:table-cell office:value-type="float" office:value="78" table:style-name="ce4">
            <text:p>78</text:p>
          </table:table-cell>
          <table:table-cell office:value-type="float" office:value="503" table:number-columns-spanned="2" table:number-rows-spanned="1" table:style-name="ce7">
            <text:p>503</text:p>
          </table:table-cell>
          <table:covered-table-cell/>
          <table:table-cell office:value-type="percentage" office:value="0.20802315963606291" table:style-name="ce5">
            <text:p>20.80%</text:p>
          </table:table-cell>
          <table:table-cell office:value-type="float" office:value="2062.3439363817101" table:number-columns-spanned="2" table:number-rows-spanned="1" table:style-name="ce7">
            <text:p>2,062</text:p>
          </table:table-cell>
          <table:covered-table-cell/>
          <table:table-cell office:value-type="float" office:value="1037359" table:style-name="ce4">
            <text:p>1,037,359</text:p>
          </table:table-cell>
          <table:table-cell office:value-type="float" office:value="5640" table:style-name="ce4">
            <text:p>5,640</text:p>
          </table:table-cell>
          <table:table-cell office:value-type="float" office:value="1044999" table:style-name="ce4">
            <text:p>1,044,999</text:p>
          </table:table-cell>
          <table:table-cell table:number-columns-repeated="16368"/>
        </table:table-row>
        <table:table-row table:style-name="ro1">
          <table:table-cell office:value-type="string" table:number-columns-spanned="5" table:number-rows-spanned="1" table:style-name="ce6">
            <text:p>*陸島酒店</text:p>
          </table:table-cell>
          <table:covered-table-cell table:number-columns-repeated="4"/>
          <table:table-cell office:value-type="string" office:string-value="陸島酒店" table:formula="of:=SUBSTITUTE([.A128];&quot;*&quot;;&quot;&quot;)" table:style-name="ce2">
            <text:p>陸島酒店</text:p>
          </table:table-cell>
          <table:table-cell office:value-type="string" table:style-name="ce2">
            <text:p>Others</text:p>
          </table:table-cell>
          <table:table-cell office:value-type="float" office:value="47" table:style-name="ce4">
            <text:p>47</text:p>
          </table:table-cell>
          <table:table-cell office:value-type="float" office:value="495" table:number-columns-spanned="2" table:number-rows-spanned="1" table:style-name="ce7">
            <text:p>495</text:p>
          </table:table-cell>
          <table:covered-table-cell/>
          <table:table-cell office:value-type="percentage" office:value="0.33973919011667808" table:style-name="ce5">
            <text:p>33.97%</text:p>
          </table:table-cell>
          <table:table-cell office:value-type="float" office:value="1525.4888888888891" table:number-columns-spanned="2" table:number-rows-spanned="1" table:style-name="ce7">
            <text:p>1,525</text:p>
          </table:table-cell>
          <table:covered-table-cell/>
          <table:table-cell office:value-type="float" office:value="755117" table:style-name="ce4">
            <text:p>755,117</text:p>
          </table:table-cell>
          <table:table-cell office:value-type="float" office:value="74240" table:style-name="ce4">
            <text:p>74,240</text:p>
          </table:table-cell>
          <table:table-cell office:value-type="float" office:value="829557" table:style-name="ce4">
            <text:p>829,557</text:p>
          </table:table-cell>
          <table:table-cell table:number-columns-repeated="16368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4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title>Untitled Spreadsheet</dc:title>
    <dc:description/>
    <dc:subject/>
    <meta:initial-creator>Unknown Creator</meta:initial-creator>
    <dc:creator>emmayianpan</dc:creator>
    <meta:creation-date>2021-01-12T06:55:16Z</meta:creation-date>
    <dc:date>2021-03-24T17:44:23Z</dc:date>
  </office:meta>
</office:document-meta>
</file>